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Tahoma1" svg:font-family="Tahoma"/>
    <style:font-face style:name="SimSun1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542in" table:align="left" style:writing-mode="lr-tb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91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382in" fo:border="0.1pt solid #000000" style:writing-mode="lr-tb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6.9542in" table:align="left" style:writing-mode="lr-tb"/>
    </style:style>
    <style:style style:name="Table2.A" style:family="table-column">
      <style:table-column-properties style:column-width="3.4625in"/>
    </style:style>
    <style:style style:name="Table2.B" style:family="table-column">
      <style:table-column-properties style:column-width="3.491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382in" fo:border="0.1pt solid #000000" style:writing-mode="lr-tb"/>
    </style:style>
    <style:style style:name="Table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6.9542in" table:align="left" style:writing-mode="lr-tb"/>
    </style:style>
    <style:style style:name="Table3.A" style:family="table-column">
      <style:table-column-properties style:column-width="3.4625in"/>
    </style:style>
    <style:style style:name="Table3.B" style:family="table-column">
      <style:table-column-properties style:column-width="3.491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.B1" style:family="table-cell">
      <style:table-cell-properties style:vertical-align="top" fo:padding="0.0382in" fo:border="0.1pt solid #000000" style:writing-mode="lr-tb"/>
    </style:style>
    <style:style style:name="Table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6.95in" table:align="left" style:writing-mode="lr-tb"/>
    </style:style>
    <style:style style:name="Table4.A" style:family="table-column">
      <style:table-column-properties style:column-width="3.4625in"/>
    </style:style>
    <style:style style:name="Table4.B" style:family="table-column">
      <style:table-column-properties style:column-width="3.487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.B1" style:family="table-cell">
      <style:table-cell-properties style:vertical-align="top" fo:padding="0.0382in" fo:border="0.1pt solid #000000" style:writing-mode="lr-tb"/>
    </style:style>
    <style:style style:name="Table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" style:family="table">
      <style:table-properties style:width="6.95in" table:align="left" style:writing-mode="lr-tb"/>
    </style:style>
    <style:style style:name="Table5.A" style:family="table-column">
      <style:table-column-properties style:column-width="3.4625in"/>
    </style:style>
    <style:style style:name="Table5.B" style:family="table-column">
      <style:table-column-properties style:column-width="3.487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.B1" style:family="table-cell">
      <style:table-cell-properties style:vertical-align="top" fo:padding="0.0382in" fo:border="0.1pt solid #000000" style:writing-mode="lr-tb"/>
    </style:style>
    <style:style style:name="Table5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" style:family="table">
      <style:table-properties style:width="6.95in" table:align="left" style:writing-mode="lr-tb"/>
    </style:style>
    <style:style style:name="Table6.A" style:family="table-column">
      <style:table-column-properties style:column-width="3.4625in"/>
    </style:style>
    <style:style style:name="Table6.B" style:family="table-column">
      <style:table-column-properties style:column-width="3.487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6.B1" style:family="table-cell">
      <style:table-cell-properties style:vertical-align="top" fo:padding="0.0382in" fo:border="0.1pt solid #000000" style:writing-mode="lr-tb"/>
    </style:style>
    <style:style style:name="Table6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6.95in" table:align="left" style:writing-mode="lr-tb"/>
    </style:style>
    <style:style style:name="Table7.A" style:family="table-column">
      <style:table-column-properties style:column-width="3.4625in"/>
    </style:style>
    <style:style style:name="Table7.B" style:family="table-column">
      <style:table-column-properties style:column-width="3.487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7.B1" style:family="table-cell">
      <style:table-cell-properties style:vertical-align="top" fo:padding="0.0382in" fo:border="0.1pt solid #000000" style:writing-mode="lr-tb"/>
    </style:style>
    <style:style style:name="Table7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7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8" style:family="table">
      <style:table-properties style:width="6.9472in" table:align="left" style:writing-mode="lr-tb"/>
    </style:style>
    <style:style style:name="Table8.A" style:family="table-column">
      <style:table-column-properties style:column-width="3.4625in"/>
    </style:style>
    <style:style style:name="Table8.B" style:family="table-column">
      <style:table-column-properties style:column-width="3.4847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8.B1" style:family="table-cell">
      <style:table-cell-properties style:vertical-align="top" fo:padding="0.0382in" fo:border="0.1pt solid #000000" style:writing-mode="lr-tb"/>
    </style:style>
    <style:style style:name="Table8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9" style:family="table">
      <style:table-properties style:width="6.9472in" table:align="left" style:writing-mode="lr-tb"/>
    </style:style>
    <style:style style:name="Table9.A" style:family="table-column">
      <style:table-column-properties style:column-width="3.4625in"/>
    </style:style>
    <style:style style:name="Table9.B" style:family="table-column">
      <style:table-column-properties style:column-width="3.4847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9.B1" style:family="table-cell">
      <style:table-cell-properties style:vertical-align="top" fo:padding="0.0382in" fo:border="0.1pt solid #000000" style:writing-mode="lr-tb"/>
    </style:style>
    <style:style style:name="Table9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9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0" style:family="table">
      <style:table-properties style:width="6.9472in" table:align="left" style:writing-mode="lr-tb"/>
    </style:style>
    <style:style style:name="Table10.A" style:family="table-column">
      <style:table-column-properties style:column-width="3.4625in"/>
    </style:style>
    <style:style style:name="Table10.B" style:family="table-column">
      <style:table-column-properties style:column-width="3.4847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0.B1" style:family="table-cell">
      <style:table-cell-properties style:vertical-align="top" fo:padding="0.0382in" fo:border="0.1pt solid #000000" style:writing-mode="lr-tb"/>
    </style:style>
    <style:style style:name="Table10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0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1" style:family="table">
      <style:table-properties style:width="6.9458in" table:align="left" style:writing-mode="lr-tb"/>
    </style:style>
    <style:style style:name="Table11.A" style:family="table-column">
      <style:table-column-properties style:column-width="3.4625in"/>
    </style:style>
    <style:style style:name="Table11.B" style:family="table-column">
      <style:table-column-properties style:column-width="3.4833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1.B1" style:family="table-cell">
      <style:table-cell-properties style:vertical-align="top" fo:padding="0.0382in" fo:border="0.1pt solid #000000" style:writing-mode="lr-tb"/>
    </style:style>
    <style:style style:name="Table1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2" style:family="table">
      <style:table-properties style:width="6.9472in" table:align="left" style:writing-mode="lr-tb"/>
    </style:style>
    <style:style style:name="Table12.A" style:family="table-column">
      <style:table-column-properties style:column-width="3.4625in"/>
    </style:style>
    <style:style style:name="Table12.B" style:family="table-column">
      <style:table-column-properties style:column-width="3.4847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2.B1" style:family="table-cell">
      <style:table-cell-properties style:vertical-align="top" fo:padding="0.0382in" fo:border="0.1pt solid #000000" style:writing-mode="lr-tb"/>
    </style:style>
    <style:style style:name="Table1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2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3" style:family="table">
      <style:table-properties style:width="6.9472in" table:align="left" style:writing-mode="lr-tb"/>
    </style:style>
    <style:style style:name="Table13.A" style:family="table-column">
      <style:table-column-properties style:column-width="3.4625in"/>
    </style:style>
    <style:style style:name="Table13.B" style:family="table-column">
      <style:table-column-properties style:column-width="3.4847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3.B1" style:family="table-cell">
      <style:table-cell-properties style:vertical-align="top" fo:padding="0.0382in" fo:border="0.1pt solid #000000" style:writing-mode="lr-tb"/>
    </style:style>
    <style:style style:name="Table1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3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4" style:family="table">
      <style:table-properties style:width="6.9458in" table:align="left" style:writing-mode="lr-tb"/>
    </style:style>
    <style:style style:name="Table14.A" style:family="table-column">
      <style:table-column-properties style:column-width="3.4625in"/>
    </style:style>
    <style:style style:name="Table14.B" style:family="table-column">
      <style:table-column-properties style:column-width="3.4833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4.B1" style:family="table-cell">
      <style:table-cell-properties style:vertical-align="top" fo:padding="0.0382in" fo:border="0.1pt solid #000000" style:writing-mode="lr-tb"/>
    </style:style>
    <style:style style:name="Table1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4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5" style:family="table">
      <style:table-properties style:width="6.9472in" table:align="left" style:writing-mode="lr-tb"/>
    </style:style>
    <style:style style:name="Table15.A" style:family="table-column">
      <style:table-column-properties style:column-width="3.4625in"/>
    </style:style>
    <style:style style:name="Table15.B" style:family="table-column">
      <style:table-column-properties style:column-width="3.4847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5.B1" style:family="table-cell">
      <style:table-cell-properties style:vertical-align="top" fo:padding="0.0382in" fo:border="0.1pt solid #000000" style:writing-mode="lr-tb"/>
    </style:style>
    <style:style style:name="Table15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5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6" style:family="table">
      <style:table-properties style:width="6.9472in" table:align="left" style:writing-mode="lr-tb"/>
    </style:style>
    <style:style style:name="Table16.A" style:family="table-column">
      <style:table-column-properties style:column-width="3.4625in"/>
    </style:style>
    <style:style style:name="Table16.B" style:family="table-column">
      <style:table-column-properties style:column-width="3.4847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6.B1" style:family="table-cell">
      <style:table-cell-properties style:vertical-align="top" fo:padding="0.0382in" fo:border="0.1pt solid #000000" style:writing-mode="lr-tb"/>
    </style:style>
    <style:style style:name="Table16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6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7" style:family="table">
      <style:table-properties style:width="6.9472in" table:align="left" style:writing-mode="lr-tb"/>
    </style:style>
    <style:style style:name="Table17.A" style:family="table-column">
      <style:table-column-properties style:column-width="3.4625in"/>
    </style:style>
    <style:style style:name="Table17.B" style:family="table-column">
      <style:table-column-properties style:column-width="3.4847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7.B1" style:family="table-cell">
      <style:table-cell-properties style:vertical-align="top" fo:padding="0.0382in" fo:border="0.1pt solid #000000" style:writing-mode="lr-tb"/>
    </style:style>
    <style:style style:name="Table17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7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8" style:family="table">
      <style:table-properties style:width="6.9472in" table:align="left" style:writing-mode="lr-tb"/>
    </style:style>
    <style:style style:name="Table18.A" style:family="table-column">
      <style:table-column-properties style:column-width="3.4625in"/>
    </style:style>
    <style:style style:name="Table18.B" style:family="table-column">
      <style:table-column-properties style:column-width="3.4847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8.B1" style:family="table-cell">
      <style:table-cell-properties style:vertical-align="top" fo:padding="0.0382in" fo:border="0.1pt solid #000000" style:writing-mode="lr-tb"/>
    </style:style>
    <style:style style:name="Table18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8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9" style:family="table">
      <style:table-properties style:width="6.9472in" table:align="left" style:writing-mode="lr-tb"/>
    </style:style>
    <style:style style:name="Table19.A" style:family="table-column">
      <style:table-column-properties style:column-width="3.4625in"/>
    </style:style>
    <style:style style:name="Table19.B" style:family="table-column">
      <style:table-column-properties style:column-width="3.4847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9.B1" style:family="table-cell">
      <style:table-cell-properties style:vertical-align="top" fo:padding="0.0382in" fo:border="0.1pt solid #000000" style:writing-mode="lr-tb"/>
    </style:style>
    <style:style style:name="Table19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9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0" style:family="table">
      <style:table-properties style:width="6.9472in" table:align="left" style:writing-mode="lr-tb"/>
    </style:style>
    <style:style style:name="Table20.A" style:family="table-column">
      <style:table-column-properties style:column-width="3.4625in"/>
    </style:style>
    <style:style style:name="Table20.B" style:family="table-column">
      <style:table-column-properties style:column-width="3.4847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0.B1" style:family="table-cell">
      <style:table-cell-properties style:vertical-align="top" fo:padding="0.0382in" fo:border="0.1pt solid #000000" style:writing-mode="lr-tb"/>
    </style:style>
    <style:style style:name="Table20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0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1" style:family="table">
      <style:table-properties style:width="6.9472in" table:align="left" style:writing-mode="lr-tb"/>
    </style:style>
    <style:style style:name="Table21.A" style:family="table-column">
      <style:table-column-properties style:column-width="3.4625in"/>
    </style:style>
    <style:style style:name="Table21.B" style:family="table-column">
      <style:table-column-properties style:column-width="3.4847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1.B1" style:family="table-cell">
      <style:table-cell-properties style:vertical-align="top" fo:padding="0.0382in" fo:border="0.1pt solid #000000" style:writing-mode="lr-tb"/>
    </style:style>
    <style:style style:name="Table2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2" style:family="table">
      <style:table-properties style:width="6.9472in" table:align="left" style:writing-mode="lr-tb"/>
    </style:style>
    <style:style style:name="Table22.A" style:family="table-column">
      <style:table-column-properties style:column-width="3.4625in"/>
    </style:style>
    <style:style style:name="Table22.B" style:family="table-column">
      <style:table-column-properties style:column-width="3.4847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2.B1" style:family="table-cell">
      <style:table-cell-properties style:vertical-align="top" fo:padding="0.0382in" fo:border="0.1pt solid #000000" style:writing-mode="lr-tb"/>
    </style:style>
    <style:style style:name="Table2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2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3" style:family="table">
      <style:table-properties style:width="6.9472in" table:align="left" style:writing-mode="lr-tb"/>
    </style:style>
    <style:style style:name="Table23.A" style:family="table-column">
      <style:table-column-properties style:column-width="3.4625in"/>
    </style:style>
    <style:style style:name="Table23.B" style:family="table-column">
      <style:table-column-properties style:column-width="3.4847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3.B1" style:family="table-cell">
      <style:table-cell-properties style:vertical-align="top" fo:padding="0.0382in" fo:border="0.1pt solid #000000" style:writing-mode="lr-tb"/>
    </style:style>
    <style:style style:name="Table2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3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4" style:family="table">
      <style:table-properties style:width="6.9389in" table:align="left" style:writing-mode="lr-tb"/>
    </style:style>
    <style:style style:name="Table24.A" style:family="table-column">
      <style:table-column-properties style:column-width="3.4625in"/>
    </style:style>
    <style:style style:name="Table24.B" style:family="table-column">
      <style:table-column-properties style:column-width="3.4764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4.B1" style:family="table-cell">
      <style:table-cell-properties style:vertical-align="top" fo:padding="0.0382in" fo:border="0.1pt solid #000000" style:writing-mode="lr-tb"/>
    </style:style>
    <style:style style:name="Table2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4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5" style:family="table">
      <style:table-properties style:width="6.9389in" table:align="left" style:writing-mode="lr-tb"/>
    </style:style>
    <style:style style:name="Table25.A" style:family="table-column">
      <style:table-column-properties style:column-width="3.4625in"/>
    </style:style>
    <style:style style:name="Table25.B" style:family="table-column">
      <style:table-column-properties style:column-width="3.4764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5.B1" style:family="table-cell">
      <style:table-cell-properties style:vertical-align="top" fo:padding="0.0382in" fo:border="0.1pt solid #000000" style:writing-mode="lr-tb"/>
    </style:style>
    <style:style style:name="Table25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5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6" style:family="table">
      <style:table-properties style:width="6.9389in" table:align="left" style:writing-mode="lr-tb"/>
    </style:style>
    <style:style style:name="Table26.A" style:family="table-column">
      <style:table-column-properties style:column-width="3.4625in"/>
    </style:style>
    <style:style style:name="Table26.B" style:family="table-column">
      <style:table-column-properties style:column-width="3.4764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6.B1" style:family="table-cell">
      <style:table-cell-properties style:vertical-align="top" fo:padding="0.0382in" fo:border="0.1pt solid #000000" style:writing-mode="lr-tb"/>
    </style:style>
    <style:style style:name="Table26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6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7" style:family="table">
      <style:table-properties style:width="6.9389in" table:align="left" style:writing-mode="lr-tb"/>
    </style:style>
    <style:style style:name="Table27.A" style:family="table-column">
      <style:table-column-properties style:column-width="3.4625in"/>
    </style:style>
    <style:style style:name="Table27.B" style:family="table-column">
      <style:table-column-properties style:column-width="3.4764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7.B1" style:family="table-cell">
      <style:table-cell-properties style:vertical-align="top" fo:padding="0.0382in" fo:border="0.1pt solid #000000" style:writing-mode="lr-tb"/>
    </style:style>
    <style:style style:name="Table27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7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8" style:family="table">
      <style:table-properties style:width="6.9389in" table:align="left" style:writing-mode="lr-tb"/>
    </style:style>
    <style:style style:name="Table28.A" style:family="table-column">
      <style:table-column-properties style:column-width="3.4625in"/>
    </style:style>
    <style:style style:name="Table28.B" style:family="table-column">
      <style:table-column-properties style:column-width="3.4764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8.B1" style:family="table-cell">
      <style:table-cell-properties style:vertical-align="top" fo:padding="0.0382in" fo:border="0.1pt solid #000000" style:writing-mode="lr-tb"/>
    </style:style>
    <style:style style:name="Table28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8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9" style:family="table">
      <style:table-properties style:width="6.9389in" table:align="left" style:writing-mode="lr-tb"/>
    </style:style>
    <style:style style:name="Table29.A" style:family="table-column">
      <style:table-column-properties style:column-width="3.4625in"/>
    </style:style>
    <style:style style:name="Table29.B" style:family="table-column">
      <style:table-column-properties style:column-width="3.4764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9.B1" style:family="table-cell">
      <style:table-cell-properties style:vertical-align="top" fo:padding="0.0382in" fo:border="0.1pt solid #000000" style:writing-mode="lr-tb"/>
    </style:style>
    <style:style style:name="Table29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9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0" style:family="table">
      <style:table-properties style:width="6.9389in" table:align="left" style:writing-mode="lr-tb"/>
    </style:style>
    <style:style style:name="Table30.A" style:family="table-column">
      <style:table-column-properties style:column-width="3.4625in"/>
    </style:style>
    <style:style style:name="Table30.B" style:family="table-column">
      <style:table-column-properties style:column-width="3.4764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0.B1" style:family="table-cell">
      <style:table-cell-properties style:vertical-align="top" fo:padding="0.0382in" fo:border="0.1pt solid #000000" style:writing-mode="lr-tb"/>
    </style:style>
    <style:style style:name="Table30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0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1" style:family="table">
      <style:table-properties style:width="6.9389in" table:align="left" style:writing-mode="lr-tb"/>
    </style:style>
    <style:style style:name="Table31.A" style:family="table-column">
      <style:table-column-properties style:column-width="3.4625in"/>
    </style:style>
    <style:style style:name="Table31.B" style:family="table-column">
      <style:table-column-properties style:column-width="3.4764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1.B1" style:family="table-cell">
      <style:table-cell-properties style:vertical-align="top" fo:padding="0.0382in" fo:border="0.1pt solid #000000" style:writing-mode="lr-tb"/>
    </style:style>
    <style:style style:name="Table3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2" style:family="table">
      <style:table-properties style:width="6.9389in" table:align="left" style:writing-mode="lr-tb"/>
    </style:style>
    <style:style style:name="Table32.A" style:family="table-column">
      <style:table-column-properties style:column-width="3.4625in"/>
    </style:style>
    <style:style style:name="Table32.B" style:family="table-column">
      <style:table-column-properties style:column-width="3.4764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2.B1" style:family="table-cell">
      <style:table-cell-properties style:vertical-align="top" fo:padding="0.0382in" fo:border="0.1pt solid #000000" style:writing-mode="lr-tb"/>
    </style:style>
    <style:style style:name="Table3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2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3" style:family="table">
      <style:table-properties style:width="6.9389in" table:align="left" style:writing-mode="lr-tb"/>
    </style:style>
    <style:style style:name="Table33.A" style:family="table-column">
      <style:table-column-properties style:column-width="3.4625in"/>
    </style:style>
    <style:style style:name="Table33.B" style:family="table-column">
      <style:table-column-properties style:column-width="3.4764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3.B1" style:family="table-cell">
      <style:table-cell-properties style:vertical-align="top" fo:padding="0.0382in" fo:border="0.1pt solid #000000" style:writing-mode="lr-tb"/>
    </style:style>
    <style:style style:name="Table3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3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4" style:family="table">
      <style:table-properties style:width="6.9389in" table:align="left" style:writing-mode="lr-tb"/>
    </style:style>
    <style:style style:name="Table34.A" style:family="table-column">
      <style:table-column-properties style:column-width="3.4625in"/>
    </style:style>
    <style:style style:name="Table34.B" style:family="table-column">
      <style:table-column-properties style:column-width="3.4764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4.B1" style:family="table-cell">
      <style:table-cell-properties style:vertical-align="top" fo:padding="0.0382in" fo:border="0.1pt solid #000000" style:writing-mode="lr-tb"/>
    </style:style>
    <style:style style:name="Table3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4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5" style:family="table">
      <style:table-properties style:width="6.9389in" table:align="left" style:writing-mode="lr-tb"/>
    </style:style>
    <style:style style:name="Table35.A" style:family="table-column">
      <style:table-column-properties style:column-width="3.4625in"/>
    </style:style>
    <style:style style:name="Table35.B" style:family="table-column">
      <style:table-column-properties style:column-width="3.4764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5.B1" style:family="table-cell">
      <style:table-cell-properties style:vertical-align="top" fo:padding="0.0382in" fo:border="0.1pt solid #000000" style:writing-mode="lr-tb"/>
    </style:style>
    <style:style style:name="Table35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5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6" style:family="table">
      <style:table-properties style:width="6.9389in" table:align="left" style:writing-mode="lr-tb"/>
    </style:style>
    <style:style style:name="Table36.A" style:family="table-column">
      <style:table-column-properties style:column-width="3.4625in"/>
    </style:style>
    <style:style style:name="Table36.B" style:family="table-column">
      <style:table-column-properties style:column-width="3.4764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6.B1" style:family="table-cell">
      <style:table-cell-properties style:vertical-align="top" fo:padding="0.0382in" fo:border="0.1pt solid #000000" style:writing-mode="lr-tb"/>
    </style:style>
    <style:style style:name="Table36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6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7" style:family="table">
      <style:table-properties style:width="6.9389in" table:align="left" style:writing-mode="lr-tb"/>
    </style:style>
    <style:style style:name="Table37.A" style:family="table-column">
      <style:table-column-properties style:column-width="3.4625in"/>
    </style:style>
    <style:style style:name="Table37.B" style:family="table-column">
      <style:table-column-properties style:column-width="3.4764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7.B1" style:family="table-cell">
      <style:table-cell-properties style:vertical-align="top" fo:padding="0.0382in" fo:border="0.1pt solid #000000" style:writing-mode="lr-tb"/>
    </style:style>
    <style:style style:name="Table37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7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8" style:family="table">
      <style:table-properties style:width="6.9389in" table:align="left" style:writing-mode="lr-tb"/>
    </style:style>
    <style:style style:name="Table38.A" style:family="table-column">
      <style:table-column-properties style:column-width="3.4625in"/>
    </style:style>
    <style:style style:name="Table38.B" style:family="table-column">
      <style:table-column-properties style:column-width="3.4764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8.B1" style:family="table-cell">
      <style:table-cell-properties style:vertical-align="top" fo:padding="0.0382in" fo:border="0.1pt solid #000000" style:writing-mode="lr-tb"/>
    </style:style>
    <style:style style:name="Table38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8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9" style:family="table">
      <style:table-properties style:width="6.9389in" table:align="left" style:writing-mode="lr-tb"/>
    </style:style>
    <style:style style:name="Table39.A" style:family="table-column">
      <style:table-column-properties style:column-width="3.4625in"/>
    </style:style>
    <style:style style:name="Table39.B" style:family="table-column">
      <style:table-column-properties style:column-width="3.4764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9.B1" style:family="table-cell">
      <style:table-cell-properties style:vertical-align="top" fo:padding="0.0382in" fo:border="0.1pt solid #000000" style:writing-mode="lr-tb"/>
    </style:style>
    <style:style style:name="Table39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9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0" style:family="table">
      <style:table-properties style:width="6.9389in" table:align="left" style:writing-mode="lr-tb"/>
    </style:style>
    <style:style style:name="Table40.A" style:family="table-column">
      <style:table-column-properties style:column-width="3.4625in"/>
    </style:style>
    <style:style style:name="Table40.B" style:family="table-column">
      <style:table-column-properties style:column-width="3.4764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0.B1" style:family="table-cell">
      <style:table-cell-properties style:vertical-align="top" fo:padding="0.0382in" fo:border="0.1pt solid #000000" style:writing-mode="lr-tb"/>
    </style:style>
    <style:style style:name="Table40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0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1" style:family="table">
      <style:table-properties style:width="6.9389in" table:align="left" style:writing-mode="lr-tb"/>
    </style:style>
    <style:style style:name="Table41.A" style:family="table-column">
      <style:table-column-properties style:column-width="3.4625in"/>
    </style:style>
    <style:style style:name="Table41.B" style:family="table-column">
      <style:table-column-properties style:column-width="3.4764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1.B1" style:family="table-cell">
      <style:table-cell-properties style:vertical-align="top" fo:padding="0.0382in" fo:border="0.1pt solid #000000" style:writing-mode="lr-tb"/>
    </style:style>
    <style:style style:name="Table4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2" style:family="table">
      <style:table-properties style:width="6.9389in" table:align="left" style:writing-mode="lr-tb"/>
    </style:style>
    <style:style style:name="Table42.A" style:family="table-column">
      <style:table-column-properties style:column-width="3.4625in"/>
    </style:style>
    <style:style style:name="Table42.B" style:family="table-column">
      <style:table-column-properties style:column-width="3.4764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2.B1" style:family="table-cell">
      <style:table-cell-properties style:vertical-align="top" fo:padding="0.0382in" fo:border="0.1pt solid #000000" style:writing-mode="lr-tb"/>
    </style:style>
    <style:style style:name="Table4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2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3" style:family="table">
      <style:table-properties style:width="6.9389in" table:align="left" style:writing-mode="lr-tb"/>
    </style:style>
    <style:style style:name="Table43.A" style:family="table-column">
      <style:table-column-properties style:column-width="3.4625in"/>
    </style:style>
    <style:style style:name="Table43.B" style:family="table-column">
      <style:table-column-properties style:column-width="3.4764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3.B1" style:family="table-cell">
      <style:table-cell-properties style:vertical-align="top" fo:padding="0.0382in" fo:border="0.1pt solid #000000" style:writing-mode="lr-tb"/>
    </style:style>
    <style:style style:name="Table4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3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4" style:family="table">
      <style:table-properties style:width="6.9389in" table:align="left" style:writing-mode="lr-tb"/>
    </style:style>
    <style:style style:name="Table44.A" style:family="table-column">
      <style:table-column-properties style:column-width="3.4625in"/>
    </style:style>
    <style:style style:name="Table44.B" style:family="table-column">
      <style:table-column-properties style:column-width="3.4764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4.B1" style:family="table-cell">
      <style:table-cell-properties style:vertical-align="top" fo:padding="0.0382in" fo:border="0.1pt solid #000000" style:writing-mode="lr-tb"/>
    </style:style>
    <style:style style:name="Table4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4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5" style:family="table">
      <style:table-properties style:width="6.9389in" table:align="left" style:writing-mode="lr-tb"/>
    </style:style>
    <style:style style:name="Table45.A" style:family="table-column">
      <style:table-column-properties style:column-width="3.4625in"/>
    </style:style>
    <style:style style:name="Table45.B" style:family="table-column">
      <style:table-column-properties style:column-width="3.4764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5.B1" style:family="table-cell">
      <style:table-cell-properties style:vertical-align="top" fo:padding="0.0382in" fo:border="0.1pt solid #000000" style:writing-mode="lr-tb"/>
    </style:style>
    <style:style style:name="Table45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5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6" style:family="table">
      <style:table-properties style:width="6.9389in" table:align="left" style:writing-mode="lr-tb"/>
    </style:style>
    <style:style style:name="Table46.A" style:family="table-column">
      <style:table-column-properties style:column-width="3.4625in"/>
    </style:style>
    <style:style style:name="Table46.B" style:family="table-column">
      <style:table-column-properties style:column-width="3.4764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6.B1" style:family="table-cell">
      <style:table-cell-properties style:vertical-align="top" fo:padding="0.0382in" fo:border="0.1pt solid #000000" style:writing-mode="lr-tb"/>
    </style:style>
    <style:style style:name="Table46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6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7" style:family="table">
      <style:table-properties style:width="6.9389in" table:align="left" style:writing-mode="lr-tb"/>
    </style:style>
    <style:style style:name="Table47.A" style:family="table-column">
      <style:table-column-properties style:column-width="3.4625in"/>
    </style:style>
    <style:style style:name="Table47.B" style:family="table-column">
      <style:table-column-properties style:column-width="3.4764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7.B1" style:family="table-cell">
      <style:table-cell-properties style:vertical-align="top" fo:padding="0.0382in" fo:border="0.1pt solid #000000" style:writing-mode="lr-tb"/>
    </style:style>
    <style:style style:name="Table47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7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7.3" style:family="table-row">
      <style:table-row-properties style:min-row-height="0.1861in" fo:keep-together="auto"/>
    </style:style>
    <style:style style:name="Table48" style:family="table">
      <style:table-properties style:width="6.9389in" table:align="left" style:writing-mode="lr-tb"/>
    </style:style>
    <style:style style:name="Table48.A" style:family="table-column">
      <style:table-column-properties style:column-width="3.4625in"/>
    </style:style>
    <style:style style:name="Table48.B" style:family="table-column">
      <style:table-column-properties style:column-width="3.4764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8.B1" style:family="table-cell">
      <style:table-cell-properties style:vertical-align="top" fo:padding="0.0382in" fo:border="0.1pt solid #000000" style:writing-mode="lr-tb"/>
    </style:style>
    <style:style style:name="Table48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8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9" style:family="table">
      <style:table-properties style:width="6.9389in" table:align="left" style:writing-mode="lr-tb"/>
    </style:style>
    <style:style style:name="Table49.A" style:family="table-column">
      <style:table-column-properties style:column-width="3.4625in"/>
    </style:style>
    <style:style style:name="Table49.B" style:family="table-column">
      <style:table-column-properties style:column-width="3.4764in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9.B1" style:family="table-cell">
      <style:table-cell-properties style:vertical-align="top" fo:padding="0.0382in" fo:border="0.1pt solid #000000" style:writing-mode="lr-tb"/>
    </style:style>
    <style:style style:name="Table49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9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0" style:family="table">
      <style:table-properties style:width="6.9389in" table:align="left" style:writing-mode="lr-tb"/>
    </style:style>
    <style:style style:name="Table50.A" style:family="table-column">
      <style:table-column-properties style:column-width="3.4625in"/>
    </style:style>
    <style:style style:name="Table50.B" style:family="table-column">
      <style:table-column-properties style:column-width="3.4764in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0.B1" style:family="table-cell">
      <style:table-cell-properties style:vertical-align="top" fo:padding="0.0382in" fo:border="0.1pt solid #000000" style:writing-mode="lr-tb"/>
    </style:style>
    <style:style style:name="Table50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0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1" style:family="table">
      <style:table-properties style:width="6.9306in" table:align="left" style:writing-mode="lr-tb"/>
    </style:style>
    <style:style style:name="Table51.A" style:family="table-column">
      <style:table-column-properties style:column-width="3.4625in"/>
    </style:style>
    <style:style style:name="Table51.B" style:family="table-column">
      <style:table-column-properties style:column-width="3.4681in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1.B1" style:family="table-cell">
      <style:table-cell-properties style:vertical-align="top" fo:padding="0.0382in" fo:border="0.1pt solid #000000" style:writing-mode="lr-tb"/>
    </style:style>
    <style:style style:name="Table5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2" style:family="table">
      <style:table-properties style:width="6.9306in" table:align="left" style:writing-mode="lr-tb"/>
    </style:style>
    <style:style style:name="Table52.A" style:family="table-column">
      <style:table-column-properties style:column-width="3.4625in"/>
    </style:style>
    <style:style style:name="Table52.B" style:family="table-column">
      <style:table-column-properties style:column-width="3.4681in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2.B1" style:family="table-cell">
      <style:table-cell-properties style:vertical-align="top" fo:padding="0.0382in" fo:border="0.1pt solid #000000" style:writing-mode="lr-tb"/>
    </style:style>
    <style:style style:name="Table5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2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3" style:family="table">
      <style:table-properties style:width="6.9306in" table:align="left" style:writing-mode="lr-tb"/>
    </style:style>
    <style:style style:name="Table53.A" style:family="table-column">
      <style:table-column-properties style:column-width="3.4625in"/>
    </style:style>
    <style:style style:name="Table53.B" style:family="table-column">
      <style:table-column-properties style:column-width="3.4681in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3.B1" style:family="table-cell">
      <style:table-cell-properties style:vertical-align="top" fo:padding="0.0382in" fo:border="0.1pt solid #000000" style:writing-mode="lr-tb"/>
    </style:style>
    <style:style style:name="Table5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3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4" style:family="table">
      <style:table-properties style:width="6.9306in" table:align="left" style:writing-mode="lr-tb"/>
    </style:style>
    <style:style style:name="Table54.A" style:family="table-column">
      <style:table-column-properties style:column-width="3.4625in"/>
    </style:style>
    <style:style style:name="Table54.B" style:family="table-column">
      <style:table-column-properties style:column-width="3.4681in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4.B1" style:family="table-cell">
      <style:table-cell-properties style:vertical-align="top" fo:padding="0.0382in" fo:border="0.1pt solid #000000" style:writing-mode="lr-tb"/>
    </style:style>
    <style:style style:name="Table5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4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5" style:family="table">
      <style:table-properties style:width="6.9306in" table:align="left" style:writing-mode="lr-tb"/>
    </style:style>
    <style:style style:name="Table55.A" style:family="table-column">
      <style:table-column-properties style:column-width="3.4625in"/>
    </style:style>
    <style:style style:name="Table55.B" style:family="table-column">
      <style:table-column-properties style:column-width="3.4681in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5.B1" style:family="table-cell">
      <style:table-cell-properties style:vertical-align="top" fo:padding="0.0382in" fo:border="0.1pt solid #000000" style:writing-mode="lr-tb"/>
    </style:style>
    <style:style style:name="Table55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5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6" style:family="table">
      <style:table-properties style:width="6.9306in" table:align="left" style:writing-mode="lr-tb"/>
    </style:style>
    <style:style style:name="Table56.A" style:family="table-column">
      <style:table-column-properties style:column-width="3.4625in"/>
    </style:style>
    <style:style style:name="Table56.B" style:family="table-column">
      <style:table-column-properties style:column-width="3.4681in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6.B1" style:family="table-cell">
      <style:table-cell-properties style:vertical-align="top" fo:padding="0.0382in" fo:border="0.1pt solid #000000" style:writing-mode="lr-tb"/>
    </style:style>
    <style:style style:name="Table56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6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7" style:family="table">
      <style:table-properties style:width="6.9306in" table:align="left" style:writing-mode="lr-tb"/>
    </style:style>
    <style:style style:name="Table57.A" style:family="table-column">
      <style:table-column-properties style:column-width="3.4625in"/>
    </style:style>
    <style:style style:name="Table57.B" style:family="table-column">
      <style:table-column-properties style:column-width="3.4681in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7.B1" style:family="table-cell">
      <style:table-cell-properties style:vertical-align="top" fo:padding="0.0382in" fo:border="0.1pt solid #000000" style:writing-mode="lr-tb"/>
    </style:style>
    <style:style style:name="Table57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7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8" style:family="table">
      <style:table-properties style:width="6.9306in" table:align="left" style:writing-mode="lr-tb"/>
    </style:style>
    <style:style style:name="Table58.A" style:family="table-column">
      <style:table-column-properties style:column-width="3.4625in"/>
    </style:style>
    <style:style style:name="Table58.B" style:family="table-column">
      <style:table-column-properties style:column-width="3.4681in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8.B1" style:family="table-cell">
      <style:table-cell-properties style:vertical-align="top" fo:padding="0.0382in" fo:border="0.1pt solid #000000" style:writing-mode="lr-tb"/>
    </style:style>
    <style:style style:name="Table58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8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59" style:family="table">
      <style:table-properties style:width="6.9306in" table:align="left" style:writing-mode="lr-tb"/>
    </style:style>
    <style:style style:name="Table59.A" style:family="table-column">
      <style:table-column-properties style:column-width="3.4625in"/>
    </style:style>
    <style:style style:name="Table59.B" style:family="table-column">
      <style:table-column-properties style:column-width="3.4681in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59.B1" style:family="table-cell">
      <style:table-cell-properties style:vertical-align="top" fo:padding="0.0382in" fo:border="0.1pt solid #000000" style:writing-mode="lr-tb"/>
    </style:style>
    <style:style style:name="Table59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59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0" style:family="table">
      <style:table-properties style:width="6.9306in" table:align="left" style:writing-mode="lr-tb"/>
    </style:style>
    <style:style style:name="Table60.A" style:family="table-column">
      <style:table-column-properties style:column-width="3.4625in"/>
    </style:style>
    <style:style style:name="Table60.B" style:family="table-column">
      <style:table-column-properties style:column-width="3.4681in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60.B1" style:family="table-cell">
      <style:table-cell-properties style:vertical-align="top" fo:padding="0.0382in" fo:border="0.1pt solid #000000" style:writing-mode="lr-tb"/>
    </style:style>
    <style:style style:name="Table60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0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1" style:family="table">
      <style:table-properties style:width="6.9389in" table:align="left" style:writing-mode="lr-tb"/>
    </style:style>
    <style:style style:name="Table61.A" style:family="table-column">
      <style:table-column-properties style:column-width="3.4625in"/>
    </style:style>
    <style:style style:name="Table61.B" style:family="table-column">
      <style:table-column-properties style:column-width="3.4764in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61.B1" style:family="table-cell">
      <style:table-cell-properties style:vertical-align="top" fo:padding="0.0382in" fo:border="0.1pt solid #000000" style:writing-mode="lr-tb"/>
    </style:style>
    <style:style style:name="Table6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2" style:family="table">
      <style:table-properties style:width="6.9389in" table:align="left" style:writing-mode="lr-tb"/>
    </style:style>
    <style:style style:name="Table62.A" style:family="table-column">
      <style:table-column-properties style:column-width="3.4625in"/>
    </style:style>
    <style:style style:name="Table62.B" style:family="table-column">
      <style:table-column-properties style:column-width="3.4764in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62.B1" style:family="table-cell">
      <style:table-cell-properties style:vertical-align="top" fo:padding="0.0382in" fo:border="0.1pt solid #000000" style:writing-mode="lr-tb"/>
    </style:style>
    <style:style style:name="Table6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2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3" style:family="table">
      <style:table-properties style:width="6.9389in" table:align="left" style:writing-mode="lr-tb"/>
    </style:style>
    <style:style style:name="Table63.A" style:family="table-column">
      <style:table-column-properties style:column-width="3.4625in"/>
    </style:style>
    <style:style style:name="Table63.B" style:family="table-column">
      <style:table-column-properties style:column-width="3.4764in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63.B1" style:family="table-cell">
      <style:table-cell-properties style:vertical-align="top" fo:padding="0.0382in" fo:border="0.1pt solid #000000" style:writing-mode="lr-tb"/>
    </style:style>
    <style:style style:name="Table6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3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4" style:family="table">
      <style:table-properties style:width="6.9389in" table:align="left" style:writing-mode="lr-tb"/>
    </style:style>
    <style:style style:name="Table64.A" style:family="table-column">
      <style:table-column-properties style:column-width="3.4625in"/>
    </style:style>
    <style:style style:name="Table64.B" style:family="table-column">
      <style:table-column-properties style:column-width="3.4764in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64.B1" style:family="table-cell">
      <style:table-cell-properties style:vertical-align="top" fo:padding="0.0382in" fo:border="0.1pt solid #000000" style:writing-mode="lr-tb"/>
    </style:style>
    <style:style style:name="Table6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4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5" style:family="table">
      <style:table-properties style:width="6.925in" table:align="margins" style:writing-mode="lr-tb"/>
    </style:style>
    <style:style style:name="Table65.A" style:family="table-column">
      <style:table-column-properties style:column-width="3.4625in" style:rel-column-width="32767*"/>
    </style:style>
    <style:style style:name="Table65.B" style:family="table-column">
      <style:table-column-properties style:column-width="3.4625in" style:rel-column-width="32768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B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324c" officeooo:paragraph-rsid="001b324c" style:font-weight-asian="bold" style:font-weight-complex="bold"/>
    </style:style>
    <style:style style:name="P3" style:family="paragraph" style:parent-style-name="Table_20_Contents">
      <style:paragraph-properties style:snap-to-layout-grid="false"/>
    </style:style>
    <style:style style:name="P4" style:family="paragraph" style:parent-style-name="Table_20_Contents">
      <style:paragraph-properties fo:text-align="center" style:justify-single-word="false" style:snap-to-layout-grid="false"/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officeooo:rsid="001b6b0f" officeooo:paragraph-rsid="001de024"/>
    </style:style>
    <style:style style:name="P6" style:family="paragraph" style:parent-style-name="Table_20_Contents">
      <style:text-properties officeooo:rsid="001b6b0f" officeooo:paragraph-rsid="003419bf"/>
    </style:style>
    <style:style style:name="P7" style:family="paragraph" style:parent-style-name="Table_20_Contents">
      <style:text-properties officeooo:rsid="001b6b0f" officeooo:paragraph-rsid="0037916f"/>
    </style:style>
    <style:style style:name="P8" style:family="paragraph" style:parent-style-name="Table_20_Contents">
      <style:text-properties officeooo:rsid="001b6b0f" officeooo:paragraph-rsid="00382385"/>
    </style:style>
    <style:style style:name="P9" style:family="paragraph" style:parent-style-name="Table_20_Contents">
      <style:text-properties officeooo:rsid="001b6b0f" officeooo:paragraph-rsid="001b6b0f"/>
    </style:style>
    <style:style style:name="P10" style:family="paragraph" style:parent-style-name="Table_20_Contents">
      <style:text-properties officeooo:rsid="001b6b0f" officeooo:paragraph-rsid="00268b2b"/>
    </style:style>
    <style:style style:name="P11" style:family="paragraph" style:parent-style-name="Table_20_Contents">
      <style:text-properties officeooo:rsid="001b6b0f" officeooo:paragraph-rsid="0029393a"/>
    </style:style>
    <style:style style:name="P12" style:family="paragraph" style:parent-style-name="Table_20_Contents">
      <style:text-properties officeooo:rsid="001b6b0f" officeooo:paragraph-rsid="002b4e4a"/>
    </style:style>
    <style:style style:name="P13" style:family="paragraph" style:parent-style-name="Table_20_Contents">
      <style:text-properties officeooo:rsid="001b6b0f" officeooo:paragraph-rsid="002ff421"/>
    </style:style>
    <style:style style:name="P14" style:family="paragraph" style:parent-style-name="Table_20_Contents">
      <style:text-properties officeooo:rsid="001b6b0f" officeooo:paragraph-rsid="00331470"/>
    </style:style>
    <style:style style:name="P15" style:family="paragraph" style:parent-style-name="Table_20_Contents">
      <style:text-properties officeooo:rsid="003198c8" officeooo:paragraph-rsid="003198c8"/>
    </style:style>
    <style:style style:name="P16" style:family="paragraph" style:parent-style-name="Table_20_Contents">
      <style:text-properties officeooo:rsid="00331470" officeooo:paragraph-rsid="00331470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text-properties officeooo:paragraph-rsid="00121c3c"/>
    </style:style>
    <style:style style:name="P19" style:family="paragraph" style:parent-style-name="Standard">
      <style:text-properties officeooo:paragraph-rsid="00170477"/>
    </style:style>
    <style:style style:name="P20" style:family="paragraph" style:parent-style-name="Standard">
      <style:text-properties officeooo:paragraph-rsid="001b324c"/>
    </style:style>
    <style:style style:name="P21" style:family="paragraph" style:parent-style-name="Standard">
      <style:text-properties officeooo:rsid="00170477" officeooo:paragraph-rsid="00170477"/>
    </style:style>
    <style:style style:name="P22" style:family="paragraph" style:parent-style-name="Standard" style:master-page-name="Standard">
      <style:paragraph-properties style:page-number="auto"/>
      <style:text-properties officeooo:paragraph-rsid="00170477"/>
    </style:style>
    <style:style style:name="P23" style:family="paragraph" style:parent-style-name="Standard">
      <style:text-properties officeooo:paragraph-rsid="003e6825"/>
    </style:style>
    <style:style style:name="P24" style:family="paragraph" style:parent-style-name="Table_20_Contents">
      <style:text-properties officeooo:rsid="003a966e" officeooo:paragraph-rsid="003a966e"/>
    </style:style>
    <style:style style:name="P25" style:family="paragraph" style:parent-style-name="Heading_20_1" style:master-page-name="Standard">
      <style:paragraph-properties style:page-number="auto"/>
    </style:style>
    <style:style style:name="P26" style:family="paragraph" style:parent-style-name="Heading_20_2" style:master-page-name="Convert_20_1">
      <style:paragraph-properties style:page-number="auto" fo:break-before="page"/>
    </style:style>
    <style:style style:name="P27" style:family="paragraph" style:parent-style-name="Heading_20_2" style:master-page-name="Convert_20_3">
      <style:paragraph-properties style:page-number="auto" fo:break-before="page"/>
    </style:style>
    <style:style style:name="T1" style:family="text">
      <style:text-properties officeooo:rsid="00117127"/>
    </style:style>
    <style:style style:name="T2" style:family="text">
      <style:text-properties officeooo:rsid="00170477"/>
    </style:style>
    <style:style style:name="T3" style:family="text">
      <style:text-properties officeooo:rsid="003e68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graviax <text:span text:style-name="T1">T</text:span>est<text:span text:style-name="T1">s</text:span></text:h>
      <text:h text:style-name="Heading_20_2" text:outline-level="2">en-badstyle.xml</text:h>
      <text:p text:style-name="Standard">// Stressed 'And' before 'Therefore'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est</text:p>
          </table:table-cell>
          <table:table-cell table:style-name="Table1.B1" office:value-type="string">
            <text:p text:style-name="P1">expected</text:p>
          </table:table-cell>
        </table:table-row>
        <table:table-row table:style-name="Table1.1">
          <table:table-cell table:style-name="Table1.A2" office:value-type="string">
            <text:p text:style-name="P17">I was tired and, therefore, I went to bed.</text:p>
          </table:table-cell>
          <table:table-cell table:style-name="Table1.B2" office:value-type="string">
            <text:p text:style-name="P3">I was tired and therefore I went to bed.</text:p>
          </table:table-cell>
        </table:table-row>
        <table:table-row table:style-name="Table1.1">
          <table:table-cell table:style-name="Table1.A2" office:value-type="string">
            <text:p text:style-name="P17">I had the money and,therefore, I bought it.</text:p>
          </table:table-cell>
          <table:table-cell table:style-name="Table1.B2" office:value-type="string">
            <text:p text:style-name="P3">I had the money and therefore I bought it.</text:p>
          </table:table-cell>
        </table:table-row>
        <table:table-row table:style-name="Table1.1">
          <table:table-cell table:style-name="Table1.A2" office:value-type="string">
            <text:p text:style-name="P17">it was broken and,therefore useless</text:p>
          </table:table-cell>
          <table:table-cell table:style-name="Table1.B2" office:value-type="string">
            <text:p text:style-name="P3">it was broken and therefore useless</text:p>
          </table:table-cell>
        </table:table-row>
      </table:table>
      <text:p text:style-name="Standard"/>
      <text:p text:style-name="Standard">// Double negativ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test</text:p>
          </table:table-cell>
          <table:table-cell table:style-name="Table2.B1" office:value-type="string">
            <text:p text:style-name="P1">expected</text:p>
          </table:table-cell>
        </table:table-row>
        <table:table-row table:style-name="Table2.1">
          <table:table-cell table:style-name="Table2.A2" office:value-type="string">
            <text:p text:style-name="P17">it wasn't not confusing</text:p>
          </table:table-cell>
          <table:table-cell table:style-name="Table2.B2" office:value-type="string">
            <text:p text:style-name="P3">it was confusing</text:p>
          </table:table-cell>
        </table:table-row>
        <table:table-row table:style-name="Table2.1">
          <table:table-cell table:style-name="Table2.A2" office:value-type="string">
            <text:p text:style-name="P17">they aren't not here</text:p>
          </table:table-cell>
          <table:table-cell table:style-name="Table2.B2" office:value-type="string">
            <text:p text:style-name="P3">they are here</text:p>
          </table:table-cell>
        </table:table-row>
      </table:table>
      <text:p text:style-name="Standard"/>
      <text:p text:style-name="Standard">// vowel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test</text:p>
          </table:table-cell>
          <table:table-cell table:style-name="Table3.B1" office:value-type="string">
            <text:p text:style-name="P1">expected</text:p>
          </table:table-cell>
        </table:table-row>
        <table:table-row table:style-name="Table3.1">
          <table:table-cell table:style-name="Table3.A2" office:value-type="string">
            <text:p text:style-name="P17">it was not unexpected</text:p>
          </table:table-cell>
          <table:table-cell table:style-name="Table3.B2" office:value-type="string">
            <text:p text:style-name="P17">it was expected</text:p>
          </table:table-cell>
        </table:table-row>
        <table:table-row table:style-name="Table3.1">
          <table:table-cell table:style-name="Table3.A2" office:value-type="string">
            <text:p text:style-name="P17">the team was not united</text:p>
          </table:table-cell>
          <table:table-cell table:style-name="Table3.B2" office:value-type="string">
            <text:p text:style-name="P17">the team was not united</text:p>
          </table:table-cell>
        </table:table-row>
        <table:table-row table:style-name="Table3.1">
          <table:table-cell table:style-name="Table3.A2" office:value-type="string">
            <text:p text:style-name="P17">it is not an unappealing idea</text:p>
          </table:table-cell>
          <table:table-cell table:style-name="Table3.B2" office:value-type="string">
            <text:p text:style-name="P17">it is an appealing idea</text:p>
          </table:table-cell>
        </table:table-row>
      </table:table>
      <text:p text:style-name="Standard"/>
      <text:p text:style-name="Standard">// consonant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">test</text:p>
          </table:table-cell>
          <table:table-cell table:style-name="Table4.B1" office:value-type="string">
            <text:p text:style-name="P1">expected</text:p>
          </table:table-cell>
        </table:table-row>
        <table:table-row table:style-name="Table4.1">
          <table:table-cell table:style-name="Table4.A2" office:value-type="string">
            <text:p text:style-name="P3">a not undeserving recipient</text:p>
          </table:table-cell>
          <table:table-cell table:style-name="Table4.B2" office:value-type="string">
            <text:p text:style-name="P3">a deserving recipient</text:p>
          </table:table-cell>
        </table:table-row>
        <table:table-row table:style-name="Table4.1">
          <table:table-cell table:style-name="Table4.A2" office:value-type="string">
            <text:p text:style-name="P3">it is not underdeveloped</text:p>
          </table:table-cell>
          <table:table-cell table:style-name="Table4.B2" office:value-type="string">
            <text:p text:style-name="P3">it is not underdeveloped</text:p>
          </table:table-cell>
        </table:table-row>
        <table:table-row table:style-name="Table4.1">
          <table:table-cell table:style-name="Table4.A2" office:value-type="string">
            <text:p text:style-name="P3">she is not an uncultured person</text:p>
          </table:table-cell>
          <table:table-cell table:style-name="Table4.B2" office:value-type="string">
            <text:p text:style-name="P3">she is a cultured person</text:p>
          </table:table-cell>
        </table:table-row>
        <table:table-row table:style-name="Table4.1">
          <table:table-cell table:style-name="Table4.A2" office:value-type="string">
            <text:p text:style-name="P3">it was not an unprovoked attack</text:p>
          </table:table-cell>
          <table:table-cell table:style-name="Table4.B2" office:value-type="string">
            <text:p text:style-name="P3">it was a provoked attack</text:p>
          </table:table-cell>
        </table:table-row>
      </table:table>
      <text:p text:style-name="Standard"/>
      <text:p text:style-name="Standard">// have to have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">test</text:p>
          </table:table-cell>
          <table:table-cell table:style-name="Table5.B1" office:value-type="string">
            <text:p text:style-name="P1">expected</text:p>
          </table:table-cell>
        </table:table-row>
        <table:table-row table:style-name="Table5.1">
          <table:table-cell table:style-name="Table5.A2" office:value-type="string">
            <text:p text:style-name="P3">I have to have a rest.</text:p>
          </table:table-cell>
          <table:table-cell table:style-name="Table5.B2" office:value-type="string">
            <text:p text:style-name="P3">I must have a rest</text:p>
          </table:table-cell>
        </table:table-row>
        <table:table-row table:style-name="Table5.1">
          <table:table-cell table:style-name="Table5.A2" office:value-type="string">
            <text:p text:style-name="P3">He had to have a rest.</text:p>
          </table:table-cell>
          <table:table-cell table:style-name="Table5.B2" office:value-type="string">
            <text:p text:style-name="P3">He had to have a rest.</text:p>
          </table:table-cell>
        </table:table-row>
      </table:table>
      <text:p text:style-name="Standard"/>
      <text:p text:style-name="Standard">// comparing absolutes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">test</text:p>
          </table:table-cell>
          <table:table-cell table:style-name="Table6.B1" office:value-type="string">
            <text:p text:style-name="P1">expected</text:p>
          </table:table-cell>
        </table:table-row>
        <table:table-row table:style-name="Table6.1">
          <table:table-cell table:style-name="Table6.A2" office:value-type="string">
            <text:p text:style-name="P3">It seems completely infinite</text:p>
          </table:table-cell>
          <table:table-cell table:style-name="Table6.B2" office:value-type="string">
            <text:p text:style-name="P3">It seems infinite.</text:p>
          </table:table-cell>
        </table:table-row>
        <table:table-row table:style-name="Table6.1">
          <table:table-cell table:style-name="Table6.A2" office:value-type="string">
            <text:p text:style-name="P3">The situation was totally perfect.</text:p>
          </table:table-cell>
          <table:table-cell table:style-name="Table6.B2" office:value-type="string">
            <text:p text:style-name="P3">The situation was perfect.</text:p>
          </table:table-cell>
        </table:table-row>
        <table:table-row table:style-name="Table6.1">
          <table:table-cell table:style-name="Table6.A2" office:value-type="string">
            <text:p text:style-name="P3">She was extremely pregnant.</text:p>
          </table:table-cell>
          <table:table-cell table:style-name="Table6.B2" office:value-type="string">
            <text:p text:style-name="P3">She was pregnant.</text:p>
          </table:table-cell>
        </table:table-row>
        <text:soft-page-break/>
        <table:table-row table:style-name="Table6.1">
          <table:table-cell table:style-name="Table6.A2" office:value-type="string">
            <text:p text:style-name="P3">He was very dead.</text:p>
          </table:table-cell>
          <table:table-cell table:style-name="Table6.B2" office:value-type="string">
            <text:p text:style-name="P3">He was dead</text:p>
          </table:table-cell>
        </table:table-row>
        <table:table-row table:style-name="Table6.1">
          <table:table-cell table:style-name="Table6.A2" office:value-type="string">
            <text:p text:style-name="P3">It seemed more than perfect.</text:p>
          </table:table-cell>
          <table:table-cell table:style-name="Table6.B2" office:value-type="string">
            <text:p text:style-name="P3">It seemed perfect.</text:p>
          </table:table-cell>
        </table:table-row>
        <table:table-row table:style-name="Table6.1">
          <table:table-cell table:style-name="Table6.A2" office:value-type="string">
            <text:p text:style-name="P3">They were incredibly whole.</text:p>
          </table:table-cell>
          <table:table-cell table:style-name="Table6.B2" office:value-type="string">
            <text:p text:style-name="P3">They were whole.</text:p>
          </table:table-cell>
        </table:table-row>
        <table:table-row table:style-name="Table6.1">
          <table:table-cell table:style-name="Table6.A2" office:value-type="string">
            <text:p text:style-name="P3">She was almost omniscient.</text:p>
          </table:table-cell>
          <table:table-cell table:style-name="Table6.B2" office:value-type="string">
            <text:p text:style-name="P3">She was omniscient.</text:p>
          </table:table-cell>
        </table:table-row>
        <table:table-row table:style-name="Table6.1">
          <table:table-cell table:style-name="Table6.A2" office:value-type="string">
            <text:p text:style-name="P3">It was not quite true.</text:p>
          </table:table-cell>
          <table:table-cell table:style-name="Table6.B2" office:value-type="string">
            <text:p text:style-name="P3">It was not true.</text:p>
          </table:table-cell>
        </table:table-row>
        <table:table-row table:style-name="Table6.1">
          <table:table-cell table:style-name="Table6.A2" office:value-type="string">
            <text:p text:style-name="P3">It was a highly professional effort.</text:p>
          </table:table-cell>
          <table:table-cell table:style-name="Table6.B2" office:value-type="string">
            <text:p text:style-name="P3">It was a professional effort.</text:p>
          </table:table-cell>
        </table:table-row>
        <table:table-row table:style-name="Table6.1">
          <table:table-cell table:style-name="Table6.A2" office:value-type="string">
            <text:p text:style-name="P3">It was a little bit illegal.</text:p>
          </table:table-cell>
          <table:table-cell table:style-name="Table6.B2" office:value-type="string">
            <text:p text:style-name="P3">It was illegal.</text:p>
          </table:table-cell>
        </table:table-row>
        <table:table-row table:style-name="Table6.1">
          <table:table-cell table:style-name="Table6.A2" office:value-type="string">
            <text:p text:style-name="P3">You look a little pregnant.</text:p>
          </table:table-cell>
          <table:table-cell table:style-name="Table6.B2" office:value-type="string">
            <text:p text:style-name="P3">You look pregnant.</text:p>
          </table:table-cell>
        </table:table-row>
      </table:table>
      <text:p text:style-name="P18"/>
      <text:p text:style-name="Standard">// like -&gt; as if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">test</text:p>
          </table:table-cell>
          <table:table-cell table:style-name="Table7.B1" office:value-type="string">
            <text:p text:style-name="P1">expected</text:p>
          </table:table-cell>
        </table:table-row>
        <table:table-row table:style-name="Table7.1">
          <table:table-cell table:style-name="Table7.A2" office:value-type="string">
            <text:p text:style-name="P3">I remember it like it was yesterday</text:p>
          </table:table-cell>
          <table:table-cell table:style-name="Table7.B2" office:value-type="string">
            <text:p text:style-name="P3">I remember it as if it were yesterday.</text:p>
          </table:table-cell>
        </table:table-row>
      </table:table>
      <text:h text:style-name="P26" text:outline-level="2">en-redundancies.xml</text:h>
      <text:p text:style-name="Standard">// return back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">test</text:p>
          </table:table-cell>
          <table:table-cell table:style-name="Table8.B1" office:value-type="string">
            <text:p text:style-name="P4">expected</text:p>
          </table:table-cell>
        </table:table-row>
        <table:table-row table:style-name="Table8.1">
          <table:table-cell table:style-name="Table8.A2" office:value-type="string">
            <text:p text:style-name="P3">you must return back immediately</text:p>
          </table:table-cell>
          <table:table-cell table:style-name="Table8.B2" office:value-type="string">
            <text:p text:style-name="P3">you must return immediately</text:p>
          </table:table-cell>
        </table:table-row>
        <table:table-row table:style-name="Table8.1">
          <table:table-cell table:style-name="Table8.A2" office:value-type="string">
            <text:p text:style-name="P3">if she returns back now</text:p>
          </table:table-cell>
          <table:table-cell table:style-name="Table8.B2" office:value-type="string">
            <text:p text:style-name="P3">if she returns now</text:p>
          </table:table-cell>
        </table:table-row>
        <table:table-row table:style-name="Table8.1">
          <table:table-cell table:style-name="Table8.A2" office:value-type="string">
            <text:p text:style-name="P3">we saw it while we were returning back to the house</text:p>
          </table:table-cell>
          <table:table-cell table:style-name="Table8.B2" office:value-type="string">
            <text:p text:style-name="P3">we saw it while we were returning to the house</text:p>
          </table:table-cell>
        </table:table-row>
      </table:table>
      <text:p text:style-name="Standard"/>
      <text:p text:style-name="Standard">// honest truth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">test</text:p>
          </table:table-cell>
          <table:table-cell table:style-name="Table9.B1" office:value-type="string">
            <text:p text:style-name="P1">expected</text:p>
          </table:table-cell>
        </table:table-row>
        <table:table-row table:style-name="Table9.1">
          <table:table-cell table:style-name="Table9.A2" office:value-type="string">
            <text:p text:style-name="P3">that's the honest truth</text:p>
          </table:table-cell>
          <table:table-cell table:style-name="Table9.B2" office:value-type="string">
            <text:p text:style-name="P3">that's the truth</text:p>
          </table:table-cell>
        </table:table-row>
      </table:table>
      <text:p text:style-name="Standard"/>
      <text:p text:style-name="Standard">// true fact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">test</text:p>
          </table:table-cell>
          <table:table-cell table:style-name="Table10.B1" office:value-type="string">
            <text:p text:style-name="P1">expected</text:p>
          </table:table-cell>
        </table:table-row>
        <table:table-row table:style-name="Table10.1">
          <table:table-cell table:style-name="Table10.A2" office:value-type="string">
            <text:p text:style-name="P3">it's a true fact that the true facts of the case are true</text:p>
          </table:table-cell>
          <table:table-cell table:style-name="Table10.B2" office:value-type="string">
            <text:p text:style-name="P3">it's a fact that the facts of the case are true</text:p>
          </table:table-cell>
        </table:table-row>
        <table:table-row table:style-name="Table10.1">
          <table:table-cell table:style-name="Table10.A2" office:value-type="string">
            <text:p text:style-name="P3">I agree with the fact that it's better than it used to be.</text:p>
          </table:table-cell>
          <table:table-cell table:style-name="Table10.B2" office:value-type="string">
            <text:p text:style-name="P3">I agree that it's better than it used to be.</text:p>
          </table:table-cell>
        </table:table-row>
      </table:table>
      <text:p text:style-name="Standard"/>
      <text:p text:style-name="Standard">// (dis)agree with the fact that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">test</text:p>
          </table:table-cell>
          <table:table-cell table:style-name="Table11.B1" office:value-type="string">
            <text:p text:style-name="P1">expected</text:p>
          </table:table-cell>
        </table:table-row>
        <table:table-row table:style-name="Table11.1">
          <table:table-cell table:style-name="Table11.A2" office:value-type="string">
            <text:p text:style-name="P3">If you disagree with the fact that black is white.</text:p>
          </table:table-cell>
          <table:table-cell table:style-name="Table11.B2" office:value-type="string">
            <text:p text:style-name="P3">If you disagree that black is white.</text:p>
          </table:table-cell>
        </table:table-row>
      </table:table>
      <text:p text:style-name="Standard"/>
      <text:p text:style-name="Standard">// from whence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">test</text:p>
          </table:table-cell>
          <table:table-cell table:style-name="Table12.B1" office:value-type="string">
            <text:p text:style-name="P1">expected</text:p>
          </table:table-cell>
        </table:table-row>
        <table:table-row table:style-name="Table12.1">
          <table:table-cell table:style-name="Table12.A2" office:value-type="string">
            <text:p text:style-name="P3">he returned from whence he had come</text:p>
          </table:table-cell>
          <table:table-cell table:style-name="Table12.B2" office:value-type="string">
            <text:p text:style-name="P3">he returned whence he had come</text:p>
          </table:table-cell>
        </table:table-row>
      </table:table>
      <text:p text:style-name="Standard"/>
      <text:p text:style-name="Standard">// start first with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">test</text:p>
          </table:table-cell>
          <table:table-cell table:style-name="Table13.B1" office:value-type="string">
            <text:p text:style-name="P1">expected</text:p>
          </table:table-cell>
        </table:table-row>
        <table:table-row table:style-name="Table13.1">
          <table:table-cell table:style-name="Table13.A2" office:value-type="string">
            <text:p text:style-name="P3">we will start first with the minutes of the previous meeting</text:p>
          </table:table-cell>
          <table:table-cell table:style-name="Table13.B2" office:value-type="string">
            <text:p text:style-name="P3">we will start with the minutes of the previous meeting</text:p>
          </table:table-cell>
        </table:table-row>
        <table:table-row table:style-name="Table13.1">
          <table:table-cell table:style-name="Table13.A2" office:value-type="string">
            <text:p text:style-name="P3">they will be starting first with a song</text:p>
          </table:table-cell>
          <table:table-cell table:style-name="Table13.B2" office:value-type="string">
            <text:p text:style-name="P3">they will be starting with a song</text:p>
          </table:table-cell>
        </table:table-row>
        <table:table-row table:style-name="Table13.1">
          <table:table-cell table:style-name="Table13.A2" office:value-type="string">
            <text:p text:style-name="P3">it started first in 2001</text:p>
          </table:table-cell>
          <table:table-cell table:style-name="Table13.B2" office:value-type="string">
            <text:p text:style-name="P3">it started in 2001</text:p>
          </table:table-cell>
        </table:table-row>
        <table:table-row table:style-name="Table13.1">
          <table:table-cell table:style-name="Table13.A2" office:value-type="string">
            <text:p text:style-name="P3">may I start first by saying</text:p>
          </table:table-cell>
          <table:table-cell table:style-name="Table13.B2" office:value-type="string">
            <text:p text:style-name="P3">may I start by saying</text:p>
          </table:table-cell>
        </table:table-row>
      </table:table>
      <text:p text:style-name="Standard"/>
      <text:p text:style-name="Standard">// first (be)(start(ed|ing))(by|in|with)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">test</text:p>
          </table:table-cell>
          <table:table-cell table:style-name="Table14.B1" office:value-type="string">
            <text:p text:style-name="P1">expected</text:p>
          </table:table-cell>
        </table:table-row>
        <table:table-row table:style-name="Table14.1">
          <table:table-cell table:style-name="Table14.A2" office:value-type="string">
            <text:p text:style-name="P3">we will first start with the minutes of the previous meeting</text:p>
          </table:table-cell>
          <table:table-cell table:style-name="Table14.B2" office:value-type="string">
            <text:p text:style-name="P3">we will start with the minutes of the previous meeting</text:p>
          </table:table-cell>
        </table:table-row>
        <text:soft-page-break/>
        <table:table-row table:style-name="Table14.1">
          <table:table-cell table:style-name="Table14.A2" office:value-type="string">
            <text:p text:style-name="P3">they will first be starting with a song</text:p>
          </table:table-cell>
          <table:table-cell table:style-name="Table14.B2" office:value-type="string">
            <text:p text:style-name="P3">they will be starting with a song</text:p>
          </table:table-cell>
        </table:table-row>
        <table:table-row table:style-name="Table14.1">
          <table:table-cell table:style-name="Table14.A2" office:value-type="string">
            <text:p text:style-name="P3">it first started in 2001</text:p>
          </table:table-cell>
          <table:table-cell table:style-name="Table14.B2" office:value-type="string">
            <text:p text:style-name="P3">it started in 2001</text:p>
          </table:table-cell>
        </table:table-row>
        <table:table-row table:style-name="Table14.1">
          <table:table-cell table:style-name="Table14.A2" office:value-type="string">
            <text:p text:style-name="P3">may I first start by saying</text:p>
          </table:table-cell>
          <table:table-cell table:style-name="Table14.B2" office:value-type="string">
            <text:p text:style-name="P3">may I start by saying</text:p>
          </table:table-cell>
        </table:table-row>
      </table:table>
      <text:p text:style-name="Standard"/>
      <text:p text:style-name="Standard">// (repeat(ed|ing|s))(it) again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">test</text:p>
          </table:table-cell>
          <table:table-cell table:style-name="Table15.B1" office:value-type="string">
            <text:p text:style-name="P1">expected</text:p>
          </table:table-cell>
        </table:table-row>
        <table:table-row table:style-name="Table15.1">
          <table:table-cell table:style-name="Table15.A2" office:value-type="string">
            <text:p text:style-name="P3">although the command was repeated again, he did not obey</text:p>
          </table:table-cell>
          <table:table-cell table:style-name="Table15.B2" office:value-type="string">
            <text:p text:style-name="P3">although the command was repeated, he did not obey</text:p>
          </table:table-cell>
        </table:table-row>
        <table:table-row table:style-name="Table15.1">
          <table:table-cell table:style-name="Table15.A2" office:value-type="string">
            <text:p text:style-name="P3">we will be repeating it again on Tuesday</text:p>
          </table:table-cell>
          <table:table-cell table:style-name="Table15.B2" office:value-type="string">
            <text:p text:style-name="P3">we will be repeating it on Tuesday</text:p>
          </table:table-cell>
        </table:table-row>
        <table:table-row table:style-name="Table15.1">
          <table:table-cell table:style-name="Table15.A2" office:value-type="string">
            <text:p text:style-name="P3">tell me if it repeats again</text:p>
          </table:table-cell>
          <table:table-cell table:style-name="Table15.B2" office:value-type="string">
            <text:p text:style-name="P3">tell me if it repeats</text:p>
          </table:table-cell>
        </table:table-row>
      </table:table>
      <text:p text:style-name="Standard"/>
      <text:p text:style-name="Standard">// already has been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">test</text:p>
          </table:table-cell>
          <table:table-cell table:style-name="Table16.B1" office:value-type="string">
            <text:p text:style-name="P1">expected</text:p>
          </table:table-cell>
        </table:table-row>
        <table:table-row table:style-name="Table16.1">
          <table:table-cell table:style-name="Table16.A2" office:value-type="string">
            <text:p text:style-name="P3">it already has been done</text:p>
          </table:table-cell>
          <table:table-cell table:style-name="Table16.B2" office:value-type="string">
            <text:p text:style-name="P3">it has been done</text:p>
          </table:table-cell>
        </table:table-row>
      </table:table>
      <text:p text:style-name="Standard"/>
      <text:p text:style-name="Standard">// consensus of opinion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">test</text:p>
          </table:table-cell>
          <table:table-cell table:style-name="Table17.B1" office:value-type="string">
            <text:p text:style-name="P1">expected</text:p>
          </table:table-cell>
        </table:table-row>
        <table:table-row table:style-name="Table17.1">
          <table:table-cell table:style-name="Table17.A2" office:value-type="string">
            <text:p text:style-name="P3">the consensus of opinion is that it is a good idea</text:p>
          </table:table-cell>
          <table:table-cell table:style-name="Table17.B2" office:value-type="string">
            <text:p text:style-name="P3">the consensus is that it is a good idea</text:p>
          </table:table-cell>
        </table:table-row>
      </table:table>
      <text:p text:style-name="Standard"/>
      <text:p text:style-name="Standard">// (join(ed|ing)) together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">test</text:p>
          </table:table-cell>
          <table:table-cell table:style-name="Table18.B1" office:value-type="string">
            <text:p text:style-name="P1">expected</text:p>
          </table:table-cell>
        </table:table-row>
        <table:table-row table:style-name="Table18.1">
          <table:table-cell table:style-name="Table18.A2" office:value-type="string">
            <text:p text:style-name="P3">this will be the joining together of two great enterprises</text:p>
          </table:table-cell>
          <table:table-cell table:style-name="Table18.B2" office:value-type="string">
            <text:p text:style-name="P3">this will be the joining of two great enterprises</text:p>
          </table:table-cell>
        </table:table-row>
        <table:table-row table:style-name="Table18.1">
          <table:table-cell table:style-name="Table18.A2" office:value-type="string">
            <text:p text:style-name="P3">they were joined together at the edges</text:p>
          </table:table-cell>
          <table:table-cell table:style-name="Table18.B2" office:value-type="string">
            <text:p text:style-name="P3">they were joined at the edges</text:p>
          </table:table-cell>
        </table:table-row>
        <table:table-row table:style-name="Table18.1">
          <table:table-cell table:style-name="Table18.A2" office:value-type="string">
            <text:p text:style-name="P3">join together the separate parts</text:p>
          </table:table-cell>
          <table:table-cell table:style-name="Table18.B2" office:value-type="string">
            <text:p text:style-name="P3">join the separate parts</text:p>
          </table:table-cell>
        </table:table-row>
      </table:table>
      <text:p text:style-name="Standard"/>
      <text:p text:style-name="Standard">// might (perhaps|possibly)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">test</text:p>
          </table:table-cell>
          <table:table-cell table:style-name="Table19.B1" office:value-type="string">
            <text:p text:style-name="P1">expected</text:p>
          </table:table-cell>
        </table:table-row>
        <table:table-row table:style-name="Table19.1">
          <table:table-cell table:style-name="Table19.A2" office:value-type="string">
            <text:p text:style-name="P3">this might possibly work</text:p>
          </table:table-cell>
          <table:table-cell table:style-name="Table19.B2" office:value-type="string">
            <text:p text:style-name="P3">this might work</text:p>
          </table:table-cell>
        </table:table-row>
      </table:table>
      <text:p text:style-name="Standard"/>
      <text:p text:style-name="Standard">// must (definitely|inevitably|necessarily)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">test</text:p>
          </table:table-cell>
          <table:table-cell table:style-name="Table20.B1" office:value-type="string">
            <text:p text:style-name="P1">expected</text:p>
          </table:table-cell>
        </table:table-row>
        <table:table-row table:style-name="Table20.1">
          <table:table-cell table:style-name="Table20.A2" office:value-type="string">
            <text:p text:style-name="P3">this must definitely happen by Tuesday</text:p>
          </table:table-cell>
          <table:table-cell table:style-name="Table20.B2" office:value-type="string">
            <text:p text:style-name="P3">this must happen by Tuesday</text:p>
          </table:table-cell>
        </table:table-row>
        <table:table-row table:style-name="Table20.1">
          <table:table-cell table:style-name="Table20.A2" office:value-type="string">
            <text:p text:style-name="P3">this must inevitably happen by Tuesday</text:p>
          </table:table-cell>
          <table:table-cell table:style-name="Table20.B2" office:value-type="string">
            <text:p text:style-name="P3">this must happen by Tuesday</text:p>
          </table:table-cell>
        </table:table-row>
        <table:table-row table:style-name="Table20.1">
          <table:table-cell table:style-name="Table20.A2" office:value-type="string">
            <text:p text:style-name="P3">this must necessarily happen by Tuesday</text:p>
          </table:table-cell>
          <table:table-cell table:style-name="Table20.B2" office:value-type="string">
            <text:p text:style-name="P3">this must happen by Tuesday</text:p>
          </table:table-cell>
        </table:table-row>
      </table:table>
      <text:p text:style-name="Standard"/>
      <text:p text:style-name="Standard">// previous/prior experience 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">test</text:p>
          </table:table-cell>
          <table:table-cell table:style-name="Table21.B1" office:value-type="string">
            <text:p text:style-name="P1">expected</text:p>
          </table:table-cell>
        </table:table-row>
        <table:table-row table:style-name="Table21.1">
          <table:table-cell table:style-name="Table21.A2" office:value-type="string">
            <text:p text:style-name="P3">You must learn from prior experience.</text:p>
          </table:table-cell>
          <table:table-cell table:style-name="Table21.B2" office:value-type="string">
            <text:p text:style-name="P3">You must learn from experience.</text:p>
          </table:table-cell>
        </table:table-row>
        <text:soft-page-break/>
        <table:table-row table:style-name="Table21.1">
          <table:table-cell table:style-name="Table21.A2" office:value-type="string">
            <text:p text:style-name="P3">Our previous experiences lead us to believe that it will fail.</text:p>
          </table:table-cell>
          <table:table-cell table:style-name="Table21.B2" office:value-type="string">
            <text:p text:style-name="P3">Our experiences lead us to believe that it will fail.</text:p>
          </table:table-cell>
        </table:table-row>
      </table:table>
      <text:p text:style-name="Standard"/>
      <text:p text:style-name="Standard">// will, in the future,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">test</text:p>
          </table:table-cell>
          <table:table-cell table:style-name="Table22.B1" office:value-type="string">
            <text:p text:style-name="P1">expected</text:p>
          </table:table-cell>
        </table:table-row>
        <table:table-row table:style-name="Table22.1">
          <table:table-cell table:style-name="Table22.A2" office:value-type="string">
            <text:p text:style-name="P3">We will in the future reduce our prices.</text:p>
          </table:table-cell>
          <table:table-cell table:style-name="Table22.B2" office:value-type="string">
            <text:p text:style-name="P3">We will reduce our prices.</text:p>
          </table:table-cell>
        </table:table-row>
        <table:table-row table:style-name="Table22.1">
          <table:table-cell table:style-name="Table22.A2" office:value-type="string">
            <text:p text:style-name="P3">We will, in the future, raise our prices.</text:p>
          </table:table-cell>
          <table:table-cell table:style-name="Table22.B2" office:value-type="string">
            <text:p text:style-name="P3">We will raise our prices.</text:p>
          </table:table-cell>
        </table:table-row>
      </table:table>
      <text:p text:style-name="Standard"/>
      <text:p text:style-name="Standard">// work colleague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">test</text:p>
          </table:table-cell>
          <table:table-cell table:style-name="Table23.B1" office:value-type="string">
            <text:p text:style-name="P1">expected</text:p>
          </table:table-cell>
        </table:table-row>
        <table:table-row table:style-name="Table23.1">
          <table:table-cell table:style-name="Table23.A2" office:value-type="string">
            <text:p text:style-name="P3">I am meeting my work colleagues for a drink.</text:p>
          </table:table-cell>
          <table:table-cell table:style-name="Table23.B2" office:value-type="string">
            <text:p text:style-name="P3">I am meeting my colleagues for a drink.</text:p>
          </table:table-cell>
        </table:table-row>
        <table:table-row table:style-name="Table23.1">
          <table:table-cell table:style-name="Table23.A2" office:value-type="string">
            <text:p text:style-name="P3">She is my work colleague.</text:p>
          </table:table-cell>
          <table:table-cell table:style-name="Table23.B2" office:value-type="string">
            <text:p text:style-name="P3">She is my colleague</text:p>
          </table:table-cell>
        </table:table-row>
      </table:table>
      <text:h text:style-name="Heading_20_2" text:outline-level="2">homophones.xml</text:h>
      <text:p text:style-name="Standard">// lets (have|go...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">test</text:p>
          </table:table-cell>
          <table:table-cell table:style-name="Table24.B1" office:value-type="string">
            <text:p text:style-name="P1">expect</text:p>
          </table:table-cell>
        </table:table-row>
        <table:table-row table:style-name="Table24.1">
          <table:table-cell table:style-name="Table24.A2" office:value-type="string">
            <text:p text:style-name="P3">she lets the cottage</text:p>
          </table:table-cell>
          <table:table-cell table:style-name="Table24.B2" office:value-type="string">
            <text:p text:style-name="P3">she lets the cottage</text:p>
          </table:table-cell>
        </table:table-row>
        <table:table-row table:style-name="Table24.1">
          <table:table-cell table:style-name="Table24.A2" office:value-type="string">
            <text:p text:style-name="P3">he lets beach huts</text:p>
          </table:table-cell>
          <table:table-cell table:style-name="Table24.B2" office:value-type="string">
            <text:p text:style-name="P3">he lets beach huts</text:p>
          </table:table-cell>
        </table:table-row>
        <table:table-row table:style-name="Table24.1">
          <table:table-cell table:style-name="Table24.A2" office:value-type="string">
            <text:p text:style-name="P3">the toilets have been blocked</text:p>
          </table:table-cell>
          <table:table-cell table:style-name="Table24.B2" office:value-type="string">
            <text:p text:style-name="P3">the toilets have been blocked</text:p>
          </table:table-cell>
        </table:table-row>
        <table:table-row table:style-name="Table24.1">
          <table:table-cell table:style-name="Table24.A2" office:value-type="string">
            <text:p text:style-name="P3">lets go into town</text:p>
          </table:table-cell>
          <table:table-cell table:style-name="Table24.B2" office:value-type="string">
            <text:p text:style-name="P3">let's go into town</text:p>
          </table:table-cell>
        </table:table-row>
      </table:table>
      <text:p text:style-name="Standard"/>
      <text:p text:style-name="Standard">// let's (me|you|him</text:p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">test</text:p>
          </table:table-cell>
          <table:table-cell table:style-name="Table25.B1" office:value-type="string">
            <text:p text:style-name="P1">expect</text:p>
          </table:table-cell>
        </table:table-row>
        <table:table-row table:style-name="Table25.1">
          <table:table-cell table:style-name="Table25.A2" office:value-type="string">
            <text:p text:style-name="P3">it let's you</text:p>
          </table:table-cell>
          <table:table-cell table:style-name="Table25.B2" office:value-type="string">
            <text:p text:style-name="P3">it lets you</text:p>
          </table:table-cell>
        </table:table-row>
      </table:table>
      <text:p text:style-name="Standard"/>
      <text:p text:style-name="Standard">// cause and affect</text:p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">test</text:p>
          </table:table-cell>
          <table:table-cell table:style-name="Table26.B1" office:value-type="string">
            <text:p text:style-name="P1">expect</text:p>
          </table:table-cell>
        </table:table-row>
        <table:table-row table:style-name="Table26.1">
          <table:table-cell table:style-name="Table26.A2" office:value-type="string">
            <text:p text:style-name="P3">cause and affect</text:p>
          </table:table-cell>
          <table:table-cell table:style-name="Table26.B2" office:value-type="string">
            <text:p text:style-name="P3">cause and effect</text:p>
          </table:table-cell>
        </table:table-row>
      </table:table>
      <text:p text:style-name="Standard"/>
      <text:p text:style-name="Standard">// (an|into|the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">test</text:p>
          </table:table-cell>
          <table:table-cell table:style-name="Table27.B1" office:value-type="string">
            <text:p text:style-name="P1">expect</text:p>
          </table:table-cell>
        </table:table-row>
        <table:table-row table:style-name="Table27.1">
          <table:table-cell table:style-name="Table27.A2" office:value-type="string">
            <text:p text:style-name="P3">it will have an immediate affect</text:p>
          </table:table-cell>
          <table:table-cell table:style-name="Table27.B2" office:value-type="string">
            <text:p text:style-name="P3">it will have an immediate effect</text:p>
          </table:table-cell>
        </table:table-row>
        <table:table-row table:style-name="Table27.1">
          <table:table-cell table:style-name="Table27.A2" office:value-type="string">
            <text:p text:style-name="P3">the overall affects are hard to determine</text:p>
          </table:table-cell>
          <table:table-cell table:style-name="Table27.B2" office:value-type="string">
            <text:p text:style-name="P3">the overall effects are hard to determine</text:p>
          </table:table-cell>
        </table:table-row>
        <table:table-row table:style-name="Table27.1">
          <table:table-cell table:style-name="Table27.A2" office:value-type="string">
            <text:p text:style-name="P3">the initial affects will combine to form an overall affect</text:p>
          </table:table-cell>
          <table:table-cell table:style-name="Table27.B2" office:value-type="string">
            <text:p text:style-name="P3">the initial effects will combine to form an overall effect</text:p>
          </table:table-cell>
        </table:table-row>
      </table:table>
      <text:p text:style-name="Standard"/>
      <text:p text:style-name="Standard">// (a|the|business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">test</text:p>
          </table:table-cell>
          <table:table-cell table:style-name="Table28.B1" office:value-type="string">
            <text:p text:style-name="P1">expect</text:p>
          </table:table-cell>
        </table:table-row>
        <table:table-row table:style-name="Table28.1">
          <table:table-cell table:style-name="Table28.A2" office:value-type="string">
            <text:p text:style-name="P3">standard business practises</text:p>
          </table:table-cell>
          <table:table-cell table:style-name="Table28.B2" office:value-type="string">
            <text:p text:style-name="P3">standard business practices</text:p>
          </table:table-cell>
        </table:table-row>
        <text:soft-page-break/>
        <table:table-row table:style-name="Table28.1">
          <table:table-cell table:style-name="Table28.A2" office:value-type="string">
            <text:p text:style-name="P3">the practise of a skill</text:p>
          </table:table-cell>
          <table:table-cell table:style-name="Table28.B2" office:value-type="string">
            <text:p text:style-name="P3">the practice of a skill</text:p>
          </table:table-cell>
        </table:table-row>
        <table:table-row table:style-name="Table28.1">
          <table:table-cell table:style-name="Table28.A2" office:value-type="string">
            <text:p text:style-name="P3">this is best practise</text:p>
          </table:table-cell>
          <table:table-cell table:style-name="Table28.B2" office:value-type="string">
            <text:p text:style-name="P3">this is best practice</text:p>
          </table:table-cell>
        </table:table-row>
      </table:table>
      <text:p text:style-name="Standard"/>
      <text:p text:style-name="Standard">// (I|s?he|we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">test</text:p>
          </table:table-cell>
          <table:table-cell table:style-name="Table29.B1" office:value-type="string">
            <text:p text:style-name="P1">expect</text:p>
          </table:table-cell>
        </table:table-row>
        <table:table-row table:style-name="Table29.1">
          <table:table-cell table:style-name="Table29.A2" office:value-type="string">
            <text:p text:style-name="P3">I practiced the piano</text:p>
          </table:table-cell>
          <table:table-cell table:style-name="Table29.B2" office:value-type="string">
            <text:p text:style-name="P3">I practised the piano</text:p>
          </table:table-cell>
        </table:table-row>
        <table:table-row table:style-name="Table29.1">
          <table:table-cell table:style-name="Table29.A2" office:value-type="string">
            <text:p text:style-name="P3">I practice every night</text:p>
          </table:table-cell>
          <table:table-cell table:style-name="Table29.B2" office:value-type="string">
            <text:p text:style-name="P3">I practise every night</text:p>
          </table:table-cell>
        </table:table-row>
        <table:table-row table:style-name="Table29.1">
          <table:table-cell table:style-name="Table29.A2" office:value-type="string">
            <text:p text:style-name="P3">She practiced for two hours</text:p>
          </table:table-cell>
          <table:table-cell table:style-name="Table29.B2" office:value-type="string">
            <text:p text:style-name="P3">She practised for two hours</text:p>
          </table:table-cell>
        </table:table-row>
        <table:table-row table:style-name="Table29.1">
          <table:table-cell table:style-name="Table29.A2" office:value-type="string">
            <text:p text:style-name="P3">When he practices, the noise is unbearable</text:p>
          </table:table-cell>
          <table:table-cell table:style-name="Table29.B2" office:value-type="string">
            <text:p text:style-name="P3">When he practises, the noise is unbearable</text:p>
          </table:table-cell>
        </table:table-row>
      </table:table>
      <text:p text:style-name="Standard"/>
      <text:p text:style-name="Standard">// ([Ppracti)c(ing|ed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">test</text:p>
          </table:table-cell>
          <table:table-cell table:style-name="Table30.B1" office:value-type="string">
            <text:p text:style-name="P1">expect</text:p>
          </table:table-cell>
        </table:table-row>
        <table:table-row table:style-name="Table30.1">
          <table:table-cell table:style-name="Table30.A2" office:value-type="string">
            <text:p text:style-name="P3">We were practicing skiing.</text:p>
          </table:table-cell>
          <table:table-cell table:style-name="Table30.B2" office:value-type="string">
            <text:p text:style-name="P3">We were practising skiing.</text:p>
          </table:table-cell>
        </table:table-row>
        <table:table-row table:style-name="Table30.1">
          <table:table-cell table:style-name="Table30.A2" office:value-type="string">
            <text:p text:style-name="P3">I practiced playing the piano.</text:p>
          </table:table-cell>
          <table:table-cell table:style-name="Table30.B2" office:value-type="string">
            <text:p text:style-name="P3">I practised playing the piano.</text:p>
          </table:table-cell>
        </table:table-row>
        <table:table-row table:style-name="Table30.1">
          <table:table-cell table:style-name="Table30.A2" office:value-type="string">
            <text:p text:style-name="P3">She practices singing for three hours a night.</text:p>
          </table:table-cell>
          <table:table-cell table:style-name="Table30.B2" office:value-type="string">
            <text:p text:style-name="P3">She practises singing for three hours a night.</text:p>
          </table:table-cell>
        </table:table-row>
        <table:table-row table:style-name="Table30.1">
          <table:table-cell table:style-name="Table30.A2" office:value-type="string">
            <text:p text:style-name="P3">Practice throwing before the next match.</text:p>
          </table:table-cell>
          <table:table-cell table:style-name="Table30.B2" office:value-type="string">
            <text:p text:style-name="P3">Practise throwing before the next match.</text:p>
          </table:table-cell>
        </table:table-row>
        <table:table-row table:style-name="Table30.1">
          <table:table-cell table:style-name="Table30.A2" office:value-type="string">
            <text:p text:style-name="P3">I practise typing.</text:p>
          </table:table-cell>
          <table:table-cell table:style-name="Table30.B2" office:value-type="string">
            <text:p text:style-name="P3">I practise typing.</text:p>
          </table:table-cell>
        </table:table-row>
        <table:table-row table:style-name="Table30.1">
          <table:table-cell table:style-name="Table30.A2" office:value-type="string">
            <text:p text:style-name="P3">Practice makes perfect.</text:p>
          </table:table-cell>
          <table:table-cell table:style-name="Table30.B2" office:value-type="string">
            <text:p text:style-name="P3">Practice makes perfect.</text:p>
          </table:table-cell>
        </table:table-row>
        <table:table-row table:style-name="Table30.1">
          <table:table-cell table:style-name="Table30.A2" office:value-type="string">
            <text:p text:style-name="P3">Practice mingles with experience.</text:p>
          </table:table-cell>
          <table:table-cell table:style-name="Table30.B2" office:value-type="string">
            <text:p text:style-name="P3">Practice mingles with experience.</text:p>
          </table:table-cell>
        </table:table-row>
      </table:table>
      <text:p text:style-name="Standard"/>
      <text:p text:style-name="Standard">// its not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">test</text:p>
          </table:table-cell>
          <table:table-cell table:style-name="Table31.B1" office:value-type="string">
            <text:p text:style-name="P1">expect</text:p>
          </table:table-cell>
        </table:table-row>
        <table:table-row table:style-name="Table31.1">
          <table:table-cell table:style-name="Table31.A2" office:value-type="string">
            <text:p text:style-name="P3">its not correct</text:p>
          </table:table-cell>
          <table:table-cell table:style-name="Table31.B2" office:value-type="string">
            <text:p text:style-name="P3">it's not correct</text:p>
          </table:table-cell>
        </table:table-row>
      </table:table>
      <text:p text:style-name="Standard"/>
      <text:p text:style-name="Standard">// (about|around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">test</text:p>
          </table:table-cell>
          <table:table-cell table:style-name="Table32.B1" office:value-type="string">
            <text:p text:style-name="P1">expect</text:p>
          </table:table-cell>
        </table:table-row>
        <table:table-row table:style-name="Table32.1">
          <table:table-cell table:style-name="Table32.A2" office:value-type="string">
            <text:p text:style-name="P3">look at it's shape</text:p>
          </table:table-cell>
          <table:table-cell table:style-name="Table32.B2" office:value-type="string">
            <text:p text:style-name="P3">look at its shape</text:p>
          </table:table-cell>
        </table:table-row>
      </table:table>
      <text:p text:style-name="Standard"/>
      <text:p text:style-name="Standard">// your not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">test</text:p>
          </table:table-cell>
          <table:table-cell table:style-name="Table33.B1" office:value-type="string">
            <text:p text:style-name="P1">expect</text:p>
          </table:table-cell>
        </table:table-row>
        <table:table-row table:style-name="Table33.1">
          <table:table-cell table:style-name="Table33.A2" office:value-type="string">
            <text:p text:style-name="P3">if your not careful</text:p>
          </table:table-cell>
          <table:table-cell table:style-name="Table33.B2" office:value-type="string">
            <text:p text:style-name="P3">if you're not careful</text:p>
          </table:table-cell>
        </table:table-row>
      </table:table>
      <text:p text:style-name="Standard"/>
      <text:p text:style-name="Standard">//(about|around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">test</text:p>
          </table:table-cell>
          <table:table-cell table:style-name="Table34.B1" office:value-type="string">
            <text:p text:style-name="P1">expect</text:p>
          </table:table-cell>
        </table:table-row>
        <table:table-row table:style-name="Table34.1">
          <table:table-cell table:style-name="Table34.A2" office:value-type="string">
            <text:p text:style-name="P3">at you're discretion</text:p>
          </table:table-cell>
          <table:table-cell table:style-name="Table34.B2" office:value-type="string">
            <text:p text:style-name="P3">at your discretion</text:p>
          </table:table-cell>
        </table:table-row>
        <table:table-row table:style-name="Table34.1">
          <table:table-cell table:style-name="Table34.A2" office:value-type="string">
            <text:p text:style-name="P3">IN OVER YOU'RE HEAD</text:p>
          </table:table-cell>
          <table:table-cell table:style-name="Table34.B2" office:value-type="string">
            <text:p text:style-name="P3">IN OVER YOUR HEAD</text:p>
          </table:table-cell>
        </table:table-row>
        <table:table-row table:style-name="Table34.1">
          <table:table-cell table:style-name="Table34.A2" office:value-type="string">
            <text:p text:style-name="P3">Time of You're Life</text:p>
          </table:table-cell>
          <table:table-cell table:style-name="Table34.B2" office:value-type="string">
            <text:p text:style-name="P3">Time of Your Life</text:p>
          </table:table-cell>
        </table:table-row>
      </table:table>
      <text:p text:style-name="Standard"/>
      <text:p text:style-name="Standard"><text:soft-page-break/>// ([^]+<text:tab/></text:p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1">test</text:p>
          </table:table-cell>
          <table:table-cell table:style-name="Table35.B1" office:value-type="string">
            <text:p text:style-name="P1">expect</text:p>
          </table:table-cell>
        </table:table-row>
        <table:table-row table:style-name="Table35.1">
          <table:table-cell table:style-name="Table35.A2" office:value-type="string">
            <text:p text:style-name="P3">I swim everyday</text:p>
          </table:table-cell>
          <table:table-cell table:style-name="Table35.B2" office:value-type="string">
            <text:p text:style-name="P3">I swim every day</text:p>
          </table:table-cell>
        </table:table-row>
        <table:table-row table:style-name="Table35.1">
          <table:table-cell table:style-name="Table35.A2" office:value-type="string">
            <text:p text:style-name="P3">excellent performance everyday</text:p>
          </table:table-cell>
          <table:table-cell table:style-name="Table35.B2" office:value-type="string">
            <text:p text:style-name="P3">excellent performance every day</text:p>
          </table:table-cell>
        </table:table-row>
        <table:table-row table:style-name="Table35.1">
          <table:table-cell table:style-name="Table35.A2" office:value-type="string">
            <text:p text:style-name="P3">it was not an everyday event</text:p>
          </table:table-cell>
          <table:table-cell table:style-name="Table35.B2" office:value-type="string">
            <text:p text:style-name="P3">it was not an everyday event</text:p>
          </table:table-cell>
        </table:table-row>
        <table:table-row table:style-name="Table35.1">
          <table:table-cell table:style-name="Table35.A2" office:value-type="string">
            <text:p text:style-name="P3">things that the everyday folks leave behind</text:p>
          </table:table-cell>
          <table:table-cell table:style-name="Table35.B2" office:value-type="string">
            <text:p text:style-name="P3">things that the everyday folks leave behind</text:p>
          </table:table-cell>
        </table:table-row>
        <table:table-row table:style-name="Table35.1">
          <table:table-cell table:style-name="Table35.A2" office:value-type="string">
            <text:p text:style-name="P3">that doesn't happen everyday</text:p>
          </table:table-cell>
          <table:table-cell table:style-name="Table35.B2" office:value-type="string">
            <text:p text:style-name="P3">that doesn't happen every day</text:p>
          </table:table-cell>
        </table:table-row>
      </table:table>
      <text:p text:style-name="Standard"/>
      <text:p text:style-name="Standard">// their (is|are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">test</text:p>
          </table:table-cell>
          <table:table-cell table:style-name="Table36.B1" office:value-type="string">
            <text:p text:style-name="P1">expect</text:p>
          </table:table-cell>
        </table:table-row>
        <table:table-row table:style-name="Table36.1">
          <table:table-cell table:style-name="Table36.A2" office:value-type="string">
            <text:p text:style-name="P3">their is one mistake</text:p>
          </table:table-cell>
          <table:table-cell table:style-name="Table36.B2" office:value-type="string">
            <text:p text:style-name="P3">there is one mistake</text:p>
          </table:table-cell>
        </table:table-row>
        <table:table-row table:style-name="Table36.1">
          <table:table-cell table:style-name="Table36.A2" office:value-type="string">
            <text:p text:style-name="P3">their are two mistakes</text:p>
          </table:table-cell>
          <table:table-cell table:style-name="Table36.B2" office:value-type="string">
            <text:p text:style-name="P3">there are two mistakes</text:p>
          </table:table-cell>
        </table:table-row>
      </table:table>
      <text:p text:style-name="Standard"/>
      <text:p text:style-name="Standard">// there([^]+)</text:p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1">test</text:p>
          </table:table-cell>
          <table:table-cell table:style-name="Table37.B1" office:value-type="string">
            <text:p text:style-name="P1">expect</text:p>
          </table:table-cell>
        </table:table-row>
        <table:table-row table:style-name="Table37.1">
          <table:table-cell table:style-name="Table37.A2" office:value-type="string">
            <text:p text:style-name="P3">there grammar is bad</text:p>
          </table:table-cell>
          <table:table-cell table:style-name="Table37.B2" office:value-type="string">
            <text:p text:style-name="P3">their grammar is bad</text:p>
          </table:table-cell>
        </table:table-row>
        <table:table-row table:style-name="Table37.1">
          <table:table-cell table:style-name="Table37.A2" office:value-type="string">
            <text:p text:style-name="P3">there houses are stone</text:p>
          </table:table-cell>
          <table:table-cell table:style-name="Table37.B2" office:value-type="string">
            <text:p text:style-name="P3">their houses are stone</text:p>
          </table:table-cell>
        </table:table-row>
        <table:table-row table:style-name="Table37.1">
          <table:table-cell table:style-name="Table37.A2" office:value-type="string">
            <text:p text:style-name="P3">there dog has no nose</text:p>
          </table:table-cell>
          <table:table-cell table:style-name="Table37.B2" office:value-type="string">
            <text:p text:style-name="P3">their dog has no nose</text:p>
          </table:table-cell>
        </table:table-row>
        <table:table-row table:style-name="Table37.1">
          <table:table-cell table:style-name="Table37.A2" office:value-type="string">
            <text:p text:style-name="P3">there it is</text:p>
          </table:table-cell>
          <table:table-cell table:style-name="Table37.B2" office:value-type="string">
            <text:p text:style-name="P3">there it is</text:p>
          </table:table-cell>
        </table:table-row>
        <table:table-row table:style-name="Table37.1">
          <table:table-cell table:style-name="Table37.A2" office:value-type="string">
            <text:p text:style-name="P3">there you have it</text:p>
          </table:table-cell>
          <table:table-cell table:style-name="Table37.B2" office:value-type="string">
            <text:p text:style-name="P3">there you have it</text:p>
          </table:table-cell>
        </table:table-row>
      </table:table>
      <text:p text:style-name="Standard"/>
      <text:p text:style-name="Standard">// (to|will</text:p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P1">test</text:p>
          </table:table-cell>
          <table:table-cell table:style-name="Table38.B1" office:value-type="string">
            <text:p text:style-name="P1">expect</text:p>
          </table:table-cell>
        </table:table-row>
        <table:table-row table:style-name="Table38.1">
          <table:table-cell table:style-name="Table38.A2" office:value-type="string">
            <text:p text:style-name="P3">he hoped they would loose</text:p>
          </table:table-cell>
          <table:table-cell table:style-name="Table38.B2" office:value-type="string">
            <text:p text:style-name="P3">he hoped they would lose</text:p>
          </table:table-cell>
        </table:table-row>
        <table:table-row table:style-name="Table38.1">
          <table:table-cell table:style-name="Table38.A2" office:value-type="string">
            <text:p text:style-name="P3">they could not afford to loose</text:p>
          </table:table-cell>
          <table:table-cell table:style-name="Table38.B2" office:value-type="string">
            <text:p text:style-name="P3">they could not afford to lose</text:p>
          </table:table-cell>
        </table:table-row>
        <table:table-row table:style-name="Table38.1">
          <table:table-cell table:style-name="Table38.A2" office:value-type="string">
            <text:p text:style-name="P3">it is loose</text:p>
          </table:table-cell>
          <table:table-cell table:style-name="Table38.B2" office:value-type="string">
            <text:p text:style-name="P3">it is loose</text:p>
          </table:table-cell>
        </table:table-row>
        <table:table-row table:style-name="Table38.1">
          <table:table-cell table:style-name="Table38.A2" office:value-type="string">
            <text:p text:style-name="P3">try to loosen it</text:p>
          </table:table-cell>
          <table:table-cell table:style-name="Table38.B2" office:value-type="string">
            <text:p text:style-name="P3">try to loosen it</text:p>
          </table:table-cell>
        </table:table-row>
      </table:table>
      <text:p text:style-name="Standard"/>
      <text:p text:style-name="Standard">// (for|in|takes</text:p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1">test</text:p>
          </table:table-cell>
          <table:table-cell table:style-name="Table39.B1" office:value-type="string">
            <text:p text:style-name="P1">expect</text:p>
          </table:table-cell>
        </table:table-row>
        <table:table-row table:style-name="Table39.1">
          <table:table-cell table:style-name="Table39.A2" office:value-type="string">
            <text:p text:style-name="P3">stay for awhile</text:p>
          </table:table-cell>
          <table:table-cell table:style-name="Table39.B2" office:value-type="string">
            <text:p text:style-name="P3">stay for a while</text:p>
          </table:table-cell>
        </table:table-row>
        <table:table-row table:style-name="Table39.1">
          <table:table-cell table:style-name="Table39.A2" office:value-type="string">
            <text:p text:style-name="P3">she did that once in awhile</text:p>
          </table:table-cell>
          <table:table-cell table:style-name="Table39.B2" office:value-type="string">
            <text:p text:style-name="P3">she did that once in a while</text:p>
          </table:table-cell>
        </table:table-row>
        <table:table-row table:style-name="Table39.1">
          <table:table-cell table:style-name="Table39.A2" office:value-type="string">
            <text:p text:style-name="P3">stay awhile</text:p>
          </table:table-cell>
          <table:table-cell table:style-name="Table39.B2" office:value-type="string">
            <text:p text:style-name="P3">stay awhile</text:p>
          </table:table-cell>
        </table:table-row>
        <table:table-row table:style-name="Table39.1">
          <table:table-cell table:style-name="Table39.A2" office:value-type="string">
            <text:p text:style-name="P3">it might take awhile</text:p>
          </table:table-cell>
          <table:table-cell table:style-name="Table39.B2" office:value-type="string">
            <text:p text:style-name="P3">it might take a while</text:p>
          </table:table-cell>
        </table:table-row>
        <table:table-row table:style-name="Table39.1">
          <table:table-cell table:style-name="Table39.A2" office:value-type="string">
            <text:p text:style-name="P3">he takes awhile to get ready</text:p>
          </table:table-cell>
          <table:table-cell table:style-name="Table39.B2" office:value-type="string">
            <text:p text:style-name="P3">he takes a while to get ready</text:p>
          </table:table-cell>
        </table:table-row>
      </table:table>
      <text:p text:style-name="Standard"/>
      <text:p text:style-name="Standard">// faint ruled</text:p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P1">test</text:p>
          </table:table-cell>
          <table:table-cell table:style-name="Table40.B1" office:value-type="string">
            <text:p text:style-name="P1">expected</text:p>
          </table:table-cell>
        </table:table-row>
        <text:soft-page-break/>
        <table:table-row table:style-name="Table40.1">
          <table:table-cell table:style-name="Table40.A2" office:value-type="string">
            <text:p text:style-name="P3">this is faint ruled paper</text:p>
          </table:table-cell>
          <table:table-cell table:style-name="Table40.B2" office:value-type="string">
            <text:p text:style-name="P3">this is feint ruled paper</text:p>
          </table:table-cell>
        </table:table-row>
      </table:table>
      <text:p text:style-name="Standard"/>
      <text:p text:style-name="Standard">// before hand</text:p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P1">test</text:p>
          </table:table-cell>
          <table:table-cell table:style-name="Table41.B1" office:value-type="string">
            <text:p text:style-name="P1">expect</text:p>
          </table:table-cell>
        </table:table-row>
        <table:table-row table:style-name="Table41.1">
          <table:table-cell table:style-name="Table41.A2" office:value-type="string">
            <text:p text:style-name="P3">I would like it before hand, if possible.</text:p>
          </table:table-cell>
          <table:table-cell table:style-name="Table41.B2" office:value-type="string">
            <text:p text:style-name="P3">I would like it beforehand, if possible.</text:p>
          </table:table-cell>
        </table:table-row>
        <table:table-row table:style-name="Table41.1">
          <table:table-cell table:style-name="Table41.A2" office:value-type="string">
            <text:p text:style-name="P3">I need to see it before hand.</text:p>
          </table:table-cell>
          <table:table-cell table:style-name="Table41.B2" office:value-type="string">
            <text:p text:style-name="P3">I need to see it beforehand.</text:p>
          </table:table-cell>
        </table:table-row>
        <table:table-row table:style-name="Table41.1">
          <table:table-cell table:style-name="Table41.A2" office:value-type="string">
            <text:p text:style-name="P3">I read it before handing it to you.</text:p>
          </table:table-cell>
          <table:table-cell table:style-name="Table41.B2" office:value-type="string">
            <text:p text:style-name="P3">I read it before handing it to you.</text:p>
          </table:table-cell>
        </table:table-row>
        <table:table-row table:style-name="Table41.1">
          <table:table-cell table:style-name="Table41.A2" office:value-type="string">
            <text:p text:style-name="P3">It needs testing before hand-over.</text:p>
          </table:table-cell>
          <table:table-cell table:style-name="Table41.B2" office:value-type="string">
            <text:p text:style-name="P3">It needs testing before hand-over.</text:p>
          </table:table-cell>
        </table:table-row>
      </table:table>
      <text:p text:style-name="Standard"/>
      <text:p text:style-name="Standard">// end-product<text:tab/></text:p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office:value-type="string">
            <text:p text:style-name="P1">test</text:p>
          </table:table-cell>
          <table:table-cell table:style-name="Table42.B1" office:value-type="string">
            <text:p text:style-name="P1">expect</text:p>
          </table:table-cell>
        </table:table-row>
        <table:table-row table:style-name="Table42.1">
          <table:table-cell table:style-name="Table42.A2" office:value-type="string">
            <text:p text:style-name="P3">This is the end-product.</text:p>
          </table:table-cell>
          <table:table-cell table:style-name="Table42.B2" office:value-type="string">
            <text:p text:style-name="P3">This is the end product.</text:p>
          </table:table-cell>
        </table:table-row>
        <table:table-row table:style-name="Table42.1">
          <table:table-cell table:style-name="Table42.A2" office:value-type="string">
            <text:p text:style-name="P3">The process has two end-products.</text:p>
          </table:table-cell>
          <table:table-cell table:style-name="Table42.B2" office:value-type="string">
            <text:p text:style-name="P3">The process has two end products.</text:p>
          </table:table-cell>
        </table:table-row>
      </table:table>
      <text:p text:style-name="Standard"/>
      <text:p text:style-name="Standard">// everyone of</text:p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P1">test</text:p>
          </table:table-cell>
          <table:table-cell table:style-name="Table43.B1" office:value-type="string">
            <text:p text:style-name="P1">expect</text:p>
          </table:table-cell>
        </table:table-row>
        <table:table-row table:style-name="Table43.1">
          <table:table-cell table:style-name="Table43.A2" office:value-type="string">
            <text:p text:style-name="P3">It's true that everyone was unchanged.</text:p>
          </table:table-cell>
          <table:table-cell table:style-name="Table43.B2" office:value-type="string">
            <text:p text:style-name="P3">It's true that everyone was unchanged.</text:p>
          </table:table-cell>
        </table:table-row>
        <table:table-row table:style-name="Table43.1">
          <table:table-cell table:style-name="Table43.A2" office:value-type="string">
            <text:p text:style-name="P3">I would like to thank everyone of you.</text:p>
          </table:table-cell>
          <table:table-cell table:style-name="Table43.B2" office:value-type="string">
            <text:p text:style-name="P3">I would like to thank every one of you.</text:p>
          </table:table-cell>
        </table:table-row>
      </table:table>
      <text:p text:style-name="Standard"/>
      <text:p text:style-name="Standard">// an other</text:p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office:value-type="string">
            <text:p text:style-name="P1">test</text:p>
          </table:table-cell>
          <table:table-cell table:style-name="Table44.B1" office:value-type="string">
            <text:p text:style-name="P1">expect</text:p>
          </table:table-cell>
        </table:table-row>
        <table:table-row table:style-name="Table44.1">
          <table:table-cell table:style-name="Table44.A2" office:value-type="string">
            <text:p text:style-name="P3">I saw an other one.</text:p>
          </table:table-cell>
          <table:table-cell table:style-name="Table44.B2" office:value-type="string">
            <text:p text:style-name="P3">I saw another one.</text:p>
          </table:table-cell>
        </table:table-row>
      </table:table>
      <text:p text:style-name="Standard"/>
      <text:h text:style-name="P27" text:outline-level="2">en-punctuation.xml</text:h>
      <text:p text:style-name="Standard">//:[-]+</text:p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">test</text:p>
          </table:table-cell>
          <table:table-cell table:style-name="Table45.B1" office:value-type="string">
            <text:p text:style-name="P1">expect</text:p>
          </table:table-cell>
        </table:table-row>
        <table:table-row table:style-name="Table45.1">
          <table:table-cell table:style-name="Table45.A2" office:value-type="string">
            <text:p text:style-name="P3">List: a, b, c.</text:p>
          </table:table-cell>
          <table:table-cell table:style-name="Table45.B2" office:value-type="string">
            <text:p text:style-name="P3">List: a, b, c.</text:p>
          </table:table-cell>
        </table:table-row>
        <table:table-row table:style-name="Table45.1">
          <table:table-cell table:style-name="Table45.A2" office:value-type="string">
            <text:p text:style-name="P3">List:- a, b, c.</text:p>
          </table:table-cell>
          <table:table-cell table:style-name="Table45.B2" office:value-type="string">
            <text:p text:style-name="P3">List: a, b, c.</text:p>
          </table:table-cell>
        </table:table-row>
        <table:table-row table:style-name="Table45.1">
          <table:table-cell table:style-name="Table45.A2" office:value-type="string">
            <text:p text:style-name="P3">List:-- a, b, c.</text:p>
          </table:table-cell>
          <table:table-cell table:style-name="Table45.B2" office:value-type="string">
            <text:p text:style-name="P3">List: a, b, c.</text:p>
          </table:table-cell>
        </table:table-row>
      </table:table>
      <text:p text:style-name="Standard"/>
      <text:p text:style-name="Standard">// (([a-z]</text:p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1">test</text:p>
          </table:table-cell>
          <table:table-cell table:style-name="Table46.B1" office:value-type="string">
            <text:p text:style-name="P1">expect</text:p>
          </table:table-cell>
        </table:table-row>
        <table:table-row table:style-name="Table46.1">
          <table:table-cell table:style-name="Table46.A2" office:value-type="string">
            <text:p text:style-name="P3">fully-functional</text:p>
          </table:table-cell>
          <table:table-cell table:style-name="Table46.B2" office:value-type="string">
            <text:p text:style-name="P3">fully functional</text:p>
          </table:table-cell>
        </table:table-row>
        <table:table-row table:style-name="Table46.1">
          <table:table-cell table:style-name="Table46.A2" office:value-type="string">
            <text:p text:style-name="P3">fully functional</text:p>
          </table:table-cell>
          <table:table-cell table:style-name="Table46.B2" office:value-type="string">
            <text:p text:style-name="P3">fully functional</text:p>
          </table:table-cell>
        </table:table-row>
        <table:table-row table:style-name="Table46.1">
          <table:table-cell table:style-name="Table46.A2" office:value-type="string">
            <text:p text:style-name="P3">say TALLY-HO.</text:p>
          </table:table-cell>
          <table:table-cell table:style-name="Table46.B2" office:value-type="string">
            <text:p text:style-name="P3">say TALLY-HO</text:p>
          </table:table-cell>
        </table:table-row>
        <table:table-row table:style-name="Table46.1">
          <table:table-cell table:style-name="Table46.A2" office:value-type="string">
            <text:p text:style-name="P3">tally-ho!</text:p>
          </table:table-cell>
          <table:table-cell table:style-name="Table46.B2" office:value-type="string">
            <text:p text:style-name="P3">tally-ho!</text:p>
          </table:table-cell>
        </table:table-row>
        <table:table-row table:style-name="Table46.1">
          <table:table-cell table:style-name="Table46.A2" office:value-type="string">
            <text:p text:style-name="P3">a family-run, family-owned business</text:p>
          </table:table-cell>
          <table:table-cell table:style-name="Table46.B2" office:value-type="string">
            <text:p text:style-name="P3">a family-run, family-owned business</text:p>
          </table:table-cell>
        </table:table-row>
        <table:table-row table:style-name="Table46.1">
          <table:table-cell table:style-name="Table46.A2" office:value-type="string">
            <text:p text:style-name="P3">a supply-focussed organisation</text:p>
          </table:table-cell>
          <table:table-cell table:style-name="Table46.B2" office:value-type="string">
            <text:p text:style-name="P3">a supply-focussed organisation</text:p>
          </table:table-cell>
        </table:table-row>
        <table:table-row table:style-name="Table46.1">
          <table:table-cell table:style-name="Table46.A2" office:value-type="string">
            <text:p text:style-name="P3">it was an underbelly-containing cut of meat</text:p>
          </table:table-cell>
          <table:table-cell table:style-name="Table46.B2" office:value-type="string">
            <text:p text:style-name="P3">it was an underbelly-containing cut of meat</text:p>
          </table:table-cell>
        </table:table-row>
      </table:table>
      <text:p text:style-name="Standard"/>
      <text:p text:style-name="Standard">// old fashioned</text:p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office:value-type="string">
            <text:p text:style-name="P1">test</text:p>
          </table:table-cell>
          <table:table-cell table:style-name="Table47.B1" office:value-type="string">
            <text:p text:style-name="P1">expect</text:p>
          </table:table-cell>
        </table:table-row>
        <table:table-row table:style-name="Table47.1">
          <table:table-cell table:style-name="Table47.A2" office:value-type="string">
            <text:p text:style-name="P3">It was done in the old fashioned way.</text:p>
          </table:table-cell>
          <table:table-cell table:style-name="Table47.B2" office:value-type="string">
            <text:p text:style-name="P3">It was done in the old-fashioned way.</text:p>
          </table:table-cell>
        </table:table-row>
        <table:table-row table:style-name="Table47.3">
          <table:table-cell table:style-name="Table47.A2" office:value-type="string">
            <text:p text:style-name="P3">It was done in the old fashion.</text:p>
          </table:table-cell>
          <table:table-cell table:style-name="Table47.B2" office:value-type="string">
            <text:p text:style-name="P3">It was done in the old fashion.</text:p>
          </table:table-cell>
        </table:table-row>
      </table:table>
      <text:p text:style-name="Standard"/>
      <text:p text:style-name="Standard">// the ((1\d</text:p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office:value-type="string">
            <text:p text:style-name="P1">test</text:p>
          </table:table-cell>
          <table:table-cell table:style-name="Table48.B1" office:value-type="string">
            <text:p text:style-name="P1">expect</text:p>
          </table:table-cell>
        </table:table-row>
        <table:table-row table:style-name="Table48.1">
          <table:table-cell table:style-name="Table48.A2" office:value-type="string">
            <text:p text:style-name="P3">during the 60's</text:p>
          </table:table-cell>
          <table:table-cell table:style-name="Table48.B2" office:value-type="string">
            <text:p text:style-name="P3">during the 60s</text:p>
          </table:table-cell>
        </table:table-row>
        <table:table-row table:style-name="Table48.1">
          <table:table-cell table:style-name="Table48.A2" office:value-type="string">
            <text:p text:style-name="P3">throughout the 1840's</text:p>
          </table:table-cell>
          <table:table-cell table:style-name="Table48.B2" office:value-type="string">
            <text:p text:style-name="P3">throughout the 1840s</text:p>
          </table:table-cell>
        </table:table-row>
      </table:table>
      <text:h text:style-name="Heading_20_2" text:outline-level="2">en-misc.xml</text:h>
      <text:p text:style-name="Standard">// ([a-z</text:p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P1">test</text:p>
          </table:table-cell>
          <table:table-cell table:style-name="Table49.B1" office:value-type="string">
            <text:p text:style-name="P1">expect</text:p>
          </table:table-cell>
        </table:table-row>
        <table:table-row table:style-name="Table49.1">
          <table:table-cell table:style-name="Table49.A2" office:value-type="string">
            <text:p text:style-name="P3">go to the the park</text:p>
          </table:table-cell>
          <table:table-cell table:style-name="Table49.B2" office:value-type="string">
            <text:p text:style-name="P3">go to the park</text:p>
          </table:table-cell>
        </table:table-row>
        <table:table-row table:style-name="Table49.1">
          <table:table-cell table:style-name="Table49.A2" office:value-type="string">
            <text:p text:style-name="P3">find an angle</text:p>
          </table:table-cell>
          <table:table-cell table:style-name="Table49.B2" office:value-type="string">
            <text:p text:style-name="P3">find an angle</text:p>
          </table:table-cell>
        </table:table-row>
        <table:table-row table:style-name="Table49.1">
          <table:table-cell table:style-name="Table49.A2" office:value-type="string">
            <text:p text:style-name="P3">FIND AN AN ANGLE</text:p>
          </table:table-cell>
          <table:table-cell table:style-name="Table49.B2" office:value-type="string">
            <text:p text:style-name="P3">FIND AN ANGLE</text:p>
          </table:table-cell>
        </table:table-row>
      </table:table>
      <text:p text:style-name="Standard"/>
      <text:p text:style-name="Standard">// \bdifferent(ly)?</text:p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office:value-type="string">
            <text:p text:style-name="P1">test</text:p>
          </table:table-cell>
          <table:table-cell table:style-name="Table50.B1" office:value-type="string">
            <text:p text:style-name="P1">expect</text:p>
          </table:table-cell>
        </table:table-row>
        <table:table-row table:style-name="Table50.1">
          <table:table-cell table:style-name="Table50.A2" office:value-type="string">
            <text:p text:style-name="P3">this is different than that</text:p>
          </table:table-cell>
          <table:table-cell table:style-name="Table50.B2" office:value-type="string">
            <text:p text:style-name="P3">this is different from that</text:p>
          </table:table-cell>
        </table:table-row>
        <text:soft-page-break/>
        <table:table-row table:style-name="Table50.1">
          <table:table-cell table:style-name="Table50.A2" office:value-type="string">
            <text:p text:style-name="P3">this is different from that</text:p>
          </table:table-cell>
          <table:table-cell table:style-name="Table50.B2" office:value-type="string">
            <text:p text:style-name="P3">this is different from that</text:p>
          </table:table-cell>
        </table:table-row>
        <table:table-row table:style-name="Table50.1">
          <table:table-cell table:style-name="Table50.A2" office:value-type="string">
            <text:p text:style-name="P3">this is a different color than that</text:p>
          </table:table-cell>
          <table:table-cell table:style-name="Table50.B2" office:value-type="string">
            <text:p text:style-name="P3">this is a different color from that</text:p>
          </table:table-cell>
        </table:table-row>
        <table:table-row table:style-name="Table50.1">
          <table:table-cell table:style-name="Table50.A2" office:value-type="string">
            <text:p text:style-name="P3">this operates differently than that</text:p>
          </table:table-cell>
          <table:table-cell table:style-name="Table50.B2" office:value-type="string">
            <text:p text:style-name="P3">this operates differently from that</text:p>
          </table:table-cell>
        </table:table-row>
      </table:table>
      <text:p text:style-name="Standard"/>
      <text:p text:style-name="Standard">// (man|woman|girl</text:p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1">test</text:p>
          </table:table-cell>
          <table:table-cell table:style-name="Table51.B1" office:value-type="string">
            <text:p text:style-name="P1">expected</text:p>
          </table:table-cell>
        </table:table-row>
        <table:table-row table:style-name="Table51.1">
          <table:table-cell table:style-name="Table51.A2" office:value-type="string">
            <text:p text:style-name="P3">The girl that was here yesterday.</text:p>
          </table:table-cell>
          <table:table-cell table:style-name="Table51.B2" office:value-type="string">
            <text:p text:style-name="P3">The girl who was here yesterday.</text:p>
          </table:table-cell>
        </table:table-row>
        <table:table-row table:style-name="Table51.1">
          <table:table-cell table:style-name="Table51.A2" office:value-type="string">
            <text:p text:style-name="P3">People that know their grammar.</text:p>
          </table:table-cell>
          <table:table-cell table:style-name="Table51.B2" office:value-type="string">
            <text:p text:style-name="P3">People who know their grammar.</text:p>
          </table:table-cell>
        </table:table-row>
      </table:table>
      <text:p text:style-name="Standard"/>
      <text:p text:style-name="Standard">// if(only )?</text:p>
      <table:table table:name="Table52" table:style-name="Table52">
        <table:table-column table:style-name="Table52.A"/>
        <table:table-column table:style-name="Table52.B"/>
        <table:table-row table:style-name="Table52.1">
          <table:table-cell table:style-name="Table52.A1" office:value-type="string">
            <text:p text:style-name="P1">test</text:p>
          </table:table-cell>
          <table:table-cell table:style-name="Table52.B1" office:value-type="string">
            <text:p text:style-name="P1">expected</text:p>
          </table:table-cell>
        </table:table-row>
        <table:table-row table:style-name="Table52.1">
          <table:table-cell table:style-name="Table52.A2" office:value-type="string">
            <text:p text:style-name="P3">if I was a rich man</text:p>
          </table:table-cell>
          <table:table-cell table:style-name="Table52.B2" office:value-type="string">
            <text:p text:style-name="P3">if I were a rich man</text:p>
          </table:table-cell>
        </table:table-row>
        <table:table-row table:style-name="Table52.1">
          <table:table-cell table:style-name="Table52.A2" office:value-type="string">
            <text:p text:style-name="P3">if only it was faster</text:p>
          </table:table-cell>
          <table:table-cell table:style-name="Table52.B2" office:value-type="string">
            <text:p text:style-name="P3">if only it were faster</text:p>
          </table:table-cell>
        </table:table-row>
        <table:table-row table:style-name="Table52.1">
          <table:table-cell table:style-name="Table52.A2" office:value-type="string">
            <text:p text:style-name="P3">I wouldn't do that if I was you!</text:p>
          </table:table-cell>
          <table:table-cell table:style-name="Table52.B2" office:value-type="string">
            <text:p text:style-name="P3">I wouldn't do that if I were you!</text:p>
          </table:table-cell>
        </table:table-row>
      </table:table>
      <text:p text:style-name="Standard"/>
      <text:p text:style-name="Standard">// wish(e[ds])</text:p>
      <table:table table:name="Table53" table:style-name="Table53">
        <table:table-column table:style-name="Table53.A"/>
        <table:table-column table:style-name="Table53.B"/>
        <table:table-row table:style-name="Table53.1">
          <table:table-cell table:style-name="Table53.A1" office:value-type="string">
            <text:p text:style-name="P1">test</text:p>
          </table:table-cell>
          <table:table-cell table:style-name="Table53.B1" office:value-type="string">
            <text:p text:style-name="P1">expected</text:p>
          </table:table-cell>
        </table:table-row>
        <table:table-row table:style-name="Table53.1">
          <table:table-cell table:style-name="Table53.A2" office:value-type="string">
            <text:p text:style-name="P3">I wish it was different</text:p>
          </table:table-cell>
          <table:table-cell table:style-name="Table53.B2" office:value-type="string">
            <text:p text:style-name="P3">I wish it were different </text:p>
          </table:table-cell>
        </table:table-row>
        <table:table-row table:style-name="Table53.1">
          <table:table-cell table:style-name="Table53.A2" office:value-type="string">
            <text:p text:style-name="P3">she wishes he was more careful</text:p>
          </table:table-cell>
          <table:table-cell table:style-name="Table53.B2" office:value-type="string">
            <text:p text:style-name="P3">she wishes he were more careful</text:p>
          </table:table-cell>
        </table:table-row>
        <table:table-row table:style-name="Table53.1">
          <table:table-cell table:style-name="Table53.A2" office:value-type="string">
            <text:p text:style-name="P3">they wished that it was Sunday</text:p>
          </table:table-cell>
          <table:table-cell table:style-name="Table53.B2" office:value-type="string">
            <text:p text:style-name="P3">they wished that it were Sunday</text:p>
          </table:table-cell>
        </table:table-row>
      </table:table>
      <text:p text:style-name="Standard"/>
      <text:p text:style-name="Standard">// is comprised of</text:p>
      <table:table table:name="Table54" table:style-name="Table54">
        <table:table-column table:style-name="Table54.A"/>
        <table:table-column table:style-name="Table54.B"/>
        <table:table-row table:style-name="Table54.1">
          <table:table-cell table:style-name="Table54.A1" office:value-type="string">
            <text:p text:style-name="P1">test</text:p>
          </table:table-cell>
          <table:table-cell table:style-name="Table54.B1" office:value-type="string">
            <text:p text:style-name="P1">expected</text:p>
          </table:table-cell>
        </table:table-row>
        <table:table-row table:style-name="Table54.1">
          <table:table-cell table:style-name="Table54.A2" office:value-type="string">
            <text:p text:style-name="P3">the whole is comprised of the parts</text:p>
          </table:table-cell>
          <table:table-cell table:style-name="Table54.B2" office:value-type="string">
            <text:p text:style-name="P3">the whole comprises the parts</text:p>
          </table:table-cell>
        </table:table-row>
      </table:table>
      <text:p text:style-name="Standard"/>
      <text:p text:style-name="Standard">// ([Aa])(([\$</text:p>
      <table:table table:name="Table55" table:style-name="Table55">
        <table:table-column table:style-name="Table55.A"/>
        <table:table-column table:style-name="Table55.B"/>
        <table:table-row table:style-name="Table55.1">
          <table:table-cell table:style-name="Table55.A1" office:value-type="string">
            <text:p text:style-name="P1">test</text:p>
          </table:table-cell>
          <table:table-cell table:style-name="Table55.B1" office:value-type="string">
            <text:p text:style-name="P1">expected</text:p>
          </table:table-cell>
        </table:table-row>
        <table:table-row table:style-name="Table55.1">
          <table:table-cell table:style-name="Table55.A2" office:value-type="string">
            <text:p text:style-name="P3">it was a elegant construction</text:p>
          </table:table-cell>
          <table:table-cell table:style-name="Table55.B2" office:value-type="string">
            <text:p text:style-name="P3">it was an elegant construction</text:p>
          </table:table-cell>
        </table:table-row>
        <table:table-row table:style-name="Table55.1">
          <table:table-cell table:style-name="Table55.A2" office:value-type="string">
            <text:p text:style-name="P3">this is a elephant</text:p>
          </table:table-cell>
          <table:table-cell table:style-name="Table55.B2" office:value-type="string">
            <text:p text:style-name="P3">this is an elephant</text:p>
          </table:table-cell>
        </table:table-row>
        <table:table-row table:style-name="Table55.1">
          <table:table-cell table:style-name="Table55.A2" office:value-type="string">
            <text:p text:style-name="P3">plug in a 808 module</text:p>
          </table:table-cell>
          <table:table-cell table:style-name="Table55.B2" office:value-type="string">
            <text:p text:style-name="P3">plug in an 808 module</text:p>
          </table:table-cell>
        </table:table-row>
        <table:table-row table:style-name="Table55.1">
          <table:table-cell table:style-name="Table55.A2" office:value-type="string">
            <text:p text:style-name="P3">he won a million from a $8 ticket</text:p>
          </table:table-cell>
          <table:table-cell table:style-name="Table55.B2" office:value-type="string">
            <text:p text:style-name="P3">he won a million from an $8 ticket</text:p>
          </table:table-cell>
        </table:table-row>
        <table:table-row table:style-name="Table55.1">
          <table:table-cell table:style-name="Table55.A2" office:value-type="string">
            <text:p text:style-name="P3">they each bought a MP3 player</text:p>
          </table:table-cell>
          <table:table-cell table:style-name="Table55.B2" office:value-type="string">
            <text:p text:style-name="P3">they each bought an MP3 player</text:p>
          </table:table-cell>
        </table:table-row>
        <table:table-row table:style-name="Table55.1">
          <table:table-cell table:style-name="Table55.A2" office:value-type="string">
            <text:p text:style-name="P3">he was a RAF pilot during the war</text:p>
          </table:table-cell>
          <table:table-cell table:style-name="Table55.B2" office:value-type="string">
            <text:p text:style-name="P3">he was an RAF pilot during the war</text:p>
          </table:table-cell>
        </table:table-row>
        <table:table-row table:style-name="Table55.1">
          <table:table-cell table:style-name="Table55.A2" office:value-type="string">
            <text:p text:style-name="P3">she had been a MP for 20 years</text:p>
          </table:table-cell>
          <table:table-cell table:style-name="Table55.B2" office:value-type="string">
            <text:p text:style-name="P3">she had been an MP for 20 years</text:p>
          </table:table-cell>
        </table:table-row>
        <table:table-row table:style-name="Table55.1">
          <table:table-cell table:style-name="Table55.A2" office:value-type="string">
            <text:p text:style-name="P3">the doctor took a X-ray</text:p>
          </table:table-cell>
          <table:table-cell table:style-name="Table55.B2" office:value-type="string">
            <text:p text:style-name="P3">the doctor took an X-ray</text:p>
          </table:table-cell>
        </table:table-row>
        <table:table-row table:style-name="Table55.1">
          <table:table-cell table:style-name="Table55.A2" office:value-type="string">
            <text:p text:style-name="P3">she was a EU Commissioner</text:p>
          </table:table-cell>
          <table:table-cell table:style-name="Table55.B2" office:value-type="string">
            <text:p text:style-name="P3">she was an EU Commissioner</text:p>
          </table:table-cell>
        </table:table-row>
        <table:table-row table:style-name="Table55.1">
          <table:table-cell table:style-name="Table55.A2" office:value-type="string">
            <text:p text:style-name="P3">I bought a $11 ticket</text:p>
          </table:table-cell>
          <table:table-cell table:style-name="Table55.B2" office:value-type="string">
            <text:p text:style-name="P3">I bought an $11 ticket</text:p>
          </table:table-cell>
        </table:table-row>
        <text:soft-page-break/>
        <table:table-row table:style-name="Table55.1">
          <table:table-cell table:style-name="Table55.A2" office:value-type="string">
            <text:p text:style-name="P3">I used a 18p stamp</text:p>
          </table:table-cell>
          <table:table-cell table:style-name="Table55.B2" office:value-type="string">
            <text:p text:style-name="P3">I used an 18p stamp</text:p>
          </table:table-cell>
        </table:table-row>
        <table:table-row table:style-name="Table55.1">
          <table:table-cell table:style-name="Table55.A2" office:value-type="string">
            <text:p text:style-name="P3">she caught a 80-pound catfish</text:p>
          </table:table-cell>
          <table:table-cell table:style-name="Table55.B2" office:value-type="string">
            <text:p text:style-name="P3">she caught an 80-pound catfish</text:p>
          </table:table-cell>
        </table:table-row>
        <table:table-row table:style-name="Table55.1">
          <table:table-cell table:style-name="Table55.A2" office:value-type="string">
            <text:p text:style-name="P3">he considered himself to be a European</text:p>
          </table:table-cell>
          <table:table-cell table:style-name="Table55.B2" office:value-type="string">
            <text:p text:style-name="P3">he considered himself to be a European</text:p>
          </table:table-cell>
        </table:table-row>
        <table:table-row table:style-name="Table55.1">
          <table:table-cell table:style-name="Table55.A2" office:value-type="string">
            <text:p text:style-name="P3">they were a eunomic society</text:p>
          </table:table-cell>
          <table:table-cell table:style-name="Table55.B2" office:value-type="string">
            <text:p text:style-name="P3">they were a eunomic society</text:p>
          </table:table-cell>
        </table:table-row>
        <table:table-row table:style-name="Table55.1">
          <table:table-cell table:style-name="Table55.A2" office:value-type="string">
            <text:p text:style-name="P3">they bought a kitchen clock</text:p>
          </table:table-cell>
          <table:table-cell table:style-name="Table55.B2" office:value-type="string">
            <text:p text:style-name="P3">they bought a kitchen clock</text:p>
          </table:table-cell>
        </table:table-row>
        <table:table-row table:style-name="Table55.1">
          <table:table-cell table:style-name="Table55.A2" office:value-type="string">
            <text:p text:style-name="P3">it was just a normal day</text:p>
          </table:table-cell>
          <table:table-cell table:style-name="Table55.B2" office:value-type="string">
            <text:p text:style-name="P3">it was just a normal day</text:p>
          </table:table-cell>
        </table:table-row>
        <table:table-row table:style-name="Table55.1">
          <table:table-cell table:style-name="Table55.A2" office:value-type="string">
            <text:p text:style-name="P3">they came to a unanimous decision</text:p>
          </table:table-cell>
          <table:table-cell table:style-name="Table55.B2" office:value-type="string">
            <text:p text:style-name="P3">they came to a unanimous decision</text:p>
          </table:table-cell>
        </table:table-row>
        <table:table-row table:style-name="Table55.1">
          <table:table-cell table:style-name="Table55.A2" office:value-type="string">
            <text:p text:style-name="P3">the Watt is a unit of power</text:p>
          </table:table-cell>
          <table:table-cell table:style-name="Table55.B2" office:value-type="string">
            <text:p text:style-name="P3">the Watt is a unit of power</text:p>
          </table:table-cell>
        </table:table-row>
        <table:table-row table:style-name="Table55.1">
          <table:table-cell table:style-name="Table55.A2" office:value-type="string">
            <text:p text:style-name="P3">it was a Unicef initiative</text:p>
          </table:table-cell>
          <table:table-cell table:style-name="Table55.B2" office:value-type="string">
            <text:p text:style-name="P3">it was a Unicef initiative</text:p>
          </table:table-cell>
        </table:table-row>
        <table:table-row table:style-name="Table55.1">
          <table:table-cell table:style-name="Table55.A2" office:value-type="string">
            <text:p text:style-name="P3">it was a UNHCO initiative</text:p>
          </table:table-cell>
          <table:table-cell table:style-name="Table55.B2" office:value-type="string">
            <text:p text:style-name="P3">it was a UNHCO initiative</text:p>
          </table:table-cell>
        </table:table-row>
        <table:table-row table:style-name="Table55.1">
          <table:table-cell table:style-name="Table55.A2" office:value-type="string">
            <text:p text:style-name="P3">it formed a U shape</text:p>
          </table:table-cell>
          <table:table-cell table:style-name="Table55.B2" office:value-type="string">
            <text:p text:style-name="P3">it formed a U shape</text:p>
          </table:table-cell>
        </table:table-row>
        <table:table-row table:style-name="Table55.1">
          <table:table-cell table:style-name="Table55.A2" office:value-type="string">
            <text:p text:style-name="P3">they thought they saw a UFO</text:p>
          </table:table-cell>
          <table:table-cell table:style-name="Table55.B2" office:value-type="string">
            <text:p text:style-name="P3">they thought they saw a UFO</text:p>
          </table:table-cell>
        </table:table-row>
        <table:table-row table:style-name="Table55.1">
          <table:table-cell table:style-name="Table55.A2" office:value-type="string">
            <text:p text:style-name="P3">he entered a euchre tournament</text:p>
          </table:table-cell>
          <table:table-cell table:style-name="Table55.B2" office:value-type="string">
            <text:p text:style-name="P3">he entered a euchre tournament</text:p>
          </table:table-cell>
        </table:table-row>
        <table:table-row table:style-name="Table55.1">
          <table:table-cell table:style-name="Table55.A2" office:value-type="string">
            <text:p text:style-name="P3">it is a once-in-a-lifetime offer</text:p>
          </table:table-cell>
          <table:table-cell table:style-name="Table55.B2" office:value-type="string">
            <text:p text:style-name="P3">it is a once-in-a-lifetime offer</text:p>
          </table:table-cell>
        </table:table-row>
        <table:table-row table:style-name="Table55.1">
          <table:table-cell table:style-name="Table55.A2" office:value-type="string">
            <text:p text:style-name="P3">find out a unit's worth</text:p>
          </table:table-cell>
          <table:table-cell table:style-name="Table55.B2" office:value-type="string">
            <text:p text:style-name="P3">find out a unit's worth</text:p>
          </table:table-cell>
        </table:table-row>
        <table:table-row table:style-name="Table55.1">
          <table:table-cell table:style-name="Table55.A2" office:value-type="string">
            <text:p text:style-name="P3">A use must be found for it!</text:p>
          </table:table-cell>
          <table:table-cell table:style-name="Table55.B2" office:value-type="string">
            <text:p text:style-name="P3">A use must be found for it!</text:p>
          </table:table-cell>
        </table:table-row>
        <table:table-row table:style-name="Table55.1">
          <table:table-cell table:style-name="Table55.A2" office:value-type="string">
            <text:p text:style-name="P3">I bought a $10 ticket</text:p>
          </table:table-cell>
          <table:table-cell table:style-name="Table55.B2" office:value-type="string">
            <text:p text:style-name="P3">I bought a $10 ticket</text:p>
          </table:table-cell>
        </table:table-row>
        <table:table-row table:style-name="Table55.1">
          <table:table-cell table:style-name="Table55.A2" office:value-type="string">
            <text:p text:style-name="P3">I used a 17p stamp</text:p>
          </table:table-cell>
          <table:table-cell table:style-name="Table55.B2" office:value-type="string">
            <text:p text:style-name="P3">I used a 17p stamp</text:p>
          </table:table-cell>
        </table:table-row>
        <table:table-row table:style-name="Table55.1">
          <table:table-cell table:style-name="Table55.A2" office:value-type="string">
            <text:p text:style-name="P3">A NATO committee</text:p>
          </table:table-cell>
          <table:table-cell table:style-name="Table55.B2" office:value-type="string">
            <text:p text:style-name="P3">A NATO committee</text:p>
          </table:table-cell>
        </table:table-row>
        <table:table-row table:style-name="Table55.1">
          <table:table-cell table:style-name="Table55.A2" office:value-type="string">
            <text:p text:style-name="P3">A Nato committee</text:p>
          </table:table-cell>
          <table:table-cell table:style-name="Table55.B2" office:value-type="string">
            <text:p text:style-name="P3">A Nato committee</text:p>
          </table:table-cell>
        </table:table-row>
        <table:table-row table:style-name="Table55.1">
          <table:table-cell table:style-name="Table55.A2" office:value-type="string">
            <text:p text:style-name="P3">A European success</text:p>
          </table:table-cell>
          <table:table-cell table:style-name="Table55.B2" office:value-type="string">
            <text:p text:style-name="P3">A European success</text:p>
          </table:table-cell>
        </table:table-row>
      </table:table>
      <text:p text:style-name="Standard"/>
      <text:p text:style-name="Standard">\b([An]</text:p>
      <table:table table:name="Table56" table:style-name="Table56">
        <table:table-column table:style-name="Table56.A"/>
        <table:table-column table:style-name="Table56.B"/>
        <table:table-row table:style-name="Table56.1">
          <table:table-cell table:style-name="Table56.A1" office:value-type="string">
            <text:p text:style-name="P1">test</text:p>
          </table:table-cell>
          <table:table-cell table:style-name="Table56.B1" office:value-type="string">
            <text:p text:style-name="P1">expected</text:p>
          </table:table-cell>
        </table:table-row>
        <table:table-row table:style-name="Table56.1">
          <table:table-cell table:style-name="Table56.A2" office:value-type="string">
            <text:p text:style-name="P3">an once-in-a-lifetime offer</text:p>
          </table:table-cell>
          <table:table-cell table:style-name="Table56.B2" office:value-type="string">
            <text:p text:style-name="P3">a once-in-a-lifetime offer</text:p>
          </table:table-cell>
        </table:table-row>
        <table:table-row table:style-name="Table56.1">
          <table:table-cell table:style-name="Table56.A2" office:value-type="string">
            <text:p text:style-name="P3">I saw an elephant</text:p>
          </table:table-cell>
          <table:table-cell table:style-name="Table56.B2" office:value-type="string">
            <text:p text:style-name="P3">I saw an elephant</text:p>
          </table:table-cell>
        </table:table-row>
        <table:table-row table:style-name="Table56.1">
          <table:table-cell table:style-name="Table56.A2" office:value-type="string">
            <text:p text:style-name="P3">an user's fingers caused the problem</text:p>
          </table:table-cell>
          <table:table-cell table:style-name="Table56.B2" office:value-type="string">
            <text:p text:style-name="P3">a user's fingers caused the problem</text:p>
          </table:table-cell>
        </table:table-row>
        <table:table-row table:style-name="Table56.1">
          <table:table-cell table:style-name="Table56.A2" office:value-type="string">
            <text:p text:style-name="P3">He embarked forthwith on an eulogy of his late playmate.</text:p>
          </table:table-cell>
          <table:table-cell table:style-name="Table56.B2" office:value-type="string">
            <text:p text:style-name="P3">He embarked forthwith on a eulogy of his late playmate.</text:p>
          </table:table-cell>
        </table:table-row>
        <table:table-row table:style-name="Table56.1">
          <table:table-cell table:style-name="Table56.A2" office:value-type="string">
            <text:p text:style-name="P3">An user manual must be written.</text:p>
          </table:table-cell>
          <table:table-cell table:style-name="Table56.B2" office:value-type="string">
            <text:p text:style-name="P3">A user manual must be written.</text:p>
          </table:table-cell>
        </table:table-row>
        <table:table-row table:style-name="Table56.1">
          <table:table-cell table:style-name="Table56.A2" office:value-type="string">
            <text:p text:style-name="P3">An aardvark!</text:p>
          </table:table-cell>
          <table:table-cell table:style-name="Table56.B2" office:value-type="string">
            <text:p text:style-name="P3">An aardvark!</text:p>
          </table:table-cell>
        </table:table-row>
        <table:table-row table:style-name="Table56.1">
          <table:table-cell table:style-name="Table56.A2" office:value-type="string">
            <text:p text:style-name="P3">I bought an $10 ticket</text:p>
          </table:table-cell>
          <table:table-cell table:style-name="Table56.B2" office:value-type="string">
            <text:p text:style-name="P3">I bought a $10 ticket</text:p>
          </table:table-cell>
        </table:table-row>
        <table:table-row table:style-name="Table56.1">
          <table:table-cell table:style-name="Table56.A2" office:value-type="string">
            <text:p text:style-name="P3">I used an 17p stamp</text:p>
          </table:table-cell>
          <table:table-cell table:style-name="Table56.B2" office:value-type="string">
            <text:p text:style-name="P3">I used a 17p stamp</text:p>
          </table:table-cell>
        </table:table-row>
        <table:table-row table:style-name="Table56.1">
          <table:table-cell table:style-name="Table56.A2" office:value-type="string">
            <text:p text:style-name="P3">I bought an $11 ticket</text:p>
          </table:table-cell>
          <table:table-cell table:style-name="Table56.B2" office:value-type="string">
            <text:p text:style-name="P3">I bought an $11 ticket</text:p>
          </table:table-cell>
        </table:table-row>
        <table:table-row table:style-name="Table56.1">
          <table:table-cell table:style-name="Table56.A2" office:value-type="string">
            <text:p text:style-name="P3">I used an 18p stamp</text:p>
          </table:table-cell>
          <table:table-cell table:style-name="Table56.B2" office:value-type="string">
            <text:p text:style-name="P3">I used an 18p stamp</text:p>
          </table:table-cell>
        </table:table-row>
        <text:soft-page-break/>
        <table:table-row table:style-name="Table56.1">
          <table:table-cell table:style-name="Table56.A2" office:value-type="string">
            <text:p text:style-name="P3">An NATO committee</text:p>
          </table:table-cell>
          <table:table-cell table:style-name="Table56.B2" office:value-type="string">
            <text:p text:style-name="P3">A NATO committee</text:p>
          </table:table-cell>
        </table:table-row>
        <table:table-row table:style-name="Table56.1">
          <table:table-cell table:style-name="Table56.A2" office:value-type="string">
            <text:p text:style-name="P3">An European success</text:p>
          </table:table-cell>
          <table:table-cell table:style-name="Table56.B2" office:value-type="string">
            <text:p text:style-name="P3">A European success</text:p>
          </table:table-cell>
        </table:table-row>
      </table:table>
      <text:p text:style-name="Standard"/>
      <text:p text:style-name="Standard">// \b([An])n ([bcd</text:p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P1">test</text:p>
          </table:table-cell>
          <table:table-cell table:style-name="Table57.B1" office:value-type="string">
            <text:p text:style-name="P1">expected</text:p>
          </table:table-cell>
        </table:table-row>
        <table:table-row table:style-name="Table57.1">
          <table:table-cell table:style-name="Table57.A2" office:value-type="string">
            <text:p text:style-name="P3">it was an terrible shame</text:p>
          </table:table-cell>
          <table:table-cell table:style-name="Table57.B2" office:value-type="string">
            <text:p text:style-name="P3">it was a terrible shame</text:p>
          </table:table-cell>
        </table:table-row>
        <table:table-row table:style-name="Table57.1">
          <table:table-cell table:style-name="Table57.A2" office:value-type="string">
            <text:p text:style-name="P3">we went to an hospital</text:p>
          </table:table-cell>
          <table:table-cell table:style-name="Table57.B2" office:value-type="string">
            <text:p text:style-name="P3">we went to a hospital</text:p>
          </table:table-cell>
        </table:table-row>
        <table:table-row table:style-name="Table57.1">
          <table:table-cell table:style-name="Table57.A2" office:value-type="string">
            <text:p text:style-name="P3">there is an CCTV camera on the wall</text:p>
          </table:table-cell>
          <table:table-cell table:style-name="Table57.B2" office:value-type="string">
            <text:p text:style-name="P3">there is a CCTV camera on the wall</text:p>
          </table:table-cell>
        </table:table-row>
        <table:table-row table:style-name="Table57.1">
          <table:table-cell table:style-name="Table57.A2" office:value-type="string">
            <text:p text:style-name="P3">An TV producer came to stay.</text:p>
          </table:table-cell>
          <table:table-cell table:style-name="Table57.B2" office:value-type="string">
            <text:p text:style-name="P3">A TV producer came to stay.</text:p>
          </table:table-cell>
        </table:table-row>
        <table:table-row table:style-name="Table57.1">
          <table:table-cell table:style-name="Table57.A2" office:value-type="string">
            <text:p text:style-name="P3">It is an UK problem</text:p>
          </table:table-cell>
          <table:table-cell table:style-name="Table57.B2" office:value-type="string">
            <text:p text:style-name="P3">It is a UK problem</text:p>
          </table:table-cell>
        </table:table-row>
        <table:table-row table:style-name="Table57.1">
          <table:table-cell table:style-name="Table57.A2" office:value-type="string">
            <text:p text:style-name="P3">An Nato committee</text:p>
          </table:table-cell>
          <table:table-cell table:style-name="Table57.B2" office:value-type="string">
            <text:p text:style-name="P3">A Nato committee</text:p>
          </table:table-cell>
        </table:table-row>
        <table:table-row table:style-name="Table57.1">
          <table:table-cell table:style-name="Table57.A2" office:value-type="string">
            <text:p text:style-name="P3">it was an absolute triumph</text:p>
          </table:table-cell>
          <table:table-cell table:style-name="Table57.B2" office:value-type="string">
            <text:p text:style-name="P3">it was an absolute triumph</text:p>
          </table:table-cell>
        </table:table-row>
        <table:table-row table:style-name="Table57.1">
          <table:table-cell table:style-name="Table57.A2" office:value-type="string">
            <text:p text:style-name="P3">she has an enigmatic smile</text:p>
          </table:table-cell>
          <table:table-cell table:style-name="Table57.B2" office:value-type="string">
            <text:p text:style-name="P3">she has an enigmatic smile</text:p>
          </table:table-cell>
        </table:table-row>
        <table:table-row table:style-name="Table57.1">
          <table:table-cell table:style-name="Table57.A2" office:value-type="string">
            <text:p text:style-name="P3">no man is an island</text:p>
          </table:table-cell>
          <table:table-cell table:style-name="Table57.B2" office:value-type="string">
            <text:p text:style-name="P3">no man is an island</text:p>
          </table:table-cell>
        </table:table-row>
        <table:table-row table:style-name="Table57.1">
          <table:table-cell table:style-name="Table57.A2" office:value-type="string">
            <text:p text:style-name="P3">I saw an octopus</text:p>
          </table:table-cell>
          <table:table-cell table:style-name="Table57.B2" office:value-type="string">
            <text:p text:style-name="P3">I saw an octopus</text:p>
          </table:table-cell>
        </table:table-row>
        <table:table-row table:style-name="Table57.1">
          <table:table-cell table:style-name="Table57.A2" office:value-type="string">
            <text:p text:style-name="P3">what an ugly building</text:p>
          </table:table-cell>
          <table:table-cell table:style-name="Table57.B2" office:value-type="string">
            <text:p text:style-name="P3">what an ugly building</text:p>
          </table:table-cell>
        </table:table-row>
        <table:table-row table:style-name="Table57.1">
          <table:table-cell table:style-name="Table57.A2" office:value-type="string">
            <text:p text:style-name="P3">it was an honour to attend</text:p>
          </table:table-cell>
          <table:table-cell table:style-name="Table57.B2" office:value-type="string">
            <text:p text:style-name="P3">it was an honour to attend</text:p>
          </table:table-cell>
        </table:table-row>
        <table:table-row table:style-name="Table57.1">
          <table:table-cell table:style-name="Table57.A2" office:value-type="string">
            <text:p text:style-name="P3">the rate is $5 an hour</text:p>
          </table:table-cell>
          <table:table-cell table:style-name="Table57.B2" office:value-type="string">
            <text:p text:style-name="P3">the rate is $5 an hour</text:p>
          </table:table-cell>
        </table:table-row>
        <table:table-row table:style-name="Table57.1">
          <table:table-cell table:style-name="Table57.A2" office:value-type="string">
            <text:p text:style-name="P3">he was an heir with a hereditary title</text:p>
          </table:table-cell>
          <table:table-cell table:style-name="Table57.B2" office:value-type="string">
            <text:p text:style-name="P3">he was an heir with a hereditary title</text:p>
          </table:table-cell>
        </table:table-row>
        <table:table-row table:style-name="Table57.1">
          <table:table-cell table:style-name="Table57.A2" office:value-type="string">
            <text:p text:style-name="P3">it is an LCD monitor</text:p>
          </table:table-cell>
          <table:table-cell table:style-name="Table57.B2" office:value-type="string">
            <text:p text:style-name="P3">it is an LCD monitor</text:p>
          </table:table-cell>
        </table:table-row>
        <table:table-row table:style-name="Table57.1">
          <table:table-cell table:style-name="Table57.A2" office:value-type="string">
            <text:p text:style-name="P3">rules in an XML file</text:p>
          </table:table-cell>
          <table:table-cell table:style-name="Table57.B2" office:value-type="string">
            <text:p text:style-name="P3">rules in an XML file</text:p>
          </table:table-cell>
        </table:table-row>
        <table:table-row table:style-name="Table57.1">
          <table:table-cell table:style-name="Table57.A2" office:value-type="string">
            <text:p text:style-name="P3">I think it's an hors d'oeuvre</text:p>
          </table:table-cell>
          <table:table-cell table:style-name="Table57.B2" office:value-type="string">
            <text:p text:style-name="P3">I think it's an hors d'oeuvre</text:p>
          </table:table-cell>
        </table:table-row>
        <table:table-row table:style-name="Table57.1">
          <table:table-cell table:style-name="Table57.A2" office:value-type="string">
            <text:p text:style-name="P3">an haute couture collection</text:p>
          </table:table-cell>
          <table:table-cell table:style-name="Table57.B2" office:value-type="string">
            <text:p text:style-name="P3">an haute couture collection</text:p>
          </table:table-cell>
        </table:table-row>
        <table:table-row table:style-name="Table57.1">
          <table:table-cell table:style-name="Table57.A2" office:value-type="string">
            <text:p text:style-name="P3">he wore an FBI jacket</text:p>
          </table:table-cell>
          <table:table-cell table:style-name="Table57.B2" office:value-type="string">
            <text:p text:style-name="P3">he wore an FBI jacket</text:p>
          </table:table-cell>
        </table:table-row>
      </table:table>
      <text:p text:style-name="Standard"/>
      <text:p text:style-name="Standard">// \b([Aa])(haute</text:p>
      <table:table table:name="Table58" table:style-name="Table58">
        <table:table-column table:style-name="Table58.A"/>
        <table:table-column table:style-name="Table58.B"/>
        <table:table-row table:style-name="Table58.1">
          <table:table-cell table:style-name="Table58.A1" office:value-type="string">
            <text:p text:style-name="P1">test</text:p>
          </table:table-cell>
          <table:table-cell table:style-name="Table58.B1" office:value-type="string">
            <text:p text:style-name="P1">expected</text:p>
          </table:table-cell>
        </table:table-row>
        <table:table-row table:style-name="Table58.1">
          <table:table-cell table:style-name="Table58.A2" office:value-type="string">
            <text:p text:style-name="P3">she had a hourglass figure</text:p>
          </table:table-cell>
          <table:table-cell table:style-name="Table58.B2" office:value-type="string">
            <text:p text:style-name="P3">she had an hourglass figure</text:p>
          </table:table-cell>
        </table:table-row>
        <table:table-row table:style-name="Table58.1">
          <table:table-cell table:style-name="Table58.A2" office:value-type="string">
            <text:p text:style-name="P3">they agreed a hourly rate</text:p>
          </table:table-cell>
          <table:table-cell table:style-name="Table58.B2" office:value-type="string">
            <text:p text:style-name="P3">they agreed an hourly rate</text:p>
          </table:table-cell>
        </table:table-row>
        <table:table-row table:style-name="Table58.1">
          <table:table-cell table:style-name="Table58.A2" office:value-type="string">
            <text:p text:style-name="P3">they waited for over an hour</text:p>
          </table:table-cell>
          <table:table-cell table:style-name="Table58.B2" office:value-type="string">
            <text:p text:style-name="P3">they waited for over an hour</text:p>
          </table:table-cell>
        </table:table-row>
        <table:table-row table:style-name="Table58.1">
          <table:table-cell table:style-name="Table58.A2" office:value-type="string">
            <text:p text:style-name="P3">A honest crook is hard to find.</text:p>
          </table:table-cell>
          <table:table-cell table:style-name="Table58.B2" office:value-type="string">
            <text:p text:style-name="P3">An honest crook is hard to find.</text:p>
          </table:table-cell>
        </table:table-row>
        <table:table-row table:style-name="Table58.1">
          <table:table-cell table:style-name="Table58.A2" office:value-type="string">
            <text:p text:style-name="P3">A crook is easy to find.</text:p>
          </table:table-cell>
          <table:table-cell table:style-name="Table58.B2" office:value-type="string">
            <text:p text:style-name="P3">A crook is easy to find.</text:p>
          </table:table-cell>
        </table:table-row>
        <table:table-row table:style-name="Table58.1">
          <table:table-cell table:style-name="Table58.A2" office:value-type="string">
            <text:p text:style-name="P3">Here, have a hors d'oeuvre!</text:p>
          </table:table-cell>
          <table:table-cell table:style-name="Table58.B2" office:value-type="string">
            <text:p text:style-name="P3">Here, have an hors d'oeuvre!</text:p>
          </table:table-cell>
        </table:table-row>
        <table:table-row table:style-name="Table58.1">
          <table:table-cell table:style-name="Table58.A2" office:value-type="string">
            <text:p text:style-name="P3">What a haute couture collection!</text:p>
          </table:table-cell>
          <table:table-cell table:style-name="Table58.B2" office:value-type="string">
            <text:p text:style-name="P3">What an haute couture collection!</text:p>
          </table:table-cell>
        </table:table-row>
      </table:table>
      <text:p text:style-name="Standard"/>
      <text:p text:style-name="Standard">// \b(((centi|milli|kilo</text:p>
      <table:table table:name="Table59" table:style-name="Table59">
        <table:table-column table:style-name="Table59.A"/>
        <table:table-column table:style-name="Table59.B"/>
        <text:soft-page-break/>
        <table:table-row table:style-name="Table59.1">
          <table:table-cell table:style-name="Table59.A1" office:value-type="string">
            <text:p text:style-name="P1">test</text:p>
          </table:table-cell>
          <table:table-cell table:style-name="Table59.B1" office:value-type="string">
            <text:p text:style-name="P1">expected</text:p>
          </table:table-cell>
        </table:table-row>
        <table:table-row table:style-name="Table59.1">
          <table:table-cell table:style-name="Table59.A2" office:value-type="string">
            <text:p text:style-name="P3">The hole is one meter squared.</text:p>
          </table:table-cell>
          <table:table-cell table:style-name="Table59.B2" office:value-type="string">
            <text:p text:style-name="P3">The hole is one square meter.</text:p>
          </table:table-cell>
        </table:table-row>
        <table:table-row table:style-name="Table59.1">
          <table:table-cell table:style-name="Table59.A2" office:value-type="string">
            <text:p text:style-name="P3">The hole is two meters squared.</text:p>
          </table:table-cell>
          <table:table-cell table:style-name="Table59.B2" office:value-type="string">
            <text:p text:style-name="P3">The hole is two square meters.</text:p>
          </table:table-cell>
        </table:table-row>
        <table:table-row table:style-name="Table59.1">
          <table:table-cell table:style-name="Table59.A2" office:value-type="string">
            <text:p text:style-name="P3">The paper is five centimeters square.</text:p>
          </table:table-cell>
          <table:table-cell table:style-name="Table59.B2" office:value-type="string">
            <text:p text:style-name="P3">The paper is five square centimeters.</text:p>
          </table:table-cell>
        </table:table-row>
        <table:table-row table:style-name="Table59.1">
          <table:table-cell table:style-name="Table59.A2" office:value-type="string">
            <text:p text:style-name="P3">The patio is ten yards squared.</text:p>
          </table:table-cell>
          <table:table-cell table:style-name="Table59.B2" office:value-type="string">
            <text:p text:style-name="P3">The patio is ten square yards.</text:p>
          </table:table-cell>
        </table:table-row>
      </table:table>
      <text:p text:style-name="Standard"/>
      <text:p text:style-name="Standard">\b(((centi\milli|kilo</text:p>
      <table:table table:name="Table60" table:style-name="Table60">
        <table:table-column table:style-name="Table60.A"/>
        <table:table-column table:style-name="Table60.B"/>
        <table:table-row table:style-name="Table60.1">
          <table:table-cell table:style-name="Table60.A1" office:value-type="string">
            <text:p text:style-name="P1">test</text:p>
          </table:table-cell>
          <table:table-cell table:style-name="Table60.B1" office:value-type="string">
            <text:p text:style-name="P1">expected</text:p>
          </table:table-cell>
        </table:table-row>
        <table:table-row table:style-name="Table60.1">
          <table:table-cell table:style-name="Table60.A2" office:value-type="string">
            <text:p text:style-name="P3">The hole is one meter cubed.</text:p>
          </table:table-cell>
          <table:table-cell table:style-name="Table60.B2" office:value-type="string">
            <text:p text:style-name="P3">The hole is one cubic meter.</text:p>
          </table:table-cell>
        </table:table-row>
        <table:table-row table:style-name="Table60.1">
          <table:table-cell table:style-name="Table60.A2" office:value-type="string">
            <text:p text:style-name="P3">The hole is two meters cubed.</text:p>
          </table:table-cell>
          <table:table-cell table:style-name="Table60.B2" office:value-type="string">
            <text:p text:style-name="P3">The hole is two cubic meters.</text:p>
          </table:table-cell>
        </table:table-row>
        <table:table-row table:style-name="Table60.1">
          <table:table-cell table:style-name="Table60.A2" office:value-type="string">
            <text:p text:style-name="P3">It is five centimeters cube.</text:p>
          </table:table-cell>
          <table:table-cell table:style-name="Table60.B2" office:value-type="string">
            <text:p text:style-name="P3">It is five cubic centimeters.</text:p>
          </table:table-cell>
        </table:table-row>
        <table:table-row table:style-name="Table60.1">
          <table:table-cell table:style-name="Table60.A2" office:value-type="string">
            <text:p text:style-name="P3">The sculpture is ten yards cubed.</text:p>
          </table:table-cell>
          <table:table-cell table:style-name="Table60.B2" office:value-type="string">
            <text:p text:style-name="P3">The sculpture is ten cubic yards.</text:p>
          </table:table-cell>
        </table:table-row>
      </table:table>
      <text:h text:style-name="Heading_20_2" text:outline-level="2">rules.xml</text:h>
      <text:p text:style-name="Standard">// come on-?board</text:p>
      <table:table table:name="Table61" table:style-name="Table61">
        <table:table-column table:style-name="Table61.A"/>
        <table:table-column table:style-name="Table61.B"/>
        <table:table-row table:style-name="Table61.1">
          <table:table-cell table:style-name="Table61.A1" office:value-type="string">
            <text:p text:style-name="P1">test</text:p>
          </table:table-cell>
          <table:table-cell table:style-name="Table61.B1" office:value-type="string">
            <text:p text:style-name="P1">expect</text:p>
          </table:table-cell>
        </table:table-row>
        <table:table-row table:style-name="Table61.1">
          <table:table-cell table:style-name="Table61.A2" office:value-type="string">
            <text:p text:style-name="P3">we hope you come on-board</text:p>
          </table:table-cell>
          <table:table-cell table:style-name="Table61.B2" office:value-type="string">
            <text:p text:style-name="P3">we hope you come on board</text:p>
          </table:table-cell>
        </table:table-row>
        <table:table-row table:style-name="Table61.1">
          <table:table-cell table:style-name="Table61.A2" office:value-type="string">
            <text:p text:style-name="P3">we hope you come onboard</text:p>
          </table:table-cell>
          <table:table-cell table:style-name="Table61.B2" office:value-type="string">
            <text:p text:style-name="P3">we hope you come on board</text:p>
          </table:table-cell>
        </table:table-row>
      </table:table>
      <text:p text:style-name="Standard"/>
      <text:p text:style-name="Standard">// onboard</text:p>
      <table:table table:name="Table62" table:style-name="Table62">
        <table:table-column table:style-name="Table62.A"/>
        <table:table-column table:style-name="Table62.B"/>
        <table:table-row table:style-name="Table62.1">
          <table:table-cell table:style-name="Table62.A1" office:value-type="string">
            <text:p text:style-name="P1">test</text:p>
          </table:table-cell>
          <table:table-cell table:style-name="Table62.B1" office:value-type="string">
            <text:p text:style-name="P1">expect</text:p>
          </table:table-cell>
        </table:table-row>
        <table:table-row table:style-name="Table62.1">
          <table:table-cell table:style-name="Table62.A2" office:value-type="string">
            <text:p text:style-name="P3">the onboard computer was on board</text:p>
          </table:table-cell>
          <table:table-cell table:style-name="Table62.B2" office:value-type="string">
            <text:p text:style-name="P3">the on-board computer was on board</text:p>
          </table:table-cell>
        </table:table-row>
      </table:table>
      <text:p text:style-name="Standard"/>
      <text:p text:style-name="Standard">// passer(s) by</text:p>
      <table:table table:name="Table63" table:style-name="Table63">
        <table:table-column table:style-name="Table63.A"/>
        <table:table-column table:style-name="Table63.B"/>
        <table:table-row table:style-name="Table63.1">
          <table:table-cell table:style-name="Table63.A1" office:value-type="string">
            <text:p text:style-name="P1">test</text:p>
          </table:table-cell>
          <table:table-cell table:style-name="Table63.B1" office:value-type="string">
            <text:p text:style-name="P1">expect</text:p>
          </table:table-cell>
        </table:table-row>
        <table:table-row table:style-name="Table63.1">
          <table:table-cell table:style-name="Table63.A2" office:value-type="string">
            <text:p text:style-name="P3">look at all the passers by</text:p>
          </table:table-cell>
          <table:table-cell table:style-name="Table63.B2" office:value-type="string">
            <text:p text:style-name="P3">look at all the passers-by</text:p>
          </table:table-cell>
        </table:table-row>
        <table:table-row table:style-name="Table63.1">
          <table:table-cell table:style-name="Table63.A2" office:value-type="string">
            <text:p text:style-name="P3">don't be a passerby</text:p>
          </table:table-cell>
          <table:table-cell table:style-name="Table63.B2" office:value-type="string">
            <text:p text:style-name="P3">don't be a passer-by</text:p>
          </table:table-cell>
        </table:table-row>
      </table:table>
      <text:p text:style-name="Standard"/>
      <text:p text:style-name="Standard">//([.!?]</text:p>
      <table:table table:name="Table64" table:style-name="Table64">
        <table:table-column table:style-name="Table64.A"/>
        <table:table-column table:style-name="Table64.B"/>
        <table:table-row table:style-name="Table64.1">
          <table:table-cell table:style-name="Table64.A1" office:value-type="string">
            <text:p text:style-name="P1">test</text:p>
          </table:table-cell>
          <table:table-cell table:style-name="Table64.B1" office:value-type="string">
            <text:p text:style-name="P1">expect</text:p>
          </table:table-cell>
        </table:table-row>
        <table:table-row table:style-name="Table64.1">
          <table:table-cell table:style-name="Table64.A2" office:value-type="string">
            <text:p text:style-name="P3">You might ask 'Why?'.</text:p>
          </table:table-cell>
          <table:table-cell table:style-name="Table64.B2" office:value-type="string">
            <text:p text:style-name="P3">You might ask 'Why?'</text:p>
          </table:table-cell>
        </table:table-row>
      </table:table>
      <text:p text:style-name="Standard"/>
      <text:h text:style-name="Heading_20_1" text:outline-level="1">Richard Nordquist<text:span text:style-name="T2">'s 200 Common Redundancies</text:span></text:h>
      <text:p text:style-name="P21">(see also http://grammar.about.com/od/words/a/redundancies.htm)</text:p>
      <text:p text:style-name="P22"/>
      <table:table table:name="Table65" table:style-name="Table65">
        <table:table-column table:style-name="Table65.A"/>
        <table:table-column table:style-name="Table65.B"/>
        <table:table-row>
          <table:table-cell table:style-name="Table65.A1" office:value-type="string">
            <text:p text:style-name="P2">test</text:p>
          </table:table-cell>
          <table:table-cell table:style-name="Table65.B1" office:value-type="string">
            <text:p text:style-name="P2">expected</text:p>
          </table:table-cell>
        </table:table-row>
        <table:table-row>
          <table:table-cell table:style-name="Table65.A2" office:value-type="string">
            <text:p text:style-name="P20">absolutely essential </text:p>
            <text:p text:style-name="P20">absolutely necessary </text:p>
            <text:p text:style-name="P20">actual facts </text:p>
            <text:p text:style-name="P20">advance forward </text:p>
            <text:p text:style-name="P20">advance planning </text:p>
            <text:p text:style-name="P20">advance preview </text:p>
            <text:p text:style-name="P20">advance reservations </text:p>
            <text:p text:style-name="P20">advance warning </text:p>
            <text:p text:style-name="P20">add an additional </text:p>
            <text:p text:style-name="P20">add up </text:p>
            <text:p text:style-name="P20">added bonus </text:p>
            <text:p text:style-name="P20">affirmative yes </text:p>
            <text:p text:style-name="P20">aid and abet </text:p>
            <text:p text:style-name="P20">all-time record </text:p>
            <text:p text:style-name="P20">alternative choice </text:p>
            <text:p text:style-name="P20">A.M. in the morning </text:p>
            <text:p text:style-name="P20">anonymous stranger </text:p>
            <text:p text:style-name="P20">annual anniversary </text:p>
            <text:p text:style-name="P5">and etc.</text:p>
            <text:p text:style-name="P20">armed gunman </text:p>
            <text:p text:style-name="P20">artificial prosthesis </text:p>
            <text:p text:style-name="P20">ascend up </text:p>
            <text:p text:style-name="P20">ask the question </text:p>
            <text:p text:style-name="P20">assemble together </text:p>
            <text:p text:style-name="P20">attach together </text:p>
            <text:p text:style-name="P20">ATM machine </text:p>
            <text:p text:style-name="P20">autobiography of his own life</text:p>
            <text:p text:style-name="P20">autobiography of her own life</text:p>
            <text:p text:style-name="P20">bald-headed </text:p>
            <text:p text:style-name="P20">balsa wood </text:p>
            <text:p text:style-name="P20">basic fundamentals </text:p>
            <text:p text:style-name="P20">basic necessities </text:p>
            <text:p text:style-name="P20">best ever </text:p>
            <text:p text:style-name="P20">biography of his life </text:p>
            <text:p text:style-name="P20">biography of her life </text:p>
            <text:p text:style-name="P20">blend together </text:p>
            <text:p text:style-name="P20">boat marina </text:p>
            <text:p text:style-name="P20">bouquet of flowers </text:p>
            <text:p text:style-name="P20">brief in duration </text:p>
            <text:p text:style-name="P20">brief moment </text:p>
            <text:p text:style-name="P20">brief summary </text:p>
            <text:p text:style-name="P20">burning embers</text:p>
            <text:p text:style-name="P20">cacophony of sound </text:p>
            <text:p text:style-name="P20">cameo appearance </text:p>
            <text:p text:style-name="P20">cancel out </text:p>
            <text:p text:style-name="P20">careful scrutiny </text:p>
            <text:p text:style-name="P20"><text:soft-page-break/>cash money </text:p>
            <text:p text:style-name="P20">cease and desist </text:p>
            <text:p text:style-name="P20">circle around </text:p>
            <text:p text:style-name="P20">circulate around </text:p>
            <text:p text:style-name="P20">classify into groups </text:p>
            <text:p text:style-name="P20">close proximity </text:p>
            <text:p text:style-name="P20">closed fist </text:p>
            <text:p text:style-name="P20">collaborate together </text:p>
            <text:p text:style-name="P20">combine together </text:p>
            <text:p text:style-name="P20">commute back and forth </text:p>
            <text:p text:style-name="P20">compete with each other </text:p>
            <text:p text:style-name="P20">completely annihilate </text:p>
            <text:p text:style-name="P20">completely destroyed </text:p>
            <text:p text:style-name="P20">completely eliminate </text:p>
            <text:p text:style-name="P20">completely engulfed </text:p>
            <text:p text:style-name="P20">completely filled </text:p>
            <text:p text:style-name="P20">completely surround </text:p>
            <text:p text:style-name="P20">component parts </text:p>
            <text:p text:style-name="P20">confer together </text:p>
            <text:p text:style-name="P20">connect together </text:p>
            <text:p text:style-name="P20">connect up </text:p>
            <text:p text:style-name="P20">confused state </text:p>
            <text:p text:style-name="P20">constantly maintained </text:p>
            <text:p text:style-name="P20">cooperate together </text:p>
            <text:p text:style-name="P20">could possibly </text:p>
            <text:p text:style-name="P20">crisis situation </text:p>
            <text:p text:style-name="P20">curative process </text:p>
            <text:p text:style-name="P20">current incumbent </text:p>
            <text:p text:style-name="P20">current trend</text:p>
            <text:p text:style-name="P20">depreciate in value </text:p>
            <text:p text:style-name="P20">descend down </text:p>
            <text:p text:style-name="P20">desirable benefits </text:p>
            <text:p text:style-name="P20">different kinds </text:p>
            <text:p text:style-name="P20">disappear from sight </text:p>
            <text:p text:style-name="P20">drop down </text:p>
            <text:p text:style-name="P20">during the course of </text:p>
            <text:p text:style-name="P20">dwindle down</text:p>
            <text:p text:style-name="P20">each and every </text:p>
            <text:p text:style-name="P20">earlier in time </text:p>
            <text:p text:style-name="P20">eliminate altogether </text:p>
            <text:p text:style-name="P20">emergency situation </text:p>
            <text:p text:style-name="P20">empty hole </text:p>
            <text:p text:style-name="P20">empty out </text:p>
            <text:p text:style-name="P20">empty space </text:p>
            <text:p text:style-name="P20">enclosed herein </text:p>
            <text:p text:style-name="P20">end result </text:p>
            <text:p text:style-name="P20">enter in </text:p>
            <text:p text:style-name="P20">entirely eliminate </text:p>
            <text:p text:style-name="P20"><text:soft-page-break/>equal to one another </text:p>
            <text:p text:style-name="P20">eradicate completely </text:p>
            <text:p text:style-name="P20">estimated at about </text:p>
            <text:p text:style-name="P20">evolve over time </text:p>
            <text:p text:style-name="P20">exact same </text:p>
            <text:p text:style-name="P20">exposed opening </text:p>
            <text:p text:style-name="P20">extradite back</text:p>
            <text:p text:style-name="P20">face mask </text:p>
            <text:p text:style-name="P20">fall down </text:p>
            <text:p text:style-name="P20">favorable approval </text:p>
            <text:p text:style-name="P20">fellow classmates </text:p>
            <text:p text:style-name="P20">fellow colleague </text:p>
            <text:p text:style-name="P20">few in number </text:p>
            <text:p text:style-name="P20">filled to capacity </text:p>
            <text:p text:style-name="P20">final conclusion</text:p>
            <text:p text:style-name="P20">final end </text:p>
            <text:p text:style-name="P20">final outcome </text:p>
            <text:p text:style-name="P20">final ultimatum </text:p>
            <text:p text:style-name="P20">first and foremost </text:p>
            <text:p text:style-name="P20">first conceived </text:p>
            <text:p text:style-name="P20">first of all </text:p>
            <text:p text:style-name="P20">fly through the air </text:p>
            <text:p text:style-name="P20">follow after </text:p>
            <text:p text:style-name="P20">foreign imports </text:p>
            <text:p text:style-name="P20">former graduate </text:p>
            <text:p text:style-name="P20">former veteran </text:p>
            <text:p text:style-name="P20">free gift </text:p>
            <text:p text:style-name="P20">frozen ice </text:p>
            <text:p text:style-name="P20">frozen tundra </text:p>
            <text:p text:style-name="P20">full to capacity </text:p>
            <text:p text:style-name="P20">full satisfaction </text:p>
            <text:p text:style-name="P20">fuse together </text:p>
            <text:p text:style-name="P20">future plans </text:p>
            <text:p text:style-name="P20">future recurrence</text:p>
            <text:p text:style-name="P20">gather together </text:p>
            <text:p text:style-name="P20">general public </text:p>
            <text:p text:style-name="P20">GOP party </text:p>
            <text:p text:style-name="P20">GRE exam </text:p>
            <text:p text:style-name="P20">grow in size</text:p>
            <text:p text:style-name="P20">had done previously </text:p>
            <text:p text:style-name="P20">harmful injuries </text:p>
            <text:p text:style-name="P20">head honcho </text:p>
            <text:p text:style-name="P20">heat up </text:p>
            <text:p text:style-name="P20">HIV virus </text:p>
            <text:p text:style-name="P20">hoist up </text:p>
            <text:p text:style-name="P20">hollow tube </text:p>
            <text:p text:style-name="P20">hurry up</text:p>
            <text:p text:style-name="P20">illustrated drawing </text:p>
            <text:p text:style-name="P20"><text:soft-page-break/>incredible to believe </text:p>
            <text:p text:style-name="P20">indicted on a charge </text:p>
            <text:p text:style-name="P20">input into </text:p>
            <text:p text:style-name="P20">integrate together </text:p>
            <text:p text:style-name="P20">integrate with each other </text:p>
            <text:p text:style-name="P20">interdependent on each other </text:p>
            <text:p text:style-name="P20">introduced a new </text:p>
            <text:p text:style-name="P20">introduced for the first time </text:p>
            <text:p text:style-name="P20">irregardless </text:p>
            <text:p text:style-name="P20">ISBN number</text:p>
            <text:p text:style-name="P20">joint collaboration</text:p>
            <text:p text:style-name="P20">kneel down </text:p>
            <text:p text:style-name="P20">knowledgeable experts</text:p>
            <text:p text:style-name="P20">lag behind </text:p>
            <text:p text:style-name="P20">later time </text:p>
            <text:p text:style-name="P20">LCD display </text:p>
            <text:p text:style-name="P20">lift up </text:p>
            <text:p text:style-name="P20">little baby </text:p>
            <text:p text:style-name="P20">live studio audience </text:p>
            <text:p text:style-name="P20">live witness </text:p>
            <text:p text:style-name="P20">local residents </text:p>
            <text:p text:style-name="P20">look back in retrospect</text:p>
            <text:p text:style-name="P6">look ahead to the future</text:p>
            <text:p text:style-name="P7">made out of</text:p>
            <text:p text:style-name="P20">major breakthrough </text:p>
            <text:p text:style-name="P20">major feat </text:p>
            <text:p text:style-name="P20">manually by hand </text:p>
            <text:p text:style-name="P20">may possibly </text:p>
            <text:p text:style-name="P20">meet together </text:p>
            <text:p text:style-name="P20">meet with each other </text:p>
            <text:p text:style-name="P20">mental telepathy </text:p>
            <text:p text:style-name="P20">merge together </text:p>
            <text:p text:style-name="P20">minestrone soup </text:p>
            <text:p text:style-name="P20">mix together </text:p>
            <text:p text:style-name="P20">mutual cooperation </text:p>
            <text:p text:style-name="P20">mutually interdependent </text:p>
            <text:p text:style-name="P20">mutual respect for each other </text:p>
            <text:p text:style-name="P20">nape of her neck </text:p>
            <text:p text:style-name="P20">native habitat </text:p>
            <text:p text:style-name="P20">natural instinct </text:p>
            <text:p text:style-name="P20">never before </text:p>
            <text:p text:style-name="P20">new beginning </text:p>
            <text:p text:style-name="P20">new construction </text:p>
            <text:p text:style-name="P20">new innovation </text:p>
            <text:p text:style-name="P20">new invention </text:p>
            <text:p text:style-name="P20">new recruit </text:p>
            <text:p text:style-name="P20">none at all </text:p>
            <text:p text:style-name="P20">nostalgia for the past </text:p>
            <text:p text:style-name="P20"><text:soft-page-break/>now pending</text:p>
            <text:p text:style-name="P20">off of </text:p>
            <text:p text:style-name="P20">old adage </text:p>
            <text:p text:style-name="P20">old cliche </text:p>
            <text:p text:style-name="P20">old custom </text:p>
            <text:p text:style-name="P20">old proverb </text:p>
            <text:p text:style-name="P20">open trench </text:p>
            <text:p text:style-name="P20">open up </text:p>
            <text:p text:style-name="P20">oral conversation </text:p>
            <text:p text:style-name="P20">originally created </text:p>
            <text:p text:style-name="P20">output out of </text:p>
            <text:p text:style-name="P20">outside in the yard </text:p>
            <text:p text:style-name="P20">outside of </text:p>
            <text:p text:style-name="P20">over exaggerate </text:p>
            <text:p text:style-name="P20">over with </text:p>
            <text:p text:style-name="P20">overused cliche</text:p>
            <text:p text:style-name="P20">pair of twins </text:p>
            <text:p text:style-name="P20">palm of the hand </text:p>
            <text:p text:style-name="P20">passing fad </text:p>
            <text:p text:style-name="P20">past experience </text:p>
            <text:p text:style-name="P20">past history </text:p>
            <text:p text:style-name="P20">past memories </text:p>
            <text:p text:style-name="P20">past records </text:p>
            <text:p text:style-name="P20">penetrate into </text:p>
            <text:p text:style-name="P20">period of time </text:p>
            <text:p text:style-name="P20">personal friend </text:p>
            <text:p text:style-name="P20">personal opinion </text:p>
            <text:p text:style-name="P20">pick and choose </text:p>
            <text:p text:style-name="P20">PIN number </text:p>
            <text:p text:style-name="P20">pizza pie </text:p>
            <text:p text:style-name="P20">plan ahead </text:p>
            <text:p text:style-name="P20">plan in advance </text:p>
            <text:p text:style-name="P20">Please RSVP </text:p>
            <text:p text:style-name="P20">plunge down </text:p>
            <text:p text:style-name="P20">polar opposites </text:p>
            <text:p text:style-name="P20">positive identification </text:p>
            <text:p text:style-name="P20">postpone until later </text:p>
            <text:p text:style-name="P8">pouring down rain</text:p>
            <text:p text:style-name="P20">preheat </text:p>
            <text:p text:style-name="P20">prerecord </text:p>
            <text:p text:style-name="P20">preboard as an airplane</text:p>
            <text:p text:style-name="P20">private industry </text:p>
            <text:p text:style-name="P20">present incumbent </text:p>
            <text:p text:style-name="P20">present time </text:p>
            <text:p text:style-name="P20">previously listed above </text:p>
            <text:p text:style-name="P20">proceed ahead </text:p>
            <text:p text:style-name="P20">proposed plan </text:p>
            <text:p text:style-name="P20">protest against </text:p>
            <text:p text:style-name="P20"><text:soft-page-break/>pursue after</text:p>
            <text:p text:style-name="P20">raise up </text:p>
            <text:p text:style-name="P20">RAM memory </text:p>
            <text:p text:style-name="P20">reason is because </text:p>
            <text:p text:style-name="P20">reason why </text:p>
            <text:p text:style-name="P20">recur again </text:p>
            <text:p text:style-name="P20">re-elect for another term </text:p>
            <text:p text:style-name="P20">refer back </text:p>
            <text:p text:style-name="P20">reflect back </text:p>
            <text:p text:style-name="P20">regular routine </text:p>
            <text:p text:style-name="P20">reply back </text:p>
            <text:p text:style-name="P20">retreat back </text:p>
            <text:p text:style-name="P20">revert back </text:p>
            <text:p text:style-name="P20">rise up </text:p>
            <text:p text:style-name="P20">round in shape</text:p>
            <text:p text:style-name="P20">safe haven </text:p>
            <text:p text:style-name="P20">safe sanctuary </text:p>
            <text:p text:style-name="P20">same exact </text:p>
            <text:p text:style-name="P20">sand dune </text:p>
            <text:p text:style-name="P20">scrutinize in detail </text:p>
            <text:p text:style-name="P20">separated apart from each other </text:p>
            <text:p text:style-name="P20">serious danger </text:p>
            <text:p text:style-name="P20">share together </text:p>
            <text:p text:style-name="P20">sharp point </text:p>
            <text:p text:style-name="P20">shiny in appearance </text:p>
            <text:p text:style-name="P20">shut down </text:p>
            <text:p text:style-name="P20">single unit </text:p>
            <text:p text:style-name="P20">skipped over </text:p>
            <text:p text:style-name="P20">slow speed </text:p>
            <text:p text:style-name="P20">small size </text:p>
            <text:p text:style-name="P20">small speck </text:p>
            <text:p text:style-name="P20">soft in texture</text:p>
            <text:p text:style-name="P20">soft to the touch</text:p>
            <text:p text:style-name="P20">sole of the foot </text:p>
            <text:p text:style-name="P20">spell out in detail </text:p>
            <text:p text:style-name="P20">spliced together </text:p>
            <text:p text:style-name="P20">start off</text:p>
            <text:p text:style-name="P20">start out</text:p>
            <text:p text:style-name="P20">still persists </text:p>
            <text:p text:style-name="P20">still remains </text:p>
            <text:p text:style-name="P20">sudden impulse </text:p>
            <text:p text:style-name="P20">sum total </text:p>
            <text:p text:style-name="P20">surrounded on all sides</text:p>
            <text:p text:style-name="P20">tall in height </text:p>
            <text:p text:style-name="P20">tall in stature </text:p>
            <text:p text:style-name="P20">temper tantrum </text:p>
            <text:p text:style-name="P20">three-way love triangle </text:p>
            <text:p text:style-name="P20">time period </text:p>
            <text:p text:style-name="P20"><text:soft-page-break/>tiny bit </text:p>
            <text:p text:style-name="P20">total destruction </text:p>
            <text:p text:style-name="P20">truly sincere </text:p>
            <text:p text:style-name="P20">tuna fish </text:p>
            <text:p text:style-name="P20">twelve noon</text:p>
            <text:p text:style-name="P20">twelve midnight</text:p>
            <text:p text:style-name="P20">two equal halves</text:p>
            <text:p text:style-name="P20">ultimate goal </text:p>
            <text:p text:style-name="P20">undergraduate student </text:p>
            <text:p text:style-name="P20">underground subway </text:p>
            <text:p text:style-name="P20">unexpected emergency </text:p>
            <text:p text:style-name="P20">unexpected surprise </text:p>
            <text:p text:style-name="P20">unintentional mistake </text:p>
            <text:p text:style-name="P20">universal panacea </text:p>
            <text:p text:style-name="P20">unnamed anonymous </text:p>
            <text:p text:style-name="P20">UPC code </text:p>
            <text:p text:style-name="P20">usual custom</text:p>
            <text:p text:style-name="P20">vacillate back and forth </text:p>
            <text:p text:style-name="P20">veiled ambush </text:p>
            <text:p text:style-name="P20">very unique </text:p>
            <text:p text:style-name="P20">visible to the eye</text:p>
            <text:p text:style-name="P20">wall mural </text:p>
            <text:p text:style-name="P20">warn in advance </text:p>
            <text:p text:style-name="P20">weather conditions </text:p>
            <text:p text:style-name="P20">weather situation </text:p>
            <text:p text:style-name="P20">whether or not </text:p>
            <text:p text:style-name="P20">white snow </text:p>
            <text:p text:style-name="P20">write down</text:p>
          </table:table-cell>
          <table:table-cell table:style-name="Table65.B2" office:value-type="string">
            <text:p text:style-name="P9">essential</text:p>
            <text:p text:style-name="P9">necessary</text:p>
            <text:p text:style-name="P9">facts</text:p>
            <text:p text:style-name="P9">advance</text:p>
            <text:p text:style-name="P9">planning</text:p>
            <text:p text:style-name="P9">preview</text:p>
            <text:p text:style-name="P9">reservations</text:p>
            <text:p text:style-name="P9">warning</text:p>
            <text:p text:style-name="P9">add</text:p>
            <text:p text:style-name="P9">add</text:p>
            <text:p text:style-name="P9">bonus</text:p>
            <text:p text:style-name="P9">yes</text:p>
            <text:p text:style-name="P9">abet</text:p>
            <text:p text:style-name="P9">record</text:p>
            <text:p text:style-name="P9">alternative</text:p>
            <text:p text:style-name="P9">A.M.</text:p>
            <text:p text:style-name="P9">stranger</text:p>
            <text:p text:style-name="P9">anniversary</text:p>
            <text:p text:style-name="P9">etc. </text:p>
            <text:p text:style-name="P9">gunman</text:p>
            <text:p text:style-name="P9">prosthesis</text:p>
            <text:p text:style-name="P9">ascend</text:p>
            <text:p text:style-name="P9">ask</text:p>
            <text:p text:style-name="P9">assemble</text:p>
            <text:p text:style-name="P9">attach</text:p>
            <text:p text:style-name="P9">ATM</text:p>
            <text:p text:style-name="P9">autobiography</text:p>
            <text:p text:style-name="P9">autobiography</text:p>
            <text:p text:style-name="P9">bald</text:p>
            <text:p text:style-name="P9">balsa</text:p>
            <text:p text:style-name="P9">fundamentals</text:p>
            <text:p text:style-name="P9">necessities</text:p>
            <text:p text:style-name="P9">best</text:p>
            <text:p text:style-name="P9">biography</text:p>
            <text:p text:style-name="P9">biography</text:p>
            <text:p text:style-name="P9">blend</text:p>
            <text:p text:style-name="P9">marina</text:p>
            <text:p text:style-name="P9">bouquet</text:p>
            <text:p text:style-name="P9">brief</text:p>
            <text:p text:style-name="P9">moment</text:p>
            <text:p text:style-name="P9">summary</text:p>
            <text:p text:style-name="P9">embers</text:p>
            <text:p text:style-name="P9">cacophony</text:p>
            <text:p text:style-name="P9">cameo</text:p>
            <text:p text:style-name="P9">cancel</text:p>
            <text:p text:style-name="P9">scrutiny</text:p>
            <text:p text:style-name="P9"><text:soft-page-break/>cash</text:p>
            <text:p text:style-name="P9">cease</text:p>
            <text:p text:style-name="P9">circle</text:p>
            <text:p text:style-name="P9">circulate</text:p>
            <text:p text:style-name="P9">classify</text:p>
            <text:p text:style-name="P9">proximity</text:p>
            <text:p text:style-name="P9">fist</text:p>
            <text:p text:style-name="P9">collaborate</text:p>
            <text:p text:style-name="P9">combine</text:p>
            <text:p text:style-name="P9">commute</text:p>
            <text:p text:style-name="P9">compete</text:p>
            <text:p text:style-name="P9">annihilate</text:p>
            <text:p text:style-name="P9">destroyed</text:p>
            <text:p text:style-name="P9">eliminate</text:p>
            <text:p text:style-name="P9">engulfed</text:p>
            <text:p text:style-name="P9">filled</text:p>
            <text:p text:style-name="P9">surround</text:p>
            <text:p text:style-name="P9">parts</text:p>
            <text:p text:style-name="P9">confer</text:p>
            <text:p text:style-name="P9">connect</text:p>
            <text:p text:style-name="P9">connect</text:p>
            <text:p text:style-name="P9">confused</text:p>
            <text:p text:style-name="P9">maintained</text:p>
            <text:p text:style-name="P9">cooperate</text:p>
            <text:p text:style-name="P9">could</text:p>
            <text:p text:style-name="P9">crisis</text:p>
            <text:p text:style-name="P9">curative</text:p>
            <text:p text:style-name="P9">incumbent</text:p>
            <text:p text:style-name="P9">trend</text:p>
            <text:p text:style-name="P9">depreciate</text:p>
            <text:p text:style-name="P9">descend </text:p>
            <text:p text:style-name="P9">benefits</text:p>
            <text:p text:style-name="P9">kinds</text:p>
            <text:p text:style-name="P9">disappear</text:p>
            <text:p text:style-name="P9">drop</text:p>
            <text:p text:style-name="P9">during</text:p>
            <text:p text:style-name="P9">dwindle</text:p>
            <text:p text:style-name="P9">each</text:p>
            <text:p text:style-name="P9">earlier</text:p>
            <text:p text:style-name="P9">eliminate</text:p>
            <text:p text:style-name="P9">emergency</text:p>
            <text:p text:style-name="P9">hole</text:p>
            <text:p text:style-name="P9">empty</text:p>
            <text:p text:style-name="P9">space</text:p>
            <text:p text:style-name="P9">enclosed</text:p>
            <text:p text:style-name="P9">result</text:p>
            <text:p text:style-name="P10">enter</text:p>
            <text:p text:style-name="P10">eliminate</text:p>
            <text:p text:style-name="P9"><text:soft-page-break/>equal</text:p>
            <text:p text:style-name="P9">eradicate</text:p>
            <text:p text:style-name="P9">estimated at</text:p>
            <text:p text:style-name="P9">evolve</text:p>
            <text:p text:style-name="P9">same</text:p>
            <text:p text:style-name="P9">opening</text:p>
            <text:p text:style-name="P9">extradite</text:p>
            <text:p text:style-name="P9">mask</text:p>
            <text:p text:style-name="P9">fall</text:p>
            <text:p text:style-name="P9">approval</text:p>
            <text:p text:style-name="P9">classmates</text:p>
            <text:p text:style-name="P9">colleague </text:p>
            <text:p text:style-name="P9">few</text:p>
            <text:p text:style-name="P9">filled</text:p>
            <text:p text:style-name="P9">conclusion</text:p>
            <text:p text:style-name="P9">end</text:p>
            <text:p text:style-name="P9">outcome</text:p>
            <text:p text:style-name="P9">ultimatum</text:p>
            <text:p text:style-name="P9">foremost</text:p>
            <text:p text:style-name="P9">conceived</text:p>
            <text:p text:style-name="P9">first</text:p>
            <text:p text:style-name="P9">fly</text:p>
            <text:p text:style-name="P9">follow</text:p>
            <text:p text:style-name="P9">imports</text:p>
            <text:p text:style-name="P9">graduate</text:p>
            <text:p text:style-name="P9">veteran</text:p>
            <text:p text:style-name="P9">gift</text:p>
            <text:p text:style-name="P9">ice</text:p>
            <text:p text:style-name="P9">tundra</text:p>
            <text:p text:style-name="P9">full</text:p>
            <text:p text:style-name="P9">satisfaction</text:p>
            <text:p text:style-name="P9">fuse</text:p>
            <text:p text:style-name="P9">plans</text:p>
            <text:p text:style-name="P9">recurrence</text:p>
            <text:p text:style-name="P9">gather</text:p>
            <text:p text:style-name="P9">public</text:p>
            <text:p text:style-name="P9">GOP</text:p>
            <text:p text:style-name="P9">GRE</text:p>
            <text:p text:style-name="P9">grow</text:p>
            <text:p text:style-name="P9">had done</text:p>
            <text:p text:style-name="P9">injuries</text:p>
            <text:p text:style-name="P9">honcho</text:p>
            <text:p text:style-name="P9">heat</text:p>
            <text:p text:style-name="P9">HIV</text:p>
            <text:p text:style-name="P9">hoist</text:p>
            <text:p text:style-name="P11">tube</text:p>
            <text:p text:style-name="P11">hurry</text:p>
            <text:p text:style-name="P12">drawing</text:p>
            <text:p text:style-name="P12"><text:soft-page-break/>incredible</text:p>
            <text:p text:style-name="P9">indicted</text:p>
            <text:p text:style-name="P9">input</text:p>
            <text:p text:style-name="P9">integrate</text:p>
            <text:p text:style-name="P9">integrate</text:p>
            <text:p text:style-name="P9">interdependent</text:p>
            <text:p text:style-name="P9">introduced</text:p>
            <text:p text:style-name="P9">introduced</text:p>
            <text:p text:style-name="P9">regardless</text:p>
            <text:p text:style-name="P9">ISBN</text:p>
            <text:p text:style-name="P9">collaboration</text:p>
            <text:p text:style-name="P9">kneel</text:p>
            <text:p text:style-name="P9">experts</text:p>
            <text:p text:style-name="P9">lag</text:p>
            <text:p text:style-name="P9">later</text:p>
            <text:p text:style-name="P9">LCD</text:p>
            <text:p text:style-name="P9">lift</text:p>
            <text:p text:style-name="P9">baby</text:p>
            <text:p text:style-name="P9">studio audience</text:p>
            <text:p text:style-name="P9">witness</text:p>
            <text:p text:style-name="P9">residents</text:p>
            <text:p text:style-name="P9">look back</text:p>
            <text:p text:style-name="P6">look to the future</text:p>
            <text:p text:style-name="P7">made of</text:p>
            <text:p text:style-name="P9">breakthrough</text:p>
            <text:p text:style-name="P9">feat</text:p>
            <text:p text:style-name="P9">manually</text:p>
            <text:p text:style-name="P9">may</text:p>
            <text:p text:style-name="P9">meet</text:p>
            <text:p text:style-name="P9">meet</text:p>
            <text:p text:style-name="P9">telepathy</text:p>
            <text:p text:style-name="P9">merge</text:p>
            <text:p text:style-name="P9">minestrone</text:p>
            <text:p text:style-name="P9">mix</text:p>
            <text:p text:style-name="P9">cooperation</text:p>
            <text:p text:style-name="P9">interdependent</text:p>
            <text:p text:style-name="P9">mutual respect</text:p>
            <text:p text:style-name="P9">nape</text:p>
            <text:p text:style-name="P9">habitat</text:p>
            <text:p text:style-name="P9">instinct</text:p>
            <text:p text:style-name="P9">never</text:p>
            <text:p text:style-name="P9">beginning</text:p>
            <text:p text:style-name="P9">construction</text:p>
            <text:p text:style-name="P9">innovation</text:p>
            <text:p text:style-name="P9">invention</text:p>
            <text:p text:style-name="P9">recruit</text:p>
            <text:p text:style-name="P12">none</text:p>
            <text:p text:style-name="P12">nostalgia</text:p>
            <text:p text:style-name="P12"><text:soft-page-break/>pending</text:p>
            <text:p text:style-name="P12">off</text:p>
            <text:p text:style-name="P9">adage</text:p>
            <text:p text:style-name="P9">cliche</text:p>
            <text:p text:style-name="P9">custom</text:p>
            <text:p text:style-name="P9">proverb</text:p>
            <text:p text:style-name="P9">trench</text:p>
            <text:p text:style-name="P9">open</text:p>
            <text:p text:style-name="P9">conversation</text:p>
            <text:p text:style-name="P9">created</text:p>
            <text:p text:style-name="P9">output</text:p>
            <text:p text:style-name="P9">in the yard</text:p>
            <text:p text:style-name="P9">outside</text:p>
            <text:p text:style-name="P9">exaggerate</text:p>
            <text:p text:style-name="P9">over</text:p>
            <text:p text:style-name="P9">cliche</text:p>
            <text:p text:style-name="P9">twins</text:p>
            <text:p text:style-name="P9">palm</text:p>
            <text:p text:style-name="P9">fad</text:p>
            <text:p text:style-name="P9">experience</text:p>
            <text:p text:style-name="P9">history</text:p>
            <text:p text:style-name="P9">memories</text:p>
            <text:p text:style-name="P9">records </text:p>
            <text:p text:style-name="P9">penetrate</text:p>
            <text:p text:style-name="P9">period</text:p>
            <text:p text:style-name="P9">friend</text:p>
            <text:p text:style-name="P9">opinion</text:p>
            <text:p text:style-name="P9">pick</text:p>
            <text:p text:style-name="P9">PIN</text:p>
            <text:p text:style-name="P9">pizza</text:p>
            <text:p text:style-name="P9">plan</text:p>
            <text:p text:style-name="P9">plan</text:p>
            <text:p text:style-name="P9">RSVP</text:p>
            <text:p text:style-name="P9">plunge</text:p>
            <text:p text:style-name="P9">opposites</text:p>
            <text:p text:style-name="P9">identification</text:p>
            <text:p text:style-name="P9">postpone</text:p>
            <text:p text:style-name="P8">pouring rain</text:p>
            <text:p text:style-name="P9">heat</text:p>
            <text:p text:style-name="P9">record</text:p>
            <text:p text:style-name="P24">board</text:p>
            <text:p text:style-name="P9">industry</text:p>
            <text:p text:style-name="P9">incumbent</text:p>
            <text:p text:style-name="P9">present</text:p>
            <text:p text:style-name="P9">previously listed</text:p>
            <text:p text:style-name="P9">proceed</text:p>
            <text:p text:style-name="P9">plan</text:p>
            <text:p text:style-name="P9">protest</text:p>
            <text:p text:style-name="P9"><text:soft-page-break/>pursue</text:p>
            <text:p text:style-name="P9">raise</text:p>
            <text:p text:style-name="P13">RAM</text:p>
            <text:p text:style-name="P13">reason is</text:p>
            <text:p text:style-name="P9">reason</text:p>
            <text:p text:style-name="P9">recur</text:p>
            <text:p text:style-name="P9">re-elect</text:p>
            <text:p text:style-name="P9">refer</text:p>
            <text:p text:style-name="P9">reflect</text:p>
            <text:p text:style-name="P9">routine</text:p>
            <text:p text:style-name="P9">reply</text:p>
            <text:p text:style-name="P9">retreat</text:p>
            <text:p text:style-name="P9">revert</text:p>
            <text:p text:style-name="P9">rise</text:p>
            <text:p text:style-name="P9">round</text:p>
            <text:p text:style-name="P9">haven</text:p>
            <text:p text:style-name="P9">sanctuary</text:p>
            <text:p text:style-name="P9">same</text:p>
            <text:p text:style-name="P9">dune</text:p>
            <text:p text:style-name="P9">scrutinize</text:p>
            <text:p text:style-name="P9">separated</text:p>
            <text:p text:style-name="P9">danger</text:p>
            <text:p text:style-name="P9">share</text:p>
            <text:p text:style-name="P9">point</text:p>
            <text:p text:style-name="P9">shiny</text:p>
            <text:p text:style-name="P9">shut</text:p>
            <text:p text:style-name="P9">unit</text:p>
            <text:p text:style-name="P9">skipped</text:p>
            <text:p text:style-name="P9">slow</text:p>
            <text:p text:style-name="P9">small</text:p>
            <text:p text:style-name="P9">speck</text:p>
            <text:p text:style-name="P9">soft</text:p>
            <text:p text:style-name="P9">soft</text:p>
            <text:p text:style-name="P9">sole</text:p>
            <text:p text:style-name="P9">spell out</text:p>
            <text:p text:style-name="P9">spliced</text:p>
            <text:p text:style-name="P9">start</text:p>
            <text:p text:style-name="P15">start</text:p>
            <text:p text:style-name="P9">persists</text:p>
            <text:p text:style-name="P9">remains</text:p>
            <text:p text:style-name="P9">impulse</text:p>
            <text:p text:style-name="P9">total</text:p>
            <text:p text:style-name="P9">surrounded</text:p>
            <text:p text:style-name="P9">tall</text:p>
            <text:p text:style-name="P9">tall</text:p>
            <text:p text:style-name="P9">tantrum</text:p>
            <text:p text:style-name="P9">love triangle</text:p>
            <text:p text:style-name="P9">time</text:p>
            <text:p text:style-name="P14"><text:soft-page-break/>bit</text:p>
            <text:p text:style-name="P14">destruction</text:p>
            <text:p text:style-name="P9">sincere</text:p>
            <text:p text:style-name="P9">tuna</text:p>
            <text:p text:style-name="P9">noon</text:p>
            <text:p text:style-name="P16">midnight</text:p>
            <text:p text:style-name="P9">halves</text:p>
            <text:p text:style-name="P9">goal</text:p>
            <text:p text:style-name="P9">undergraduate</text:p>
            <text:p text:style-name="P9">subway</text:p>
            <text:p text:style-name="P9">emergency</text:p>
            <text:p text:style-name="P9">surprise</text:p>
            <text:p text:style-name="P9">mistake</text:p>
            <text:p text:style-name="P9">panacea</text:p>
            <text:p text:style-name="P9">anonymous</text:p>
            <text:p text:style-name="P9">UPC</text:p>
            <text:p text:style-name="P9">custom</text:p>
            <text:p text:style-name="P9">vacillate</text:p>
            <text:p text:style-name="P9">ambush</text:p>
            <text:p text:style-name="P9">unique</text:p>
            <text:p text:style-name="P9">visible</text:p>
            <text:p text:style-name="P9">mural</text:p>
            <text:p text:style-name="P9">warn</text:p>
            <text:p text:style-name="P9">weather</text:p>
            <text:p text:style-name="P9">weather</text:p>
            <text:p text:style-name="P9">whether</text:p>
            <text:p text:style-name="P9">snow</text:p>
            <text:p text:style-name="P9">write</text:p>
          </table:table-cell>
        </table:table-row>
      </table:table>
      <text:p text:style-name="P19"/>
      <text:h text:style-name="Heading_20_1" text:outline-level="1">suspense.net's list of cliches</text:h>
      <text:p text:style-name="Standard">The following <text:span text:style-name="T3">cliches</text:span> were <text:span text:style-name="T3">taken frome a web</text:span> page titled "CLICHÉS: AVOID THEM LIKE THE PLAGUE." <text:s/>Author has permitted redistribution as long as they are given credit. <text:s/>Also need to site their e-mail address and web address</text:p>
      <text:p text:style-name="Standard"/>
      <text:p text:style-name="Standard">Web Page: http://suspense.net/whitefish/cliche.htm</text:p>
      <text:p text:style-name="Standard">Email: suspense@suspense.net </text:p>
      <text:p text:style-name="Standard"/>
      <text:p text:style-name="P23"><text:span text:style-name="T3">ace in the hole</text:span></text:p>
      <text:p text:style-name="P23"><text:span text:style-name="T3">ace up your sleeve</text:span></text:p>
      <text:p text:style-name="P23"><text:span text:style-name="T3">acid test</text:span></text:p>
      <text:p text:style-name="P23"><text:span text:style-name="T3">airing dirty laundry</text:span></text:p>
      <text:p text:style-name="P23"><text:span text:style-name="T3">all in a day's work</text:span></text:p>
      <text:p text:style-name="P23"><text:span text:style-name="T3">all talk, no action</text:span></text:p>
      <text:p text:style-name="P23"><text:span text:style-name="T3">all booster, no payload</text:span></text:p>
      <text:p text:style-name="P23"><text:span text:style-name="T3">all hat, no cattle</text:span></text:p>
      <text:p text:style-name="P23"><text:span text:style-name="T3">all foam, no beer</text:span></text:p>
      <text:p text:style-name="P23"><text:span text:style-name="T3">all hammer, no nail</text:span></text:p>
      <text:p text:style-name="P23"><text:soft-page-break/><text:span text:style-name="T3">all icing, no cake</text:span></text:p>
      <text:p text:style-name="P23"><text:span text:style-name="T3">all lime and salt, no tequila</text:span></text:p>
      <text:p text:style-name="P23"><text:span text:style-name="T3">all missile, no warhead</text:span></text:p>
      <text:p text:style-name="P23"><text:span text:style-name="T3">all shot, no powder</text:span></text:p>
      <text:p text:style-name="P23"><text:span text:style-name="T3">all sizzle, no steak</text:span></text:p>
      <text:p text:style-name="P23"><text:span text:style-name="T3">all wax and no wick</text:span></text:p>
      <text:p text:style-name="P23"><text:span text:style-name="T3">all that and a bag of chips</text:span></text:p>
      <text:p text:style-name="P23"><text:span text:style-name="T3">all thumbs</text:span></text:p>
      <text:p text:style-name="P23"><text:span text:style-name="T3">all wet</text:span></text:p>
      <text:p text:style-name="P23"><text:span text:style-name="T3">all's fair in love and war</text:span></text:p>
      <text:p text:style-name="P23"><text:span text:style-name="T3">almighty dollar</text:span></text:p>
      <text:p text:style-name="P23"><text:span text:style-name="T3">always a bridesmaid</text:span></text:p>
      <text:p text:style-name="P23"><text:span text:style-name="T3">ambulance chaser</text:span></text:p>
      <text:p text:style-name="P23"><text:span text:style-name="T3">another day, another dollar</text:span></text:p>
      <text:p text:style-name="P23"><text:span text:style-name="T3">ants in your pants</text:span></text:p>
      <text:p text:style-name="P23"><text:span text:style-name="T3">apple-pie order</text:span></text:p>
      <text:p text:style-name="P23"><text:span text:style-name="T3">arm and a leg</text:span></text:p>
      <text:p text:style-name="P23"><text:span text:style-name="T3">armchair quarterback</text:span></text:p>
      <text:p text:style-name="P23"><text:span text:style-name="T3">army brat</text:span></text:p>
      <text:p text:style-name="P23"><text:span text:style-name="T3">art imitates life</text:span></text:p>
      <text:p text:style-name="P23"><text:span text:style-name="T3">artsy-craftsy</text:span></text:p>
      <text:p text:style-name="P23"><text:span text:style-name="T3">artsy-fartsy</text:span></text:p>
      <text:p text:style-name="P23"><text:span text:style-name="T3">as luck would have it</text:span></text:p>
      <text:p text:style-name="P23"><text:span text:style-name="T3">as old as time</text:span></text:p>
      <text:p text:style-name="P23"><text:span text:style-name="T3">at loggerheads</text:span></text:p>
      <text:p text:style-name="P23"><text:span text:style-name="T3">babe in the woods</text:span></text:p>
      <text:p text:style-name="P23"><text:span text:style-name="T3">back against the wall</text:span></text:p>
      <text:p text:style-name="P23"><text:span text:style-name="T3">back in the saddle</text:span></text:p>
      <text:p text:style-name="P23"><text:span text:style-name="T3">back to square one</text:span></text:p>
      <text:p text:style-name="P23"><text:span text:style-name="T3">back to the drawing board</text:span></text:p>
      <text:p text:style-name="P23"><text:span text:style-name="T3">bad to the bone</text:span></text:p>
      <text:p text:style-name="P23"><text:span text:style-name="T3">badge of honor</text:span></text:p>
      <text:p text:style-name="P23"><text:span text:style-name="T3">Badonkadonk</text:span></text:p>
      <text:p text:style-name="P23"><text:span text:style-name="T3">ballpark figure</text:span></text:p>
      <text:p text:style-name="P23"><text:span text:style-name="T3">balls to the wall</text:span></text:p>
      <text:p text:style-name="P23"><text:span text:style-name="T3">baptism of fire</text:span></text:p>
      <text:p text:style-name="P23"><text:span text:style-name="T3">bare bones</text:span></text:p>
      <text:p text:style-name="P23"><text:span text:style-name="T3">bark is worse than the bite</text:span></text:p>
      <text:p text:style-name="P23"><text:span text:style-name="T3">bark up the wrong tree</text:span></text:p>
      <text:p text:style-name="P23"><text:span text:style-name="T3">bat out of hell</text:span></text:p>
      <text:p text:style-name="P23"><text:span text:style-name="T3">bats in the belfry</text:span></text:p>
      <text:p text:style-name="P23"><text:span text:style-name="T3">battle royal</text:span></text:p>
      <text:p text:style-name="P23"><text:span text:style-name="T3">beat around the bush</text:span></text:p>
      <text:p text:style-name="P23"><text:span text:style-name="T3">beat the bushes</text:span></text:p>
      <text:p text:style-name="P23"><text:span text:style-name="T3">beats me</text:span></text:p>
      <text:p text:style-name="P23"><text:span text:style-name="T3">behind the eight ball</text:span></text:p>
      <text:p text:style-name="P23"><text:span text:style-name="T3">bent out of shape</text:span></text:p>
      <text:p text:style-name="P23"><text:span text:style-name="T3">best foot forward</text:span></text:p>
      <text:p text:style-name="P23"><text:span text:style-name="T3">bet your bottom dollar</text:span></text:p>
      <text:p text:style-name="P23"><text:soft-page-break/><text:span text:style-name="T3">better half</text:span></text:p>
      <text:p text:style-name="P23"><text:span text:style-name="T3">better late than never</text:span></text:p>
      <text:p text:style-name="P23"><text:span text:style-name="T3">better mousetrap</text:span></text:p>
      <text:p text:style-name="P23"><text:span text:style-name="T3">better safe than sorry</text:span></text:p>
      <text:p text:style-name="P23"><text:span text:style-name="T3">better than ever</text:span></text:p>
      <text:p text:style-name="P23"><text:span text:style-name="T3">better the Devil you know</text:span></text:p>
      <text:p text:style-name="P23"><text:span text:style-name="T3">between a rock and a hard place</text:span></text:p>
      <text:p text:style-name="P23"><text:span text:style-name="T3">beyond the pale</text:span></text:p>
      <text:p text:style-name="P23"><text:span text:style-name="T3">bib and tucker</text:span></text:p>
      <text:p text:style-name="P23"><text:span text:style-name="T3">big as life</text:span></text:p>
      <text:p text:style-name="P23"><text:span text:style-name="T3">big fish in a small pond</text:span></text:p>
      <text:p text:style-name="P23"><text:span text:style-name="T3">big man on campus</text:span></text:p>
      <text:p text:style-name="P23"><text:span text:style-name="T3">bird in the hand</text:span></text:p>
      <text:p text:style-name="P23"><text:span text:style-name="T3">birds and the bees</text:span></text:p>
      <text:p text:style-name="P23"><text:span text:style-name="T3">birds of the feather</text:span></text:p>
      <text:p text:style-name="P23"><text:span text:style-name="T3">bite the dust</text:span></text:p>
      <text:p text:style-name="P23"><text:span text:style-name="T3">bite your tongue</text:span></text:p>
      <text:p text:style-name="P23"><text:span text:style-name="T3">bitter disappointment</text:span></text:p>
      <text:p text:style-name="P23"><text:span text:style-name="T3">black as coal</text:span></text:p>
      <text:p text:style-name="P23"><text:span text:style-name="T3">blast from the past</text:span></text:p>
      <text:p text:style-name="P23"><text:span text:style-name="T3">bleeding heart</text:span></text:p>
      <text:p text:style-name="P23"><text:span text:style-name="T3">blind as a bat</text:span></text:p>
      <text:p text:style-name="P23"><text:span text:style-name="T3">blood is thicker than water</text:span></text:p>
      <text:p text:style-name="P23"><text:span text:style-name="T3">blood money</text:span></text:p>
      <text:p text:style-name="P23"><text:span text:style-name="T3">blood on your hands</text:span></text:p>
      <text:p text:style-name="P23"><text:span text:style-name="T3">blood sweat and tears</text:span></text:p>
      <text:p text:style-name="P23"><text:span text:style-name="T3">blow this pop stand</text:span></text:p>
      <text:p text:style-name="P23"><text:span text:style-name="T3">blow this joint</text:span></text:p>
      <text:p text:style-name="P23"><text:span text:style-name="T3">blushing bride</text:span></text:p>
      <text:p text:style-name="P23"><text:span text:style-name="T3">boil it down to</text:span></text:p>
      <text:p text:style-name="P23"><text:span text:style-name="T3">bone of contention</text:span></text:p>
      <text:p text:style-name="P23"><text:span text:style-name="T3">booze and broads</text:span></text:p>
      <text:p text:style-name="P23"><text:span text:style-name="T3">bored to tears</text:span></text:p>
      <text:p text:style-name="P23"><text:span text:style-name="T3">born and raised</text:span></text:p>
      <text:p text:style-name="P23"><text:span text:style-name="T3">born with a silver spoon in your mouth</text:span></text:p>
      <text:p text:style-name="P23"><text:span text:style-name="T3">born yesterday</text:span></text:p>
      <text:p text:style-name="P23"><text:span text:style-name="T3">bottom line</text:span></text:p>
      <text:p text:style-name="P23"><text:span text:style-name="T3">brain drain</text:span></text:p>
      <text:p text:style-name="P23"><text:span text:style-name="T3">brain dump</text:span></text:p>
      <text:p text:style-name="P23"><text:span text:style-name="T3">brass tacks</text:span></text:p>
      <text:p text:style-name="P23"><text:span text:style-name="T3">bring home the bacon</text:span></text:p>
      <text:p text:style-name="P23"><text:span text:style-name="T3">broken record</text:span></text:p>
      <text:p text:style-name="P23"><text:span text:style-name="T3">bull by the horns</text:span></text:p>
      <text:p text:style-name="P23"><text:span text:style-name="T3">bull in a china shop</text:span></text:p>
      <text:p text:style-name="P23"><text:span text:style-name="T3">bump in the night</text:span></text:p>
      <text:p text:style-name="P23"><text:span text:style-name="T3">busy as a bee</text:span></text:p>
      <text:p text:style-name="P23"><text:span text:style-name="T3">but seriously</text:span></text:p>
      <text:p text:style-name="P23"><text:span text:style-name="T3">by and large</text:span></text:p>
      <text:p text:style-name="P23"><text:span text:style-name="T3">calm before the storm</text:span></text:p>
      <text:p text:style-name="P23"><text:soft-page-break/><text:span text:style-name="T3">candle at both ends</text:span></text:p>
      <text:p text:style-name="P23"><text:span text:style-name="T3">can't cut the mustard</text:span></text:p>
      <text:p text:style-name="P23"><text:span text:style-name="T3">case of mistaken identity</text:span></text:p>
      <text:p text:style-name="P23"><text:span text:style-name="T3">cat out of the bag</text:span></text:p>
      <text:p text:style-name="P23"><text:span text:style-name="T3">cat got your tongue</text:span></text:p>
      <text:p text:style-name="P23"><text:span text:style-name="T3">caught red-handed</text:span></text:p>
      <text:p text:style-name="P23"><text:span text:style-name="T3">chapter and verse</text:span></text:p>
      <text:p text:style-name="P23"><text:span text:style-name="T3">checkered career</text:span></text:p>
      <text:p text:style-name="P23"><text:span text:style-name="T3">chickens come home to roost</text:span></text:p>
      <text:p text:style-name="P23"><text:span text:style-name="T3">chomping at the bit</text:span></text:p>
      <text:p text:style-name="P23"><text:span text:style-name="T3">cleanliness is next to godliness</text:span></text:p>
      <text:p text:style-name="P23"><text:span text:style-name="T3">clear as a bell</text:span></text:p>
      <text:p text:style-name="P23"><text:span text:style-name="T3">clear as mud</text:span></text:p>
      <text:p text:style-name="P23"><text:span text:style-name="T3">cold shoulder</text:span></text:p>
      <text:p text:style-name="P23"><text:span text:style-name="T3">communist conspiracy</text:span></text:p>
      <text:p text:style-name="P23"><text:span text:style-name="T3">conniption fit</text:span></text:p>
      <text:p text:style-name="P23"><text:span text:style-name="T3">could care less</text:span></text:p>
      <text:p text:style-name="P23"><text:span text:style-name="T3">couldn't care less</text:span></text:p>
      <text:p text:style-name="P23"><text:span text:style-name="T3">couldn't get to first base</text:span></text:p>
      <text:p text:style-name="P23"><text:span text:style-name="T3">count your blessings</text:span></text:p>
      <text:p text:style-name="P23"><text:span text:style-name="T3">countless hours</text:span></text:p>
      <text:p text:style-name="P23"><text:span text:style-name="T3">creature comfort</text:span></text:p>
      <text:p text:style-name="P23"><text:span text:style-name="T3">crime in the street</text:span></text:p>
      <text:p text:style-name="P23"><text:span text:style-name="T3">curiosity killed the cat</text:span></text:p>
      <text:p text:style-name="P23"><text:span text:style-name="T3">curry favor</text:span></text:p>
      <text:p text:style-name="P23"><text:span text:style-name="T3">cut a fine figure</text:span></text:p>
      <text:p text:style-name="P23"><text:span text:style-name="T3">cut and dried</text:span></text:p>
      <text:p text:style-name="P23"><text:span text:style-name="T3">cut to the chase</text:span></text:p>
      <text:p text:style-name="P23"><text:span text:style-name="T3">cut to the quick</text:span></text:p>
      <text:p text:style-name="P23"><text:span text:style-name="T3">cute as a button</text:span></text:p>
      <text:p text:style-name="P23"><text:span text:style-name="T3">darkest before the dawn</text:span></text:p>
      <text:p text:style-name="P23"><text:span text:style-name="T3">dead as a doornail</text:span></text:p>
      <text:p text:style-name="P23"><text:span text:style-name="T3">death and destruction</text:span></text:p>
      <text:p text:style-name="P23"><text:span text:style-name="T3">death and taxes</text:span></text:p>
      <text:p text:style-name="P23"><text:span text:style-name="T3">death's doorstep</text:span></text:p>
      <text:p text:style-name="P23"><text:span text:style-name="T3">devil is in the details</text:span></text:p>
      <text:p text:style-name="P23"><text:span text:style-name="T3">dim view</text:span></text:p>
      <text:p text:style-name="P23"><text:span text:style-name="T3">dog days</text:span></text:p>
      <text:p text:style-name="P23"><text:span text:style-name="T3">dog in the manger</text:span></text:p>
      <text:p text:style-name="P23"><text:span text:style-name="T3">don't count your chickens before they're hatched</text:span></text:p>
      <text:p text:style-name="P23"><text:span text:style-name="T3">don't do the crime if you can't do the time</text:span></text:p>
      <text:p text:style-name="P23"><text:span text:style-name="T3">doubting Thomas</text:span></text:p>
      <text:p text:style-name="P23"><text:span text:style-name="T3">down and dirty</text:span></text:p>
      <text:p text:style-name="P23"><text:span text:style-name="T3">down in the dumps</text:span></text:p>
      <text:p text:style-name="P23"><text:span text:style-name="T3">down pat</text:span></text:p>
      <text:p text:style-name="P23"><text:span text:style-name="T3">down the drain</text:span></text:p>
      <text:p text:style-name="P23"><text:span text:style-name="T3">down the toilet</text:span></text:p>
      <text:p text:style-name="P23"><text:span text:style-name="T3">down the hatch</text:span></text:p>
      <text:p text:style-name="P23"><text:span text:style-name="T3">down to earth</text:span></text:p>
      <text:p text:style-name="P23"><text:soft-page-break/><text:span text:style-name="T3">drive you up a wall</text:span></text:p>
      <text:p text:style-name="P23"><text:span text:style-name="T3">dutch uncle</text:span></text:p>
      <text:p text:style-name="P23"><text:span text:style-name="T3">dyed in the wool</text:span></text:p>
      <text:p text:style-name="P23"><text:span text:style-name="T3">E-ticket</text:span></text:p>
      <text:p text:style-name="P23"><text:span text:style-name="T3">ear to the ground</text:span></text:p>
      <text:p text:style-name="P23"><text:span text:style-name="T3">early bird catches the worm</text:span></text:p>
      <text:p text:style-name="P23"><text:span text:style-name="T3">easier said than done</text:span></text:p>
      <text:p text:style-name="P23"><text:span text:style-name="T3">easy as 1-2-3</text:span></text:p>
      <text:p text:style-name="P23"><text:span text:style-name="T3">easy as pie</text:span></text:p>
      <text:p text:style-name="P23"><text:span text:style-name="T3">eat crow</text:span></text:p>
      <text:p text:style-name="P23"><text:span text:style-name="T3">eat humble pie</text:span></text:p>
      <text:p text:style-name="P23"><text:span text:style-name="T3">enough already</text:span></text:p>
      <text:p text:style-name="P23"><text:span text:style-name="T3">even money</text:span></text:p>
      <text:p text:style-name="P23"><text:span text:style-name="T3">every dog has its day</text:span></text:p>
      <text:p text:style-name="P23"><text:span text:style-name="T3">every fiber of my being</text:span></text:p>
      <text:p text:style-name="P23"><text:span text:style-name="T3">everything but the kitchen sink</text:span></text:p>
      <text:p text:style-name="P23"><text:span text:style-name="T3">evil twin</text:span></text:p>
      <text:p text:style-name="P23"><text:span text:style-name="T3">existential angst</text:span></text:p>
      <text:p text:style-name="P23"><text:span text:style-name="T3">experts agree</text:span></text:p>
      <text:p text:style-name="P23"><text:span text:style-name="T3">eye for an eye</text:span></text:p>
      <text:p text:style-name="P23"><text:span text:style-name="T3">facts of life</text:span></text:p>
      <text:p text:style-name="P23"><text:span text:style-name="T3">fair-haired one</text:span></text:p>
      <text:p text:style-name="P23"><text:span text:style-name="T3">fair weather friend</text:span></text:p>
      <text:p text:style-name="P23"><text:span text:style-name="T3">fall off of a turnip truck</text:span></text:p>
      <text:p text:style-name="P23"><text:span text:style-name="T3">fat slob</text:span></text:p>
      <text:p text:style-name="P23"><text:span text:style-name="T3">favor us with a song</text:span></text:p>
      <text:p text:style-name="P23"><text:span text:style-name="T3">fear and loathing</text:span></text:p>
      <text:p text:style-name="P23"><text:span text:style-name="T3">feather your nest</text:span></text:p>
      <text:p text:style-name="P23"><text:span text:style-name="T3">fellow traveler</text:span></text:p>
      <text:p text:style-name="P23"><text:span text:style-name="T3">few and far between</text:span></text:p>
      <text:p text:style-name="P23"><text:span text:style-name="T3">field this one</text:span></text:p>
      <text:p text:style-name="P23"><text:span text:style-name="T3">fifteen minutes of fame</text:span></text:p>
      <text:p text:style-name="P23"><text:span text:style-name="T3">fish nor fowl</text:span></text:p>
      <text:p text:style-name="P23"><text:span text:style-name="T3">fly by night</text:span></text:p>
      <text:p text:style-name="P23"><text:span text:style-name="T3">fly the coop</text:span></text:p>
      <text:p text:style-name="P23"><text:span text:style-name="T3">for the birds</text:span></text:p>
      <text:p text:style-name="P23"><text:span text:style-name="T3">fox in the henhouse</text:span></text:p>
      <text:p text:style-name="P23"><text:span text:style-name="T3">freudian slip</text:span></text:p>
      <text:p text:style-name="P23"><text:span text:style-name="T3">fun and games</text:span></text:p>
      <text:p text:style-name="P23"><text:span text:style-name="T3">fun in the sun</text:span></text:p>
      <text:p text:style-name="P23"><text:span text:style-name="T3">garbage in, garbage out</text:span></text:p>
      <text:p text:style-name="P23"><text:span text:style-name="T3">get the sack</text:span></text:p>
      <text:p text:style-name="P23"><text:span text:style-name="T3">get your groove back</text:span></text:p>
      <text:p text:style-name="P23"><text:span text:style-name="T3">gets my goat</text:span></text:p>
      <text:p text:style-name="P23"><text:span text:style-name="T3">gift horse in the mouth</text:span></text:p>
      <text:p text:style-name="P23"><text:span text:style-name="T3">gilding the lily</text:span></text:p>
      <text:p text:style-name="P23"><text:span text:style-name="T3">give a damn</text:span></text:p>
      <text:p text:style-name="P23"><text:span text:style-name="T3">give me a break</text:span></text:p>
      <text:p text:style-name="P23"><text:span text:style-name="T3">gives me the creeps</text:span></text:p>
      <text:p text:style-name="P23"><text:soft-page-break/><text:span text:style-name="T3">go him one better</text:span></text:p>
      <text:p text:style-name="P23"><text:span text:style-name="T3">goes without saying</text:span></text:p>
      <text:p text:style-name="P23"><text:span text:style-name="T3">good deed for the day</text:span></text:p>
      <text:p text:style-name="P23"><text:span text:style-name="T3">good time was had by all</text:span></text:p>
      <text:p text:style-name="P23"><text:span text:style-name="T3">greek to me</text:span></text:p>
      <text:p text:style-name="P23"><text:span text:style-name="T3">green thumb</text:span></text:p>
      <text:p text:style-name="P23"><text:span text:style-name="T3">green-eyed monster</text:span></text:p>
      <text:p text:style-name="P23"><text:span text:style-name="T3">grist for the mill</text:span></text:p>
      <text:p text:style-name="P23"><text:span text:style-name="T3">guiding light</text:span></text:p>
      <text:p text:style-name="P23"><text:span text:style-name="T3">hair of the dog</text:span></text:p>
      <text:p text:style-name="P23"><text:span text:style-name="T3">hard to believe</text:span></text:p>
      <text:p text:style-name="P23"><text:span text:style-name="T3">have a nice day</text:span></text:p>
      <text:p text:style-name="P23"><text:span text:style-name="T3">head honcho</text:span></text:p>
      <text:p text:style-name="P23"><text:span text:style-name="T3">heart's content</text:span></text:p>
      <text:p text:style-name="P23"><text:span text:style-name="T3">hell-bent for leather</text:span></text:p>
      <text:p text:style-name="P23"><text:span text:style-name="T3">hidden agenda</text:span></text:p>
      <text:p text:style-name="P23"><text:span text:style-name="T3">high and the mighty (the)</text:span></text:p>
      <text:p text:style-name="P23"><text:span text:style-name="T3">high on the hog</text:span></text:p>
      <text:p text:style-name="P23"><text:span text:style-name="T3">hold a candle to</text:span></text:p>
      <text:p text:style-name="P23"><text:span text:style-name="T3">hold your horses</text:span></text:p>
      <text:p text:style-name="P23"><text:span text:style-name="T3">hold your tongue</text:span></text:p>
      <text:p text:style-name="P23"><text:span text:style-name="T3">hook or by crook</text:span></text:p>
      <text:p text:style-name="P23"><text:span text:style-name="T3">horse of a different color</text:span></text:p>
      <text:p text:style-name="P23"><text:span text:style-name="T3">hot knife through butter</text:span></text:p>
      <text:p text:style-name="P23"><text:span text:style-name="T3">how goes the battle?</text:span></text:p>
      <text:p text:style-name="P23"><text:span text:style-name="T3">I beg to differ</text:span></text:p>
      <text:p text:style-name="P23"><text:span text:style-name="T3">if the shoe fits</text:span></text:p>
      <text:p text:style-name="P23"><text:span text:style-name="T3">I'm okay, you're okay</text:span></text:p>
      <text:p text:style-name="P23"><text:span text:style-name="T3">in a nutshell</text:span></text:p>
      <text:p text:style-name="P23"><text:span text:style-name="T3">in a pinch</text:span></text:p>
      <text:p text:style-name="P23"><text:span text:style-name="T3">in a wink</text:span></text:p>
      <text:p text:style-name="P23"><text:span text:style-name="T3">in harm's way</text:span></text:p>
      <text:p text:style-name="P23"><text:span text:style-name="T3">in the tank</text:span></text:p>
      <text:p text:style-name="P23"><text:span text:style-name="T3">in your dreams</text:span></text:p>
      <text:p text:style-name="P23"><text:span text:style-name="T3">in your face</text:span></text:p>
      <text:p text:style-name="P23"><text:span text:style-name="T3">inexorably drawn</text:span></text:p>
      <text:p text:style-name="P23"><text:span text:style-name="T3">info dump</text:span></text:p>
      <text:p text:style-name="P23"><text:span text:style-name="T3">influence peddling</text:span></text:p>
      <text:p text:style-name="P23"><text:span text:style-name="T3">intents and purposes</text:span></text:p>
      <text:p text:style-name="P23"><text:span text:style-name="T3">it was a dark and stormy night</text:span></text:p>
      <text:p text:style-name="P23"><text:span text:style-name="T3">it won't fly</text:span></text:p>
      <text:p text:style-name="P23"><text:span text:style-name="T3">Jack of all trades</text:span></text:p>
      <text:p text:style-name="P23"><text:span text:style-name="T3">jockey for position</text:span></text:p>
      <text:p text:style-name="P23"><text:span text:style-name="T3">Johnny-come-lately</text:span></text:p>
      <text:p text:style-name="P23"><text:span text:style-name="T3">joined at the hip</text:span></text:p>
      <text:p text:style-name="P23"><text:span text:style-name="T3">jump down your throat</text:span></text:p>
      <text:p text:style-name="P23"><text:span text:style-name="T3">jump in with both feet</text:span></text:p>
      <text:p text:style-name="P23"><text:span text:style-name="T3">jump on the bandwagon</text:span></text:p>
      <text:p text:style-name="P23"><text:span text:style-name="T3">jump the gun</text:span></text:p>
      <text:p text:style-name="P23"><text:soft-page-break/><text:span text:style-name="T3">jump her bones</text:span></text:p>
      <text:p text:style-name="P23"><text:span text:style-name="T3">jump his bones</text:span></text:p>
      <text:p text:style-name="P23"><text:span text:style-name="T3">junk in the trunk</text:span></text:p>
      <text:p text:style-name="P23"><text:span text:style-name="T3">jury is still out</text:span></text:p>
      <text:p text:style-name="P23"><text:span text:style-name="T3">justice is blind</text:span></text:p>
      <text:p text:style-name="P23"><text:span text:style-name="T3">keep an eye on you</text:span></text:p>
      <text:p text:style-name="P23"><text:span text:style-name="T3">keep it down</text:span></text:p>
      <text:p text:style-name="P23"><text:span text:style-name="T3">keep it simple, stupid</text:span></text:p>
      <text:p text:style-name="P23"><text:span text:style-name="T3">keep up with the Joneses</text:span></text:p>
      <text:p text:style-name="P23"><text:span text:style-name="T3">keep your cards close to vest</text:span></text:p>
      <text:p text:style-name="P23"><text:span text:style-name="T3">keep your chin up</text:span></text:p>
      <text:p text:style-name="P23"><text:span text:style-name="T3">keep your fingers crossed</text:span></text:p>
      <text:p text:style-name="P23"><text:span text:style-name="T3">keep your powder dry</text:span></text:p>
      <text:p text:style-name="P23"><text:span text:style-name="T3">kick ass</text:span></text:p>
      <text:p text:style-name="P23"><text:span text:style-name="T3">kickbutt</text:span></text:p>
      <text:p text:style-name="P23"><text:span text:style-name="T3">kick the bucket</text:span></text:p>
      <text:p text:style-name="P23"><text:span text:style-name="T3">kick up your heels</text:span></text:p>
      <text:p text:style-name="P23"><text:span text:style-name="T3">kick you to the curb</text:span></text:p>
      <text:p text:style-name="P23"><text:span text:style-name="T3">kick your feet up</text:span></text:p>
      <text:p text:style-name="P23"><text:span text:style-name="T3">kid in a candy store</text:span></text:p>
      <text:p text:style-name="P23"><text:span text:style-name="T3">kill two birds with one stone</text:span></text:p>
      <text:p text:style-name="P23"><text:span text:style-name="T3">King's English</text:span></text:p>
      <text:p text:style-name="P23"><text:span text:style-name="T3">king's ransom</text:span></text:p>
      <text:p text:style-name="P23"><text:span text:style-name="T3">kiss and tell</text:span></text:p>
      <text:p text:style-name="P23"><text:span text:style-name="T3">kiss ass</text:span></text:p>
      <text:p text:style-name="P23"><text:span text:style-name="T3">kiss of death</text:span></text:p>
      <text:p text:style-name="P23"><text:span text:style-name="T3">kit and kaboodle</text:span></text:p>
      <text:p text:style-name="P23"><text:span text:style-name="T3">knee-high to a grasshopper</text:span></text:p>
      <text:p text:style-name="P23"><text:span text:style-name="T3">knock it out of the park</text:span></text:p>
      <text:p text:style-name="P23"><text:span text:style-name="T3">knock on wood</text:span></text:p>
      <text:p text:style-name="P23"><text:span text:style-name="T3">knock your socks off</text:span></text:p>
      <text:p text:style-name="P23"><text:span text:style-name="T3">knocked up</text:span></text:p>
      <text:p text:style-name="P23"><text:span text:style-name="T3">know him from Adam</text:span></text:p>
      <text:p text:style-name="P23"><text:span text:style-name="T3">know the ropes</text:span></text:p>
      <text:p text:style-name="P23"><text:span text:style-name="T3">know the score</text:span></text:p>
      <text:p text:style-name="P23"><text:span text:style-name="T3">knuckle down</text:span></text:p>
      <text:p text:style-name="P23"><text:span text:style-name="T3">knuckle sandwich</text:span></text:p>
      <text:p text:style-name="P23"><text:span text:style-name="T3">knuckle under</text:span></text:p>
      <text:p text:style-name="P23"><text:span text:style-name="T3">labor of love</text:span></text:p>
      <text:p text:style-name="P23"><text:span text:style-name="T3">lap of luxury</text:span></text:p>
      <text:p text:style-name="P23"><text:span text:style-name="T3">last but not least</text:span></text:p>
      <text:p text:style-name="P23"><text:span text:style-name="T3">last-ditch effort</text:span></text:p>
      <text:p text:style-name="P23"><text:span text:style-name="T3">last hurrah</text:span></text:p>
      <text:p text:style-name="P23"><text:span text:style-name="T3">law of the jungle</text:span></text:p>
      <text:p text:style-name="P23"><text:span text:style-name="T3">law of the land</text:span></text:p>
      <text:p text:style-name="P23"><text:span text:style-name="T3">lay down the law</text:span></text:p>
      <text:p text:style-name="P23"><text:span text:style-name="T3">leaps and bounds</text:span></text:p>
      <text:p text:style-name="P23"><text:span text:style-name="T3">let sleeping dogs lie</text:span></text:p>
      <text:p text:style-name="P23"><text:span text:style-name="T3">let the cat out of the bag</text:span></text:p>
      <text:p text:style-name="P23"><text:soft-page-break/><text:span text:style-name="T3">let's split</text:span></text:p>
      <text:p text:style-name="P23"><text:span text:style-name="T3">liberal media</text:span></text:p>
      <text:p text:style-name="P23"><text:span text:style-name="T3">lie like a rug</text:span></text:p>
      <text:p text:style-name="P23"><text:span text:style-name="T3">life and limb</text:span></text:p>
      <text:p text:style-name="P23"><text:span text:style-name="T3">life imitates art</text:span></text:p>
      <text:p text:style-name="P23"><text:span text:style-name="T3">life's a bitch</text:span></text:p>
      <text:p text:style-name="P23"><text:span text:style-name="T3">lighten up</text:span></text:p>
      <text:p text:style-name="P23"><text:span text:style-name="T3">lights out</text:span></text:p>
      <text:p text:style-name="P23"><text:span text:style-name="T3">like a sore thumb</text:span></text:p>
      <text:p text:style-name="P23"><text:span text:style-name="T3">like butter</text:span></text:p>
      <text:p text:style-name="P23"><text:span text:style-name="T3">like the plague</text:span></text:p>
      <text:p text:style-name="P23"><text:span text:style-name="T3">like there's no tomorrow</text:span></text:p>
      <text:p text:style-name="P23"><text:span text:style-name="T3">lion's share</text:span></text:p>
      <text:p text:style-name="P23"><text:span text:style-name="T3">litmus test</text:span></text:p>
      <text:p text:style-name="P23"><text:span text:style-name="T3">little black book</text:span></text:p>
      <text:p text:style-name="P23"><text:span text:style-name="T3">live and learn</text:span></text:p>
      <text:p text:style-name="P23"><text:span text:style-name="T3">long and short of it</text:span></text:p>
      <text:p text:style-name="P23"><text:span text:style-name="T3">long lost love</text:span></text:p>
      <text:p text:style-name="P23"><text:span text:style-name="T3">look before you leap</text:span></text:p>
      <text:p text:style-name="P23"><text:span text:style-name="T3">lounge lizard</text:span></text:p>
      <text:p text:style-name="P23"><text:span text:style-name="T3">loved and lost</text:span></text:p>
      <text:p text:style-name="P23"><text:span text:style-name="T3">low man on the totem pole</text:span></text:p>
      <text:p text:style-name="P23"><text:span text:style-name="T3">luck of the draw</text:span></text:p>
      <text:p text:style-name="P23"><text:span text:style-name="T3">luck of the Irish</text:span></text:p>
      <text:p text:style-name="P23"><text:span text:style-name="T3">make my day</text:span></text:p>
      <text:p text:style-name="P23"><text:span text:style-name="T3">male chauvinist</text:span></text:p>
      <text:p text:style-name="P23"><text:span text:style-name="T3">man's best friend</text:span></text:p>
      <text:p text:style-name="P23"><text:span text:style-name="T3">many moons</text:span></text:p>
      <text:p text:style-name="P23"><text:span text:style-name="T3">many-splendored thing</text:span></text:p>
      <text:p text:style-name="P23"><text:span text:style-name="T3">mark my words</text:span></text:p>
      <text:p text:style-name="P23"><text:span text:style-name="T3">meaningful relationship</text:span></text:p>
      <text:p text:style-name="P23"><text:span text:style-name="T3">mellow out</text:span></text:p>
      <text:p text:style-name="P23"><text:span text:style-name="T3">moment of glory</text:span></text:p>
      <text:p text:style-name="P23"><text:span text:style-name="T3">moment's respite</text:span></text:p>
      <text:p text:style-name="P23"><text:span text:style-name="T3">Monday morning quarterback</text:span></text:p>
      <text:p text:style-name="P23"><text:span text:style-name="T3">monkey suit</text:span></text:p>
      <text:p text:style-name="P23"><text:span text:style-name="T3">monkey see, monkey do</text:span></text:p>
      <text:p text:style-name="P23"><text:span text:style-name="T3">motherhood and apple pie</text:span></text:p>
      <text:p text:style-name="P23"><text:span text:style-name="T3">movers and shakers</text:span></text:p>
      <text:p text:style-name="P23"><text:span text:style-name="T3">moving experience</text:span></text:p>
      <text:p text:style-name="P23"><text:span text:style-name="T3">my two cents</text:span></text:p>
      <text:p text:style-name="P23"><text:span text:style-name="T3">neat as a pin</text:span></text:p>
      <text:p text:style-name="P23"><text:span text:style-name="T3">needless to say</text:span></text:p>
      <text:p text:style-name="P23"><text:span text:style-name="T3">nip it in the bud</text:span></text:p>
      <text:p text:style-name="P23"><text:span text:style-name="T3">no guts, no glory</text:span></text:p>
      <text:p text:style-name="P23"><text:span text:style-name="T3">no love lost</text:span></text:p>
      <text:p text:style-name="P23"><text:span text:style-name="T3">no pain, no gain</text:span></text:p>
      <text:p text:style-name="P23"><text:span text:style-name="T3">no stone unturned</text:span></text:p>
      <text:p text:style-name="P23"><text:span text:style-name="T3">no time like the present</text:span></text:p>
      <text:p text:style-name="P23"><text:soft-page-break/><text:span text:style-name="T3">nose to the grindstone</text:span></text:p>
      <text:p text:style-name="P23"><text:span text:style-name="T3">not in my back yard</text:span></text:p>
      <text:p text:style-name="P23"><text:span text:style-name="T3">not on your tintype</text:span></text:p>
      <text:p text:style-name="P23"><text:span text:style-name="T3">number one fan</text:span></text:p>
      <text:p text:style-name="P23"><text:span text:style-name="T3">numerous to mention</text:span></text:p>
      <text:p text:style-name="P23"><text:span text:style-name="T3">off the wagon</text:span></text:p>
      <text:p text:style-name="P23"><text:span text:style-name="T3">old college try</text:span></text:p>
      <text:p text:style-name="P23"><text:span text:style-name="T3">old meets new</text:span></text:p>
      <text:p text:style-name="P23"><text:span text:style-name="T3">older and wiser</text:span></text:p>
      <text:p text:style-name="P23"><text:span text:style-name="T3">older than dirt</text:span></text:p>
      <text:p text:style-name="P23"><text:span text:style-name="T3">older than Methuselah</text:span></text:p>
      <text:p text:style-name="P23"><text:span text:style-name="T3">on the bandwagon</text:span></text:p>
      <text:p text:style-name="P23"><text:span text:style-name="T3">on the nose</text:span></text:p>
      <text:p text:style-name="P23"><text:span text:style-name="T3">on the wagon</text:span></text:p>
      <text:p text:style-name="P23"><text:span text:style-name="T3">on thin ice</text:span></text:p>
      <text:p text:style-name="P23"><text:span text:style-name="T3">one born every minute</text:span></text:p>
      <text:p text:style-name="P23"><text:span text:style-name="T3">one foot in the grave</text:span></text:p>
      <text:p text:style-name="P23"><text:span text:style-name="T3">one in a million</text:span></text:p>
      <text:p text:style-name="P23"><text:span text:style-name="T3">only game in town</text:span></text:p>
      <text:p text:style-name="P23"><text:span text:style-name="T3">only to be met</text:span></text:p>
      <text:p text:style-name="P23"><text:span text:style-name="T3">out of pocket</text:span></text:p>
      <text:p text:style-name="P23"><text:span text:style-name="T3">out of the frying pan</text:span></text:p>
      <text:p text:style-name="P23"><text:span text:style-name="T3">out on a limb</text:span></text:p>
      <text:p text:style-name="P23"><text:span text:style-name="T3">p's and q's</text:span></text:p>
      <text:p text:style-name="P23"><text:span text:style-name="T3">pain and suffering</text:span></text:p>
      <text:p text:style-name="P23"><text:span text:style-name="T3">panic button</text:span></text:p>
      <text:p text:style-name="P23"><text:span text:style-name="T3">party pooper</text:span></text:p>
      <text:p text:style-name="P23"><text:span text:style-name="T3">patter of little feet</text:span></text:p>
      <text:p text:style-name="P23"><text:span text:style-name="T3">pass the sniff test</text:span></text:p>
      <text:p text:style-name="P23"><text:span text:style-name="T3">pay through the nose</text:span></text:p>
      <text:p text:style-name="P23"><text:span text:style-name="T3">peas in a pod</text:span></text:p>
      <text:p text:style-name="P23"><text:span text:style-name="T3">perfect storm</text:span></text:p>
      <text:p text:style-name="P23"><text:span text:style-name="T3">pig in a poke</text:span></text:p>
      <text:p text:style-name="P23"><text:span text:style-name="T3">pillar of society</text:span></text:p>
      <text:p text:style-name="P23"><text:span text:style-name="T3">pinko</text:span></text:p>
      <text:p text:style-name="P23"><text:span text:style-name="T3">plenty of fish in the sea</text:span></text:p>
      <text:p text:style-name="P23"><text:span text:style-name="T3">poison pen</text:span></text:p>
      <text:p text:style-name="P23"><text:span text:style-name="T3">poor as a churchmouse</text:span></text:p>
      <text:p text:style-name="P23"><text:span text:style-name="T3">poor excuse for</text:span></text:p>
      <text:p text:style-name="P23"><text:span text:style-name="T3">pot calling the kettle black</text:span></text:p>
      <text:p text:style-name="P23"><text:span text:style-name="T3">proud possessor</text:span></text:p>
      <text:p text:style-name="P23"><text:span text:style-name="T3">put my foot down</text:span></text:p>
      <text:p text:style-name="P23"><text:span text:style-name="T3">put your foot down</text:span></text:p>
      <text:p text:style-name="P23"><text:span text:style-name="T3">quick as a bunny</text:span></text:p>
      <text:p text:style-name="P23"><text:span text:style-name="T3">quick and the dead</text:span></text:p>
      <text:p text:style-name="P23"><text:span text:style-name="T3">radical chic</text:span></text:p>
      <text:p text:style-name="P23"><text:span text:style-name="T3">rags to riches</text:span></text:p>
      <text:p text:style-name="P23"><text:span text:style-name="T3">raining buckets</text:span></text:p>
      <text:p text:style-name="P23"><text:span text:style-name="T3">raining cats and dogs</text:span></text:p>
      <text:p text:style-name="P23"><text:soft-page-break/><text:span text:style-name="T3">rank and file</text:span></text:p>
      <text:p text:style-name="P23"><text:span text:style-name="T3">read my lips</text:span></text:p>
      <text:p text:style-name="P23"><text:span text:style-name="T3">red herring</text:span></text:p>
      <text:p text:style-name="P23"><text:span text:style-name="T3">redheaded stepchild</text:span></text:p>
      <text:p text:style-name="P23"><text:span text:style-name="T3">reign supreme</text:span></text:p>
      <text:p text:style-name="P23"><text:span text:style-name="T3">remember the alamo</text:span></text:p>
      <text:p text:style-name="P23"><text:span text:style-name="T3">road to hell is paved with good intentions</text:span></text:p>
      <text:p text:style-name="P23"><text:span text:style-name="T3">rob Peter to pay Paul</text:span></text:p>
      <text:p text:style-name="P23"><text:span text:style-name="T3">rock and a hard place</text:span></text:p>
      <text:p text:style-name="P23"><text:span text:style-name="T3">rocket science</text:span></text:p>
      <text:p text:style-name="P23"><text:span text:style-name="T3">rocket scientist</text:span></text:p>
      <text:p text:style-name="P23"><text:span text:style-name="T3">rope a dope</text:span></text:p>
      <text:p text:style-name="P23"><text:span text:style-name="T3">run it up the flagpole</text:span></text:p>
      <text:p text:style-name="P23"><text:span text:style-name="T3">running dog lackey</text:span></text:p>
      <text:p text:style-name="P23"><text:span text:style-name="T3">safe than sorry</text:span></text:p>
      <text:p text:style-name="P23"><text:span text:style-name="T3">salt of the earth</text:span></text:p>
      <text:p text:style-name="P23"><text:span text:style-name="T3">save face</text:span></text:p>
      <text:p text:style-name="P23"><text:span text:style-name="T3">scared stiff</text:span></text:p>
      <text:p text:style-name="P23"><text:span text:style-name="T3">scared to death</text:span></text:p>
      <text:p text:style-name="P23"><text:span text:style-name="T3">school's out</text:span></text:p>
      <text:p text:style-name="P23"><text:span text:style-name="T3">screaming meemies</text:span></text:p>
      <text:p text:style-name="P23"><text:span text:style-name="T3">senses reel</text:span></text:p>
      <text:p text:style-name="P23"><text:span text:style-name="T3">set the record straight</text:span></text:p>
      <text:p text:style-name="P23"><text:span text:style-name="T3">shake a stick should of</text:span></text:p>
      <text:p text:style-name="P23"><text:span text:style-name="T3">shoulder to the wheel</text:span></text:p>
      <text:p text:style-name="P23"><text:span text:style-name="T3">shouldered his way</text:span></text:p>
      <text:p text:style-name="P23"><text:span text:style-name="T3">shut your trap</text:span></text:p>
      <text:p text:style-name="P23"><text:span text:style-name="T3">sigh of relief</text:span></text:p>
      <text:p text:style-name="P23"><text:span text:style-name="T3">significant other</text:span></text:p>
      <text:p text:style-name="P23"><text:span text:style-name="T3">silence is golden</text:span></text:p>
      <text:p text:style-name="P23"><text:span text:style-name="T3">slept like a log</text:span></text:p>
      <text:p text:style-name="P23"><text:span text:style-name="T3">small world</text:span></text:p>
      <text:p text:style-name="P23"><text:span text:style-name="T3">snake in the grass</text:span></text:p>
      <text:p text:style-name="P23"><text:span text:style-name="T3">snow job</text:span></text:p>
      <text:p text:style-name="P23"><text:span text:style-name="T3">snug as a bug</text:span></text:p>
      <text:p text:style-name="P23"><text:span text:style-name="T3">some of my best friends</text:span></text:p>
      <text:p text:style-name="P23"><text:span text:style-name="T3">something the cat dragged in</text:span></text:p>
      <text:p text:style-name="P23"><text:span text:style-name="T3">spade a spade</text:span></text:p>
      <text:p text:style-name="P23"><text:span text:style-name="T3">spare the rod</text:span></text:p>
      <text:p text:style-name="P23"><text:span text:style-name="T3">spitting image</text:span></text:p>
      <text:p text:style-name="P23"><text:span text:style-name="T3">spring to life</text:span></text:p>
      <text:p text:style-name="P23"><text:span text:style-name="T3">squeaky wheel gets the grease</text:span></text:p>
      <text:p text:style-name="P23"><text:span text:style-name="T3">squeaky wheel gets the oil</text:span></text:p>
      <text:p text:style-name="P23"><text:span text:style-name="T3">start from scratch</text:span></text:p>
      <text:p text:style-name="P23"><text:span text:style-name="T3">stick in the mud</text:span></text:p>
      <text:p text:style-name="P23"><text:span text:style-name="T3">stick in your craw</text:span></text:p>
      <text:p text:style-name="P23"><text:span text:style-name="T3">still waters run deep</text:span></text:p>
      <text:p text:style-name="P23"><text:span text:style-name="T3">stop and smell the roses</text:span></text:p>
      <text:p text:style-name="P23"><text:span text:style-name="T3">store bought</text:span></text:p>
      <text:p text:style-name="P23"><text:soft-page-break/><text:span text:style-name="T3">stranger than fiction</text:span></text:p>
      <text:p text:style-name="P23"><text:span text:style-name="T3">straw that broke the camel's back</text:span></text:p>
      <text:p text:style-name="P23"><text:span text:style-name="T3">stubborn as a mule</text:span></text:p>
      <text:p text:style-name="P23"><text:span text:style-name="T3">stuff that dreams are made of</text:span></text:p>
      <text:p text:style-name="P23"><text:span text:style-name="T3">stuffed shirt</text:span></text:p>
      <text:p text:style-name="P23"><text:span text:style-name="T3">take one for the team</text:span></text:p>
      <text:p text:style-name="P23"><text:span text:style-name="T3">take the bull by the horns</text:span></text:p>
      <text:p text:style-name="P23"><text:span text:style-name="T3">take the plunge</text:span></text:p>
      <text:p text:style-name="P23"><text:span text:style-name="T3">takes one to know one</text:span></text:p>
      <text:p text:style-name="P23"><text:span text:style-name="T3">talk turkey</text:span></text:p>
      <text:p text:style-name="P23"><text:span text:style-name="T3">ten foot pole</text:span></text:p>
      <text:p text:style-name="P23"><text:span text:style-name="T3">the earth moved</text:span></text:p>
      <text:p text:style-name="P23"><text:span text:style-name="T3">the final analysis</text:span></text:p>
      <text:p text:style-name="P23"><text:span text:style-name="T3">the real McCoy</text:span></text:p>
      <text:p text:style-name="P23"><text:span text:style-name="T3">the same old story</text:span></text:p>
      <text:p text:style-name="P23"><text:span text:style-name="T3">these things happen</text:span></text:p>
      <text:p text:style-name="P23"><text:span text:style-name="T3">thick as thieves</text:span></text:p>
      <text:p text:style-name="P23"><text:span text:style-name="T3">think outside of the box</text:span></text:p>
      <text:p text:style-name="P23"><text:span text:style-name="T3">third time's the charm</text:span></text:p>
      <text:p text:style-name="P23"><text:span text:style-name="T3">this day and age</text:span></text:p>
      <text:p text:style-name="P23"><text:span text:style-name="T3">this point in time</text:span></text:p>
      <text:p text:style-name="P23"><text:span text:style-name="T3">three strikes and you're out</text:span></text:p>
      <text:p text:style-name="P23"><text:span text:style-name="T3">through the grapevine</text:span></text:p>
      <text:p text:style-name="P23"><text:span text:style-name="T3">throw in the towel</text:span></text:p>
      <text:p text:style-name="P23"><text:span text:style-name="T3">tiger by the tail</text:span></text:p>
      <text:p text:style-name="P23"><text:span text:style-name="T3">till the fat lady sings</text:span></text:p>
      <text:p text:style-name="P23"><text:span text:style-name="T3">time and time again</text:span></text:p>
      <text:p text:style-name="P23"><text:span text:style-name="T3">time is of the essense</text:span></text:p>
      <text:p text:style-name="P23"><text:span text:style-name="T3">tip of the iceberg</text:span></text:p>
      <text:p text:style-name="P23"><text:span text:style-name="T3">'tis the season</text:span></text:p>
      <text:p text:style-name="P23"><text:span text:style-name="T3">to err is human</text:span></text:p>
      <text:p text:style-name="P23"><text:span text:style-name="T3">to the best of my knowledge</text:span></text:p>
      <text:p text:style-name="P23"><text:span text:style-name="T3">tongue-in-cheek</text:span></text:p>
      <text:p text:style-name="P23"><text:span text:style-name="T3">too hot to handle</text:span></text:p>
      <text:p text:style-name="P23"><text:span text:style-name="T3">touch of blarney</text:span></text:p>
      <text:p text:style-name="P23"><text:span text:style-name="T3">tough as nails</text:span></text:p>
      <text:p text:style-name="P23"><text:span text:style-name="T3">tough luck</text:span></text:p>
      <text:p text:style-name="P23"><text:span text:style-name="T3">tough row to hoe</text:span></text:p>
      <text:p text:style-name="P23"><text:span text:style-name="T3">traditional family values</text:span></text:p>
      <text:p text:style-name="P23"><text:span text:style-name="T3">trials and tribulations</text:span></text:p>
      <text:p text:style-name="P23"><text:span text:style-name="T3">tried and true</text:span></text:p>
      <text:p text:style-name="P23"><text:span text:style-name="T3">trip down memory lane</text:span></text:p>
      <text:p text:style-name="P23"><text:span text:style-name="T3">true blue</text:span></text:p>
      <text:p text:style-name="P23"><text:span text:style-name="T3">turn your smile upside-down</text:span></text:p>
      <text:p text:style-name="P23"><text:span text:style-name="T3">turn your frown upside-down</text:span></text:p>
      <text:p text:style-name="P23"><text:span text:style-name="T3">twist of fate</text:span></text:p>
      <text:p text:style-name="P23"><text:span text:style-name="T3">twists and turns</text:span></text:p>
      <text:p text:style-name="P23"><text:span text:style-name="T3">two to tango</text:span></text:p>
      <text:p text:style-name="P23"><text:span text:style-name="T3">under the gun</text:span></text:p>
      <text:p text:style-name="P23"><text:soft-page-break/><text:span text:style-name="T3">under the same roof</text:span></text:p>
      <text:p text:style-name="P23"><text:span text:style-name="T3">understated elegance</text:span></text:p>
      <text:p text:style-name="P23"><text:span text:style-name="T3">unexpected twist</text:span></text:p>
      <text:p text:style-name="P23"><text:span text:style-name="T3">until the cows come home</text:span></text:p>
      <text:p text:style-name="P23"><text:span text:style-name="T3">up his sleeve</text:span></text:p>
      <text:p text:style-name="P23"><text:span text:style-name="T3">up the creek</text:span></text:p>
      <text:p text:style-name="P23"><text:span text:style-name="T3">up the wrong tree</text:span></text:p>
      <text:p text:style-name="P23"><text:span text:style-name="T3">very real concern</text:span></text:p>
      <text:p text:style-name="P23"><text:span text:style-name="T3">view with alarm</text:span></text:p>
      <text:p text:style-name="P23"><text:span text:style-name="T3">wakeup call</text:span></text:p>
      <text:p text:style-name="P23"><text:span text:style-name="T3">was my face red</text:span></text:p>
      <text:p text:style-name="P23"><text:span text:style-name="T3">watch your tongue</text:span></text:p>
      <text:p text:style-name="P23"><text:span text:style-name="T3">web of intrigue</text:span></text:p>
      <text:p text:style-name="P23"><text:span text:style-name="T3">week of sundays</text:span></text:p>
      <text:p text:style-name="P23"><text:span text:style-name="T3">what a bummer</text:span></text:p>
      <text:p text:style-name="P23"><text:span text:style-name="T3">what comes around, goes around</text:span></text:p>
      <text:p text:style-name="P23"><text:span text:style-name="T3">what the cat dragged in</text:span></text:p>
      <text:p text:style-name="P23"><text:span text:style-name="T3">what the dickens</text:span></text:p>
      <text:p text:style-name="P23"><text:span text:style-name="T3">what the heck</text:span></text:p>
      <text:p text:style-name="P23"><text:span text:style-name="T3">what the hell</text:span></text:p>
      <text:p text:style-name="P23"><text:span text:style-name="T3">what you see is what you get</text:span></text:p>
      <text:p text:style-name="P23"><text:span text:style-name="T3">what's not to like</text:span></text:p>
      <text:p text:style-name="P23"><text:span text:style-name="T3">wheeler-dealer</text:span></text:p>
      <text:p text:style-name="P23"><text:span text:style-name="T3">when in doubt, punt</text:span></text:p>
      <text:p text:style-name="P23"><text:span text:style-name="T3">when push comes to shove</text:span></text:p>
      <text:p text:style-name="P23"><text:span text:style-name="T3">when rubber meets the road</text:span></text:p>
      <text:p text:style-name="P23"><text:span text:style-name="T3">when the cat's away</text:span></text:p>
      <text:p text:style-name="P23"><text:span text:style-name="T3">when the going gets tough, the tough get going</text:span></text:p>
      <text:p text:style-name="P23"><text:span text:style-name="T3">who has everything</text:span></text:p>
      <text:p text:style-name="P23"><text:span text:style-name="T3">whole ball of wax</text:span></text:p>
      <text:p text:style-name="P23"><text:span text:style-name="T3">whole hog</text:span></text:p>
      <text:p text:style-name="P23"><text:span text:style-name="T3">whole nine yards</text:span></text:p>
      <text:p text:style-name="P23"><text:span text:style-name="T3">whole other story</text:span></text:p>
      <text:p text:style-name="P23"><text:span text:style-name="T3">wild goose chase</text:span></text:p>
      <text:p text:style-name="P23"><text:span text:style-name="T3">wild oats</text:span></text:p>
      <text:p text:style-name="P23"><text:span text:style-name="T3">will wonders never cease</text:span></text:p>
      <text:p text:style-name="P23"><text:span text:style-name="T3">wimp</text:span></text:p>
      <text:p text:style-name="P23"><text:span text:style-name="T3">win friends and influence people</text:span></text:p>
      <text:p text:style-name="P23"><text:span text:style-name="T3">win one for the Gipper</text:span></text:p>
      <text:p text:style-name="P23"><text:span text:style-name="T3">wnning is everything</text:span></text:p>
      <text:p text:style-name="P23"><text:span text:style-name="T3">wisdom of the ages</text:span></text:p>
      <text:p text:style-name="P23"><text:span text:style-name="T3">without benefit of clergy</text:span></text:p>
      <text:p text:style-name="P23"><text:span text:style-name="T3">wolf at the door</text:span></text:p>
      <text:p text:style-name="P23"><text:span text:style-name="T3">words fail</text:span></text:p>
      <text:p text:style-name="P23"><text:span text:style-name="T3">work like a dog</text:span></text:p>
      <text:p text:style-name="P23"><text:span text:style-name="T3">worst nightmare</text:span></text:p>
      <text:p text:style-name="P23"><text:span text:style-name="T3">wrong side of the bed</text:span></text:p>
      <text:p text:style-name="P23"><text:span text:style-name="T3">years young</text:span></text:p>
      <text:p text:style-name="P23"><text:span text:style-name="T3">yellow journalism</text:span></text:p>
      <text:p text:style-name="P23"><text:soft-page-break/><text:span text:style-name="T3">you are what you eat</text:span></text:p>
      <text:p text:style-name="P23"><text:span text:style-name="T3">you can run, but you can't hide</text:span></text:p>
      <text:p text:style-name="P23"><text:span text:style-name="T3">you know what they say</text:span></text:p>
      <text:p text:style-name="P23"><text:span text:style-name="T3">young and foolish</text:span></text:p>
      <text:p text:style-name="P23"><text:span text:style-name="T3">young and restless</text:span></text:p>
      <text:p text:style-name="P23"><text:span text:style-name="T3">yuppie</text:span></text:p>
      <text:p text:style-name="P23"><text:span text:style-name="T3">20/20 hindsight</text:span></text:p>
      <text:p text:style-name="P23"><text:span text:style-name="T3">His elevator doesn't go to the top floor</text:span></text:p>
      <text:p text:style-name="P23"><text:span text:style-name="T3">All foam, no beer</text:span></text:p>
      <text:p text:style-name="P23"><text:span text:style-name="T3">His bread ain't done</text:span></text:p>
      <text:p text:style-name="P23"><text:span text:style-name="T3">His yeast went bad</text:span></text:p>
      <text:p text:style-name="P23"><text:span text:style-name="T3">He couldn't pour water out of a boot with instructions printed on the heel</text:span></text:p>
      <text:p text:style-name="P23"><text:span text:style-name="T3">The cheese slid off his cracker</text:span></text:p>
      <text:p text:style-name="P23"><text:span text:style-name="T3">He's One taco short of a combination plate</text:span></text:p>
      <text:p text:style-name="P23"><text:span text:style-name="T3">He's One brick shy of a load</text:span></text:p>
      <text:p text:style-name="P23"><text:span text:style-name="T3">He's One pickle short of a barrel</text:span></text:p>
      <text:p text:style-name="P23"><text:span text:style-name="T3">He's One sandwich short of a picnic</text:span></text:p>
      <text:p text:style-name="P23"><text:span text:style-name="T3">He's One step short of a flight</text:span></text:p>
      <text:p text:style-name="P23"><text:span text:style-name="T3">He's One step short of a flight of stairs</text:span></text:p>
      <text:p text:style-name="P23"><text:span text:style-name="T3">He's One fry short of a Happy Meal</text:span></text:p>
      <text:p text:style-name="P23"><text:span text:style-name="T3">The light is on, but nobody is home.</text:span></text:p>
      <text:p text:style-name="P23"><text:span text:style-name="T3">There's nothing in the attic but cobwebs.</text:span></text:p>
      <text:p text:style-name="P23"><text:span text:style-name="T3">He's not the sharpest knife in the drawer.</text:span></text:p>
      <text:p text:style-name="P23"><text:span text:style-name="T3">He's not the brightest crayon in the box.</text:span></text:p>
      <text:p text:style-name="P23"><text:span text:style-name="T3">The wheel is turning, but the hamster is dead.</text:span></text:p>
      <text:p text:style-name="P23"><text:span text:style-name="T3">Body by Fisher, brains by Mattel.</text:span></text:p>
      <text:p text:style-name="P23"><text:span text:style-name="T3">The gates are down, the lights are flashing, but there is no train.</text:span></text:p>
      <text:p text:style-name="P23"><text:span text:style-name="T3">He's dumber than a box of rocks.</text:span></text:p>
      <text:p text:style-name="P23"><text:span text:style-name="T3">He's dumber than a bag of hammers.</text:span></text:p>
      <text:p text:style-name="P23"><text:span text:style-name="T3">He couldn't think his way out of a paper bag.</text:span></text:p>
      <text:p text:style-name="P23"><text:span text:style-name="T3">If you gave him a penny for his thoughts, you'd get change.</text:span></text:p>
      <text:p text:style-name="P23"><text:span text:style-name="T3">Somewhere a villiage is missing its idiot</text:span></text:p>
      <text:p text:style-name="P23"><text:span text:style-name="T3">He donated his brain to science. Science sent it back.</text:span></text:p>
      <text:p text:style-name="P23"><text:span text:style-name="T3">He fell out of the Stupid Tree and hit every branch on his way down.</text:span></text:p>
      <text:p text:style-name="P23"><text:span text:style-name="T3">The starting gate is open, but he's still asking directions.</text:span></text:p>
      <text:p text:style-name="P23"><text:span text:style-name="T3">A few cans short of a six-pack.</text:span></text:p>
      <text:p text:style-name="P23"><text:span text:style-name="T3">His pilot light isn't lit.</text:span></text:p>
      <text:p text:style-name="P23"><text:span text:style-name="T3">If brains were dynamite, he couldn't blow his nose.</text:span></text:p>
      <text:p text:style-name="P23"><text:span text:style-name="T3">It takes him an hour to cook Minute Ri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, 'Arial Unicode MS'"/>
    <style:font-face style:name="Tahoma1" svg:font-family="Tahoma"/>
    <style:font-face style:name="SimSun1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First_20_convert_20_1" style:display-name="First convert 1" style:page-layout-name="Mpm1" style:next-style-name="Convert_20_1"/>
    <style:master-page style:name="Convert_20_1" style:display-name="Convert 1" style:page-layout-name="Mpm1"/>
    <style:master-page style:name="First_20_convert_20_2" style:display-name="First convert 2" style:page-layout-name="Mpm1" style:next-style-name="Convert_20_2"/>
    <style:master-page style:name="Convert_20_2" style:display-name="Convert 2" style:page-layout-name="Mpm1"/>
    <style:master-page style:name="First_20_convert_20_3" style:display-name="First convert 3" style:page-layout-name="Mpm1" style:next-style-name="Convert_20_3"/>
    <style:master-page style:name="Convert_20_3" style:display-name="Convert 3" style:page-layout-name="Mpm1"/>
    <style:master-page style:name="First_20_convert_20_4" style:display-name="First convert 4" style:page-layout-name="Mpm1" style:next-style-name="Convert_20_4"/>
    <style:master-page style:name="Convert_20_4" style:display-name="Convert 4" style:page-layout-name="Mpm1"/>
    <style:master-page style:name="First_20_convert_20_5" style:display-name="First convert 5" style:page-layout-name="Mpm1" style:next-style-name="Convert_20_5"/>
    <style:master-page style:name="Convert_20_5" style:display-name="Convert 5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dd Gerspacher</meta:initial-creator>
    <meta:creation-date>2012-02-29T12:24:03</meta:creation-date>
    <meta:editing-duration>P23DT23H41M35S</meta:editing-duration>
    <meta:generator>LibreOffice/3.6$Windows_x86 LibreOffice_project/932b512-69e3009-7a10e5c-fc86223-a55908</meta:generator>
    <dc:date>2012-12-19T16:04:46.67</dc:date>
    <meta:editing-cycles>44</meta:editing-cycles>
    <meta:document-statistic meta:table-count="65" meta:image-count="0" meta:object-count="0" meta:page-count="32" meta:paragraph-count="1889" meta:word-count="6066" meta:character-count="32666" meta:non-whitespace-character-count="28198"/>
    <meta:user-defined meta:name="Info 1"/>
    <meta:user-defined meta:name="Info 2"/>
    <meta:user-defined meta:name="Info 3"/>
    <meta:user-defined meta:name="Info 4"/>
  </office:meta>
</office:document-meta>
</file>